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1">
      <style:table-cell-properties fo:background-color="#dddddd"/>
    </style:style>
    <style:style style:name="ce76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77" style:family="table-cell" style:parent-style-name="Default" style:data-style-name="N121"/>
    <style:style style:name="ce78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8" table:default-cell-style-name="Default"/>
        <table:table-column table:style-name="co7" table:default-cell-style-name="ce77"/>
        <table:table-column table:style-name="co7" table:number-columns-repeated="2" table:default-cell-style-name="Default"/>
        <table:table-column table:style-name="co8" table:number-columns-repeated="995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5" table:number-rows-spanned="1">
            <text:p>missile characteristics</text:p>
          </table:table-cell>
          <table:covered-table-cell table:number-columns-repeated="3" table:style-name="ce1"/>
          <table:covered-table-cell table:style-name="ce60"/>
          <table:table-cell table:style-name="ce63" office:value-type="string" table:number-columns-spanned="1" table:number-rows-spanned="2">
            <text:p>dps</text:p>
          </table:table-cell>
          <table:table-cell table:style-name="ce63" office:value-type="string" table:number-columns-spanned="1" table:number-rows-spanned="2">
            <text:p>dps/alloy</text:p>
          </table:table-cell>
          <table:table-cell table:style-name="ce63" office:value-type="string" table:number-columns-spanned="1" table:number-rows-spanned="2">
            <text:p>dps/en</text:p>
          </table:table-cell>
          <table:table-cell table:style-name="ce74" office:value-type="string" table:number-columns-spanned="1" table:number-rows-spanned="2">
            <text:p>wdps</text:p>
          </table:table-cell>
          <table:table-cell table:number-columns-repeated="997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0" office:value-type="string">
            <text:p>retarget</text:p>
          </table:table-cell>
          <table:covered-table-cell table:number-columns-repeated="3" table:style-name="ce63"/>
          <table:covered-table-cell table:style-name="ce75"/>
          <table:table-cell table:number-columns-repeated="997"/>
        </table:table-row>
        <table:table-row table:style-name="ro3">
          <table:table-cell table:style-name="ce1" table:number-columns-repeated="22"/>
          <table:table-cell table:style-name="ce60"/>
          <table:table-cell table:style-name="ce63" table:number-columns-repeated="3"/>
          <table:table-cell table:style-name="ce76"/>
          <table:table-cell table:style-name="ce78" table:number-columns-repeated="997"/>
        </table:table-row>
        <table:table-row table:style-name="ro2">
          <table:table-cell table:style-name="ce2" office:value-type="string">
            <text:p>energy</text:p>
          </table:table-cell>
          <table:table-cell table:style-name="ce16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2">
            <text:p>2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5">
            <text:p>35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3" table:style-name="ce4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4" table:formula="of:=([.F4] + [.G4]) / (2 * ( ((([.H4] + [.I4]) / 2) + [.J4]) / 10 )) * [.L4]" office:value-type="float" office:value="6.16304347826087">
            <text:p>6.1630</text:p>
          </table:table-cell>
          <table:table-cell table:style-name="ce68" table:formula="of:=[.X4]/[.D4]" office:value-type="float" office:value="0.220108695652174">
            <text:p>0.2201</text:p>
          </table:table-cell>
          <table:table-cell table:style-name="ce71" table:formula="of:=-1*[.X4]/[.E4]" office:value-type="float" office:value="0.362531969309463">
            <text:p>0.3625</text:p>
          </table:table-cell>
          <table:table-cell table:style-name="ce68" table:formula="of:=[.X4] * ([.N4] + [.O4] + [.P4]) / (3 - [.Q4] - [.R4])" office:value-type="float" office:value="6.16304347826087">
            <text:p>6.1630</text:p>
          </table:table-cell>
          <table:table-cell table:style-name="ce34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5] + [.G5]) / (2 * ( ((([.H5] + [.I5]) / 2) + [.J5]) / 10 )) * [.L5]" office:value-type="float" office:value="14.5760869565217">
            <text:p>14.5761</text:p>
          </table:table-cell>
          <table:table-cell table:style-name="ce68" table:formula="of:=[.X5]/[.D5]" office:value-type="float" office:value="0.260287267080745">
            <text:p>0.2603</text:p>
          </table:table-cell>
          <table:table-cell table:style-name="ce71" table:formula="of:=-1*[.X5]/[.E5]" office:value-type="float" office:value="0.485869565217391">
            <text:p>0.4859</text:p>
          </table:table-cell>
          <table:table-cell table:style-name="ce68" table:formula="of:=[.X5] * ([.N5] + [.O5] + [.P5]) / (3 - [.Q5] - [.R5])" office:value-type="float" office:value="14.5760869565217">
            <text:p>14.5761</text:p>
          </table:table-cell>
          <table:table-cell table:style-name="ce34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6] + [.G6]) / (2 * ( ((([.H6] + [.I6]) / 2) + [.J6]) / 10 )) * [.L6]" office:value-type="float" office:value="36.9782608695652">
            <text:p>36.9783</text:p>
          </table:table-cell>
          <table:table-cell table:style-name="ce68" table:formula="of:=[.X6]/[.D6]" office:value-type="float" office:value="0.330163043478261">
            <text:p>0.3302</text:p>
          </table:table-cell>
          <table:table-cell table:style-name="ce71" table:formula="of:=-1*[.X6]/[.E6]" office:value-type="float" office:value="0.626750184229919">
            <text:p>0.6268</text:p>
          </table:table-cell>
          <table:table-cell table:style-name="ce68" table:formula="of:=[.X6] * ([.N6] + [.O6] + [.P6]) / (3 - [.Q6] - [.R6])" office:value-type="float" office:value="36.9782608695652">
            <text:p>36.9783</text:p>
          </table:table-cell>
          <table:table-cell table:style-name="ce34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7] + [.G7]) / (2 * ( ((([.H7] + [.I7]) / 2) + [.J7]) / 10 )) * [.L7]" office:value-type="float" office:value="7.72826086956522">
            <text:p>7.7283</text:p>
          </table:table-cell>
          <table:table-cell table:style-name="ce67" table:formula="of:=[.X7]/[.D7]" office:value-type="float" office:value="0.257608695652174">
            <text:p>0.2576</text:p>
          </table:table-cell>
          <table:table-cell table:style-name="ce72" table:formula="of:=-1*[.X7]/[.E7]" office:value-type="float" office:value="0.386413043478261">
            <text:p>0.3864</text:p>
          </table:table-cell>
          <table:table-cell table:style-name="ce67" table:formula="of:=[.X7] * ([.N7] + [.O7] + [.P7]) / (3 - [.Q7] - [.R7])" office:value-type="float" office:value="7.72826086956522">
            <text:p>7.728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8] + [.G8]) / (2 * ( ((([.H8] + [.I8]) / 2) + [.J8]) / 10 )) * [.L8]" office:value-type="float" office:value="18.2934782608696">
            <text:p>18.2935</text:p>
          </table:table-cell>
          <table:table-cell table:style-name="ce67" table:formula="of:=[.X8]/[.D8]" office:value-type="float" office:value="0.304891304347826">
            <text:p>0.3049</text:p>
          </table:table-cell>
          <table:table-cell table:style-name="ce72" table:formula="of:=-1*[.X8]/[.E8]" office:value-type="float" office:value="0.53804347826087">
            <text:p>0.5380</text:p>
          </table:table-cell>
          <table:table-cell table:style-name="ce67" table:formula="of:=[.X8] * ([.N8] + [.O8] + [.P8]) / (3 - [.Q8] - [.R8])" office:value-type="float" office:value="18.2934782608696">
            <text:p>18.293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] + [.G9]) / (2 * ( ((([.H9] + [.I9]) / 2) + [.J9]) / 10 )) * [.L9]" office:value-type="float" office:value="43.2391304347826">
            <text:p>43.2391</text:p>
          </table:table-cell>
          <table:table-cell table:style-name="ce67" table:formula="of:=[.X9]/[.D9]" office:value-type="float" office:value="0.360326086956522">
            <text:p>0.3603</text:p>
          </table:table-cell>
          <table:table-cell table:style-name="ce72" table:formula="of:=-1*[.X9]/[.E9]" office:value-type="float" office:value="0.675611413043478">
            <text:p>0.6756</text:p>
          </table:table-cell>
          <table:table-cell table:style-name="ce67" table:formula="of:=[.X9] * ([.N9] + [.O9] + [.P9]) / (3 - [.Q9] - [.R9])" office:value-type="float" office:value="43.2391304347826">
            <text:p>43.239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] + [.G10]) / (2 * ( ((([.H10] + [.I10]) / 2) + [.J10]) / 10 )) * [.L10]" office:value-type="float" office:value="9.48913043478261">
            <text:p>9.4891</text:p>
          </table:table-cell>
          <table:table-cell table:style-name="ce67" table:formula="of:=[.X10]/[.D10]" office:value-type="float" office:value="0.263586956521739">
            <text:p>0.2636</text:p>
          </table:table-cell>
          <table:table-cell table:style-name="ce72" table:formula="of:=-1*[.X10]/[.E10]" office:value-type="float" office:value="0.395380434782609">
            <text:p>0.3954</text:p>
          </table:table-cell>
          <table:table-cell table:style-name="ce67" table:formula="of:=[.X10] * ([.N10] + [.O10] + [.P10]) / (3 - [.Q10] - [.R10])" office:value-type="float" office:value="9.48913043478261">
            <text:p>9.489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1] + [.G11]) / (2 * ( ((([.H11] + [.I11]) / 2) + [.J11]) / 10 )) * [.L11]" office:value-type="float" office:value="26.5108695652174">
            <text:p>26.5109</text:p>
          </table:table-cell>
          <table:table-cell table:style-name="ce67" table:formula="of:=[.X11]/[.D11]" office:value-type="float" office:value="0.36820652173913">
            <text:p>0.3682</text:p>
          </table:table-cell>
          <table:table-cell table:style-name="ce72" table:formula="of:=-1*[.X11]/[.E11]" office:value-type="float" office:value="0.576323251417769">
            <text:p>0.5763</text:p>
          </table:table-cell>
          <table:table-cell table:style-name="ce67" table:formula="of:=[.X11] * ([.N11] + [.O11] + [.P11]) / (3 - [.Q11] - [.R11])" office:value-type="float" office:value="26.5108695652174">
            <text:p>26.510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2] + [.G12]) / (2 * ( ((([.H12] + [.I12]) / 2) + [.J12]) / 10 )) * [.L12]" office:value-type="float" office:value="58.304347826087">
            <text:p>58.3043</text:p>
          </table:table-cell>
          <table:table-cell table:style-name="ce67" table:formula="of:=[.X12]/[.D12]" office:value-type="float" office:value="0.404891304347826">
            <text:p>0.4049</text:p>
          </table:table-cell>
          <table:table-cell table:style-name="ce72" table:formula="of:=-1*[.X12]/[.E12]" office:value-type="float" office:value="0.647826086956522">
            <text:p>0.6478</text:p>
          </table:table-cell>
          <table:table-cell table:style-name="ce67" table:formula="of:=[.X12] * ([.N12] + [.O12] + [.P12]) / (3 - [.Q12] - [.R12])" office:value-type="float" office:value="58.304347826087">
            <text:p>58.304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13] + [.G13]) / (2 * ( ((([.H13] + [.I13]) / 2) + [.J13]) / 10 )) * [.L13]" office:value-type="float" office:value="2.54098360655738">
            <text:p>2.5410</text:p>
          </table:table-cell>
          <table:table-cell table:style-name="ce68" table:formula="of:=[.X13]/[.D13]" office:value-type="float" office:value="0.101639344262295">
            <text:p>0.1016</text:p>
          </table:table-cell>
          <table:table-cell table:style-name="ce71" table:formula="of:=-1*[.X13]/[.E13]" office:value-type="float" office:value="0.14946962391514">
            <text:p>0.1495</text:p>
          </table:table-cell>
          <table:table-cell table:style-name="ce68" table:formula="of:=[.X13] * ([.N13] + [.O13] + [.P13]) / (3 - [.Q13] - [.R13])" office:value-type="float" office:value="7.62295081967213">
            <text:p>7.623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75">
            <text:p>7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14] + [.G14]) / (2 * ( ((([.H14] + [.I14]) / 2) + [.J14]) / 10 )) * [.L14]" office:value-type="float" office:value="6.22950819672131">
            <text:p>6.2295</text:p>
          </table:table-cell>
          <table:table-cell table:style-name="ce68" table:formula="of:=[.X14]/[.D14]" office:value-type="float" office:value="0.177985948477752">
            <text:p>0.1780</text:p>
          </table:table-cell>
          <table:table-cell table:style-name="ce71" table:formula="of:=-1*[.X14]/[.E14]" office:value-type="float" office:value="0.207650273224044">
            <text:p>0.2077</text:p>
          </table:table-cell>
          <table:table-cell table:style-name="ce68" table:formula="of:=[.X14] * ([.N14] + [.O14] + [.P14]) / (3 - [.Q14] - [.R14])" office:value-type="float" office:value="18.6885245901639">
            <text:p>18.688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5] + [.G15]) / (2 * ( ((([.H15] + [.I15]) / 2) + [.J15]) / 10 )) * [.L15]" office:value-type="float" office:value="3.27868852459016">
            <text:p>3.2787</text:p>
          </table:table-cell>
          <table:table-cell table:style-name="ce67" table:formula="of:=[.X15]/[.D15]" office:value-type="float" office:value="0.109289617486339">
            <text:p>0.1093</text:p>
          </table:table-cell>
          <table:table-cell table:style-name="ce72" table:formula="of:=-1*[.X15]/[.E15]" office:value-type="float" office:value="0.163934426229508">
            <text:p>0.1639</text:p>
          </table:table-cell>
          <table:table-cell table:style-name="ce67" table:formula="of:=[.X15] * ([.N15] + [.O15] + [.P15]) / (3 - [.Q15] - [.R15])" office:value-type="float" office:value="9.83606557377049">
            <text:p>9.836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85">
            <text:p>8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6] + [.G16]) / (2 * ( ((([.H16] + [.I16]) / 2) + [.J16]) / 10 )) * [.L16]" office:value-type="float" office:value="7.78688524590164">
            <text:p>7.7869</text:p>
          </table:table-cell>
          <table:table-cell table:style-name="ce67" table:formula="of:=[.X16]/[.D16]" office:value-type="float" office:value="0.129781420765027">
            <text:p>0.1298</text:p>
          </table:table-cell>
          <table:table-cell table:style-name="ce72" table:formula="of:=-1*[.X16]/[.E16]" office:value-type="float" office:value="0.229026036644166">
            <text:p>0.2290</text:p>
          </table:table-cell>
          <table:table-cell table:style-name="ce67" table:formula="of:=[.X16] * ([.N16] + [.O16] + [.P16]) / (3 - [.Q16] - [.R16])" office:value-type="float" office:value="23.3606557377049">
            <text:p>23.360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7] + [.G17]) / (2 * ( ((([.H17] + [.I17]) / 2) + [.J17]) / 10 )) * [.L17]" office:value-type="float" office:value="3.9344262295082">
            <text:p>3.9344</text:p>
          </table:table-cell>
          <table:table-cell table:style-name="ce67" table:formula="of:=[.X17]/[.D17]" office:value-type="float" office:value="0.109289617486339">
            <text:p>0.1093</text:p>
          </table:table-cell>
          <table:table-cell table:style-name="ce72" table:formula="of:=-1*[.X17]/[.E17]" office:value-type="float" office:value="0.163934426229508">
            <text:p>0.1639</text:p>
          </table:table-cell>
          <table:table-cell table:style-name="ce67" table:formula="of:=[.X17] * ([.N17] + [.O17] + [.P17]) / (3 - [.Q17] - [.R17])" office:value-type="float" office:value="11.8032786885246">
            <text:p>11.80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8] + [.G18]) / (2 * ( ((([.H18] + [.I18]) / 2) + [.J18]) / 10 )) * [.L18]" office:value-type="float" office:value="10.2459016393443">
            <text:p>10.2459</text:p>
          </table:table-cell>
          <table:table-cell table:style-name="ce67" table:formula="of:=[.X18]/[.D18]" office:value-type="float" office:value="0.142304189435337">
            <text:p>0.1423</text:p>
          </table:table-cell>
          <table:table-cell table:style-name="ce72" table:formula="of:=-1*[.X18]/[.E18]" office:value-type="float" office:value="0.222736992159658">
            <text:p>0.2227</text:p>
          </table:table-cell>
          <table:table-cell table:style-name="ce67" table:formula="of:=[.X18] * ([.N18] + [.O18] + [.P18]) / (3 - [.Q18] - [.R18])" office:value-type="float" office:value="30.7377049180328">
            <text:p>30.737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Neutron Launchers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468">
            <text:p>468</text:p>
          </table:table-cell>
          <table:table-cell table:style-name="ce42" office:value-type="float" office:value="1040">
            <text:p>10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19] + [.G19]) / (2 * ( ((([.H19] + [.I19]) / 2) + [.J19]) / 10 )) * [.L19]" office:value-type="float" office:value="42.4125">
            <text:p>42.4125</text:p>
          </table:table-cell>
          <table:table-cell table:style-name="ce68" table:formula="of:=[.X19]/[.D19]" office:value-type="float" office:value="0.273629032258064">
            <text:p>0.2736</text:p>
          </table:table-cell>
          <table:table-cell table:style-name="ce71" table:formula="of:=-1*[.X19]/[.E19]" office:value-type="float" office:value="0.47125">
            <text:p>0.4713</text:p>
          </table:table-cell>
          <table:table-cell table:style-name="ce68" table:formula="of:=[.X19] * ([.N19] + [.O19] + [.P19]) / (3 - [.Q19] - [.R19])" office:value-type="float" office:value="53.015625">
            <text:p>53.015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Muon Launchers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590">
            <text:p>590</text:p>
          </table:table-cell>
          <table:table-cell table:style-name="ce39" office:value-type="float" office:value="1280">
            <text:p>128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0] + [.G20]) / (2 * ( ((([.H20] + [.I20]) / 2) + [.J20]) / 10 )) * [.L20]" office:value-type="float" office:value="52.59375">
            <text:p>52.5938</text:p>
          </table:table-cell>
          <table:table-cell table:style-name="ce67" table:formula="of:=[.X20]/[.D20]" office:value-type="float" office:value="0.2921875">
            <text:p>0.2922</text:p>
          </table:table-cell>
          <table:table-cell table:style-name="ce72" table:formula="of:=-1*[.X20]/[.E20]" office:value-type="float" office:value="0.500892857142857">
            <text:p>0.5009</text:p>
          </table:table-cell>
          <table:table-cell table:style-name="ce67" table:formula="of:=[.X20] * ([.N20] + [.O20] + [.P20]) / (3 - [.Q20] - [.R20])" office:value-type="float" office:value="65.7421875">
            <text:p>65.742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ntimatter Launcers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710">
            <text:p>710</text:p>
          </table:table-cell>
          <table:table-cell table:style-name="ce43" office:value-type="float" office:value="1550">
            <text:p>155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] + [.G21]) / (2 * ( ((([.H21] + [.I21]) / 2) + [.J21]) / 10 )) * [.L21]" office:value-type="float" office:value="63.5625">
            <text:p>63.5625</text:p>
          </table:table-cell>
          <table:table-cell table:style-name="ce67" table:formula="of:=[.X21]/[.D21]" office:value-type="float" office:value="0.310060975609756">
            <text:p>0.3101</text:p>
          </table:table-cell>
          <table:table-cell table:style-name="ce72" table:formula="of:=-1*[.X21]/[.E21]" office:value-type="float" office:value="0.5296875">
            <text:p>0.5297</text:p>
          </table:table-cell>
          <table:table-cell table:style-name="ce67" table:formula="of:=[.X21] * ([.N21] + [.O21] + [.P21]) / (3 - [.Q21] - [.R21])" office:value-type="float" office:value="79.453125">
            <text:p>79.453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42">
            <text:p>4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22] + [.G22]) / (2 * ( ((([.H22] + [.I22]) / 2) + [.J22]) / 10 )) * [.L22]" office:value-type="float" office:value="4.86274509803922">
            <text:p>4.8627</text:p>
          </table:table-cell>
          <table:table-cell table:style-name="ce68" table:formula="of:=[.X22]/[.D22]" office:value-type="float" office:value="0.194509803921569">
            <text:p>0.1945</text:p>
          </table:table-cell>
          <table:table-cell table:style-name="ce71" table:formula="of:=-1*[.X22]/[.E22]" office:value-type="float" office:value="0.286043829296424">
            <text:p>0.2860</text:p>
          </table:table-cell>
          <table:table-cell table:style-name="ce68" table:formula="of:=[.X22] * ([.N22] + [.O22] + [.P22]) / (3 - [.Q22] - [.R22])" office:value-type="float" office:value="6.07843137254902">
            <text:p>6.078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05">
            <text:p>1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23] + [.G23]) / (2 * ( ((([.H23] + [.I23]) / 2) + [.J23]) / 10 )) * [.L23]" office:value-type="float" office:value="12.156862745098">
            <text:p>12.1569</text:p>
          </table:table-cell>
          <table:table-cell table:style-name="ce68" table:formula="of:=[.X23]/[.D23]" office:value-type="float" office:value="0.243137254901961">
            <text:p>0.2431</text:p>
          </table:table-cell>
          <table:table-cell table:style-name="ce71" table:formula="of:=-1*[.X23]/[.E23]" office:value-type="float" office:value="0.405228758169935">
            <text:p>0.4052</text:p>
          </table:table-cell>
          <table:table-cell table:style-name="ce68" table:formula="of:=[.X23] * ([.N23] + [.O23] + [.P23]) / (3 - [.Q23] - [.R23])" office:value-type="float" office:value="15.1960784313726">
            <text:p>15.196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252">
            <text:p>25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24] + [.G24]) / (2 * ( ((([.H24] + [.I24]) / 2) + [.J24]) / 10 )) * [.L24]" office:value-type="float" office:value="29.1764705882353">
            <text:p>29.1765</text:p>
          </table:table-cell>
          <table:table-cell table:style-name="ce68" table:formula="of:=[.X24]/[.D24]" office:value-type="float" office:value="0.291764705882353">
            <text:p>0.2918</text:p>
          </table:table-cell>
          <table:table-cell table:style-name="ce71" table:formula="of:=-1*[.X24]/[.E24]" office:value-type="float" office:value="0.494516450648056">
            <text:p>0.4945</text:p>
          </table:table-cell>
          <table:table-cell table:style-name="ce68" table:formula="of:=[.X24] * ([.N24] + [.O24] + [.P24]) / (3 - [.Q24] - [.R24])" office:value-type="float" office:value="36.4705882352941">
            <text:p>36.470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53">
            <text:p>5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5] + [.G25]) / (2 * ( ((([.H25] + [.I25]) / 2) + [.J25]) / 10 )) * [.L25]" office:value-type="float" office:value="6.11764705882353">
            <text:p>6.1176</text:p>
          </table:table-cell>
          <table:table-cell table:style-name="ce67" table:formula="of:=[.X25]/[.D25]" office:value-type="float" office:value="0.203921568627451">
            <text:p>0.2039</text:p>
          </table:table-cell>
          <table:table-cell table:style-name="ce72" table:formula="of:=-1*[.X25]/[.E25]" office:value-type="float" office:value="0.305882352941176">
            <text:p>0.3059</text:p>
          </table:table-cell>
          <table:table-cell table:style-name="ce67" table:formula="of:=[.X25] * ([.N25] + [.O25] + [.P25]) / (3 - [.Q25] - [.R25])" office:value-type="float" office:value="7.64705882352941">
            <text:p>7.647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61">
            <text:p>61</text:p>
          </table:table-cell>
          <table:table-cell table:style-name="ce39" office:value-type="float" office:value="129">
            <text:p>129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6] + [.G26]) / (2 * ( ((([.H26] + [.I26]) / 2) + [.J26]) / 10 )) * [.L26]" office:value-type="float" office:value="14.9019607843137">
            <text:p>14.9020</text:p>
          </table:table-cell>
          <table:table-cell table:style-name="ce67" table:formula="of:=[.X26]/[.D26]" office:value-type="float" office:value="0.248366013071895">
            <text:p>0.2484</text:p>
          </table:table-cell>
          <table:table-cell table:style-name="ce72" table:formula="of:=-1*[.X26]/[.E26]" office:value-type="float" office:value="0.438292964244521">
            <text:p>0.4383</text:p>
          </table:table-cell>
          <table:table-cell table:style-name="ce67" table:formula="of:=[.X26] * ([.N26] + [.O26] + [.P26]) / (3 - [.Q26] - [.R26])" office:value-type="float" office:value="18.6274509803922">
            <text:p>18.627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48">
            <text:p>148</text:p>
          </table:table-cell>
          <table:table-cell table:style-name="ce39" office:value-type="float" office:value="310">
            <text:p>310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7] + [.G27]) / (2 * ( ((([.H27] + [.I27]) / 2) + [.J27]) / 10 )) * [.L27]" office:value-type="float" office:value="35.921568627451">
            <text:p>35.9216</text:p>
          </table:table-cell>
          <table:table-cell table:style-name="ce67" table:formula="of:=[.X27]/[.D27]" office:value-type="float" office:value="0.299346405228758">
            <text:p>0.2993</text:p>
          </table:table-cell>
          <table:table-cell table:style-name="ce72" table:formula="of:=-1*[.X27]/[.E27]" office:value-type="float" office:value="0.561274509803922">
            <text:p>0.5613</text:p>
          </table:table-cell>
          <table:table-cell table:style-name="ce67" table:formula="of:=[.X27] * ([.N27] + [.O27] + [.P27]) / (3 - [.Q27] - [.R27])" office:value-type="float" office:value="44.9019607843137">
            <text:p>44.902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66">
            <text:p>66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8] + [.G28]) / (2 * ( ((([.H28] + [.I28]) / 2) + [.J28]) / 10 )) * [.L28]" office:value-type="float" office:value="7.52941176470588">
            <text:p>7.5294</text:p>
          </table:table-cell>
          <table:table-cell table:style-name="ce67" table:formula="of:=[.X28]/[.D28]" office:value-type="float" office:value="0.209150326797386">
            <text:p>0.2092</text:p>
          </table:table-cell>
          <table:table-cell table:style-name="ce72" table:formula="of:=-1*[.X28]/[.E28]" office:value-type="float" office:value="0.313725490196078">
            <text:p>0.3137</text:p>
          </table:table-cell>
          <table:table-cell table:style-name="ce67" table:formula="of:=[.X28] * ([.N28] + [.O28] + [.P28]) / (3 - [.Q28] - [.R28])" office:value-type="float" office:value="9.41176470588235">
            <text:p>9.411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73">
            <text:p>73</text:p>
          </table:table-cell>
          <table:table-cell table:style-name="ce43" office:value-type="float" office:value="195">
            <text:p>19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9] + [.G29]) / (2 * ( ((([.H29] + [.I29]) / 2) + [.J29]) / 10 )) * [.L29]" office:value-type="float" office:value="21.0196078431373">
            <text:p>21.0196</text:p>
          </table:table-cell>
          <table:table-cell table:style-name="ce67" table:formula="of:=[.X29]/[.D29]" office:value-type="float" office:value="0.291938997821351">
            <text:p>0.2919</text:p>
          </table:table-cell>
          <table:table-cell table:style-name="ce72" table:formula="of:=-1*[.X29]/[.E29]" office:value-type="float" office:value="0.45694799658994">
            <text:p>0.4569</text:p>
          </table:table-cell>
          <table:table-cell table:style-name="ce67" table:formula="of:=[.X29] * ([.N29] + [.O29] + [.P29]) / (3 - [.Q29] - [.R29])" office:value-type="float" office:value="26.2745098039216">
            <text:p>26.274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2">
            <text:p>192</text:p>
          </table:table-cell>
          <table:table-cell table:style-name="ce43" office:value-type="float" office:value="400">
            <text:p>400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30] + [.G30]) / (2 * ( ((([.H30] + [.I30]) / 2) + [.J30]) / 10 )) * [.L30]" office:value-type="float" office:value="46.4313725490196">
            <text:p>46.4314</text:p>
          </table:table-cell>
          <table:table-cell table:style-name="ce67" table:formula="of:=[.X30]/[.D30]" office:value-type="float" office:value="0.32244008714597">
            <text:p>0.3224</text:p>
          </table:table-cell>
          <table:table-cell table:style-name="ce72" table:formula="of:=-1*[.X30]/[.E30]" office:value-type="float" office:value="0.515904139433551">
            <text:p>0.5159</text:p>
          </table:table-cell>
          <table:table-cell table:style-name="ce67" table:formula="of:=[.X30] * ([.N30] + [.O30] + [.P30]) / (3 - [.Q30] - [.R30])" office:value-type="float" office:value="58.0392156862745">
            <text:p>58.039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1] + [.G31]) / (2 * ( ((([.H31] + [.I31]) / 2) + [.J31]) / 10 )) * [.L31]" office:value-type="float" office:value="8.03571428571429">
            <text:p>8.0357</text:p>
          </table:table-cell>
          <table:table-cell table:style-name="ce67" table:formula="of:=[.X31]/[.D31]" office:value-type="float" office:value="0.267857142857143">
            <text:p>0.2679</text:p>
          </table:table-cell>
          <table:table-cell table:style-name="ce72" table:formula="of:=-1*[.X31]/[.E31]" office:value-type="float" office:value="0.401785714285714">
            <text:p>0.4018</text:p>
          </table:table-cell>
          <table:table-cell table:style-name="ce67" table:formula="of:=[.X31] * ([.N31] + [.O31] + [.P31]) / (3 - [.Q31] - [.R31])" office:value-type="float" office:value="9.58928571428572">
            <text:p>9.589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2] + [.G32]) / (2 * ( ((([.H32] + [.I32]) / 2) + [.J32]) / 10 )) * [.L32]" office:value-type="float" office:value="17.1428571428571">
            <text:p>17.1429</text:p>
          </table:table-cell>
          <table:table-cell table:style-name="ce67" table:formula="of:=[.X32]/[.D32]" office:value-type="float" office:value="0.285714285714286">
            <text:p>0.2857</text:p>
          </table:table-cell>
          <table:table-cell table:style-name="ce72" table:formula="of:=-1*[.X32]/[.E32]" office:value-type="float" office:value="0.504201680672269">
            <text:p>0.5042</text:p>
          </table:table-cell>
          <table:table-cell table:style-name="ce67" table:formula="of:=[.X32] * ([.N32] + [.O32] + [.P32]) / (3 - [.Q32] - [.R32])" office:value-type="float" office:value="20.4571428571429">
            <text:p>20.457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3] + [.G33]) / (2 * ( ((([.H33] + [.I33]) / 2) + [.J33]) / 10 )) * [.L33]" office:value-type="float" office:value="43.0357142857143">
            <text:p>43.0357</text:p>
          </table:table-cell>
          <table:table-cell table:style-name="ce67" table:formula="of:=[.X33]/[.D33]" office:value-type="float" office:value="0.358630952380952">
            <text:p>0.3586</text:p>
          </table:table-cell>
          <table:table-cell table:style-name="ce72" table:formula="of:=-1*[.X33]/[.E33]" office:value-type="float" office:value="0.672433035714286">
            <text:p>0.6724</text:p>
          </table:table-cell>
          <table:table-cell table:style-name="ce67" table:formula="of:=[.X33] * ([.N33] + [.O33] + [.P33]) / (3 - [.Q33] - [.R33])" office:value-type="float" office:value="51.3559523809524">
            <text:p>51.356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4] + [.G34]) / (2 * ( ((([.H34] + [.I34]) / 2) + [.J34]) / 10 )) * [.L34]" office:value-type="float" office:value="10.1785714285714">
            <text:p>10.1786</text:p>
          </table:table-cell>
          <table:table-cell table:style-name="ce67" table:formula="of:=[.X34]/[.D34]" office:value-type="float" office:value="0.282738095238095">
            <text:p>0.2827</text:p>
          </table:table-cell>
          <table:table-cell table:style-name="ce72" table:formula="of:=-1*[.X34]/[.E34]" office:value-type="float" office:value="0.424107142857143">
            <text:p>0.4241</text:p>
          </table:table-cell>
          <table:table-cell table:style-name="ce67" table:formula="of:=[.X34] * ([.N34] + [.O34] + [.P34]) / (3 - [.Q34] - [.R34])" office:value-type="float" office:value="12.1464285714286">
            <text:p>12.146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5] + [.G35]) / (2 * ( ((([.H35] + [.I35]) / 2) + [.J35]) / 10 )) * [.L35]" office:value-type="float" office:value="27.1428571428571">
            <text:p>27.1429</text:p>
          </table:table-cell>
          <table:table-cell table:style-name="ce67" table:formula="of:=[.X35]/[.D35]" office:value-type="float" office:value="0.376984126984127">
            <text:p>0.3770</text:p>
          </table:table-cell>
          <table:table-cell table:style-name="ce72" table:formula="of:=-1*[.X35]/[.E35]" office:value-type="float" office:value="0.590062111801242">
            <text:p>0.5901</text:p>
          </table:table-cell>
          <table:table-cell table:style-name="ce67" table:formula="of:=[.X35] * ([.N35] + [.O35] + [.P35]) / (3 - [.Q35] - [.R35])" office:value-type="float" office:value="32.3904761904762">
            <text:p>32.390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6] + [.G36]) / (2 * ( ((([.H36] + [.I36]) / 2) + [.J36]) / 10 )) * [.L36]" office:value-type="float" office:value="58.0357142857143">
            <text:p>58.0357</text:p>
          </table:table-cell>
          <table:table-cell table:style-name="ce67" table:formula="of:=[.X36]/[.D36]" office:value-type="float" office:value="0.403025793650794">
            <text:p>0.4030</text:p>
          </table:table-cell>
          <table:table-cell table:style-name="ce72" table:formula="of:=-1*[.X36]/[.E36]" office:value-type="float" office:value="0.64484126984127">
            <text:p>0.6448</text:p>
          </table:table-cell>
          <table:table-cell table:style-name="ce67" table:formula="of:=[.X36] * ([.N36] + [.O36] + [.P36]) / (3 - [.Q36] - [.R36])" office:value-type="float" office:value="69.2559523809524">
            <text:p>69.256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7] + [.G37]) / (2 * ( ((([.H37] + [.I37]) / 2) + [.J37]) / 10 )) * [.L37]" office:value-type="float" office:value="13.0357142857143">
            <text:p>13.0357</text:p>
          </table:table-cell>
          <table:table-cell table:style-name="ce67" table:formula="of:=[.X37]/[.D37]" office:value-type="float" office:value="0.325892857142857">
            <text:p>0.3259</text:p>
          </table:table-cell>
          <table:table-cell table:style-name="ce72" table:formula="of:=-1*[.X37]/[.E37]" office:value-type="float" office:value="0.465561224489796">
            <text:p>0.4656</text:p>
          </table:table-cell>
          <table:table-cell table:style-name="ce67" table:formula="of:=[.X37] * ([.N37] + [.O37] + [.P37]) / (3 - [.Q37] - [.R37])" office:value-type="float" office:value="15.5559523809524">
            <text:p>15.556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8] + [.G38]) / (2 * ( ((([.H38] + [.I38]) / 2) + [.J38]) / 10 )) * [.L38]" office:value-type="float" office:value="32.5">
            <text:p>32.5000</text:p>
          </table:table-cell>
          <table:table-cell table:style-name="ce67" table:formula="of:=[.X38]/[.D38]" office:value-type="float" office:value="0.40625">
            <text:p>0.4063</text:p>
          </table:table-cell>
          <table:table-cell table:style-name="ce72" table:formula="of:=-1*[.X38]/[.E38]" office:value-type="float" office:value="0.625">
            <text:p>0.6250</text:p>
          </table:table-cell>
          <table:table-cell table:style-name="ce67" table:formula="of:=[.X38] * ([.N38] + [.O38] + [.P38]) / (3 - [.Q38] - [.R38])" office:value-type="float" office:value="38.7833333333333">
            <text:p>38.78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39] + [.G39]) / (2 * ( ((([.H39] + [.I39]) / 2) + [.J39]) / 10 )) * [.L39]" office:value-type="float" office:value="68.2142857142857">
            <text:p>68.2143</text:p>
          </table:table-cell>
          <table:table-cell table:style-name="ce67" table:formula="of:=[.X39]/[.D39]" office:value-type="float" office:value="0.426339285714286">
            <text:p>0.4263</text:p>
          </table:table-cell>
          <table:table-cell table:style-name="ce72" table:formula="of:=-1*[.X39]/[.E39]" office:value-type="float" office:value="0.682142857142857">
            <text:p>0.6821</text:p>
          </table:table-cell>
          <table:table-cell table:style-name="ce67" table:formula="of:=[.X39] * ([.N39] + [.O39] + [.P39]) / (3 - [.Q39] - [.R39])" office:value-type="float" office:value="81.402380952381">
            <text:p>81.402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800">
            <text:p>800</text:p>
          </table:table-cell>
          <table:table-cell table:style-name="ce42" office:value-type="float" office:value="2000">
            <text:p>200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40] + [.G40]) / (2 * ( ((([.H40] + [.I40]) / 2) + [.J40]) / 10 )) * [.L40]" office:value-type="float" office:value="148.75">
            <text:p>148.7500</text:p>
          </table:table-cell>
          <table:table-cell table:style-name="ce68" table:formula="of:=[.X40]/[.D40]" office:value-type="float" office:value="0.457692307692308">
            <text:p>0.4577</text:p>
          </table:table-cell>
          <table:table-cell table:style-name="ce71" table:formula="of:=-1*[.X40]/[.E40]" office:value-type="float" office:value="0.595">
            <text:p>0.5950</text:p>
          </table:table-cell>
          <table:table-cell table:style-name="ce68" table:formula="of:=[.X40] * ([.N40] + [.O40] + [.P40]) / (3 - [.Q40] - [.R40])" office:value-type="float" office:value="198.333333333333">
            <text:p>198.33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1] + [.G41]) / (2 * ( ((([.H41] + [.I41]) / 2) + [.J41]) / 10 )) * [.L41]" office:value-type="float" office:value="175.3125">
            <text:p>175.3125</text:p>
          </table:table-cell>
          <table:table-cell table:style-name="ce67" table:formula="of:=[.X41]/[.D41]" office:value-type="float" office:value="0.4675">
            <text:p>0.4675</text:p>
          </table:table-cell>
          <table:table-cell table:style-name="ce72" table:formula="of:=-1*[.X41]/[.E41]" office:value-type="float" office:value="0.626116071428571">
            <text:p>0.6261</text:p>
          </table:table-cell>
          <table:table-cell table:style-name="ce67" table:formula="of:=[.X41] * ([.N41] + [.O41] + [.P41]) / (3 - [.Q41] - [.R41])" office:value-type="float" office:value="233.75">
            <text:p>233.7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2] + [.G42]) / (2 * ( ((([.H42] + [.I42]) / 2) + [.J42]) / 10 )) * [.L42]" office:value-type="float" office:value="204.53125">
            <text:p>204.5313</text:p>
          </table:table-cell>
          <table:table-cell table:style-name="ce67" table:formula="of:=[.X42]/[.D42]" office:value-type="float" office:value="0.48125">
            <text:p>0.4813</text:p>
          </table:table-cell>
          <table:table-cell table:style-name="ce72" table:formula="of:=-1*[.X42]/[.E42]" office:value-type="float" office:value="0.659778225806452">
            <text:p>0.6598</text:p>
          </table:table-cell>
          <table:table-cell table:style-name="ce67" table:formula="of:=[.X42] * ([.N42] + [.O42] + [.P42]) / (3 - [.Q42] - [.R42])" office:value-type="float" office:value="272.708333333333">
            <text:p>272.708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3] + [.G43]) / (2 * ( ((([.H43] + [.I43]) / 2) + [.J43]) / 10 )) * [.L43]" office:value-type="float" office:value="307.228915662651">
            <text:p>307.2289</text:p>
          </table:table-cell>
          <table:table-cell table:style-name="ce67" table:formula="of:=[.X43]/[.D43]" office:value-type="float" office:value="0.614457831325301">
            <text:p>0.6145</text:p>
          </table:table-cell>
          <table:table-cell table:style-name="ce72" table:formula="of:=-1*[.X43]/[.E43]" office:value-type="float" office:value="0.614457831325301">
            <text:p>0.6145</text:p>
          </table:table-cell>
          <table:table-cell table:style-name="ce67" table:formula="of:=[.X43] * ([.N43] + [.O43] + [.P43]) / (3 - [.Q43] - [.R43])" office:value-type="float" office:value="409.638554216868">
            <text:p>409.638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700">
            <text:p>170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44] + [.G44]) / (2 * ( ((([.H44] + [.I44]) / 2) + [.J44]) / 10 )) * [.L44]" office:value-type="float" office:value="105">
            <text:p>105.0000</text:p>
          </table:table-cell>
          <table:table-cell table:style-name="ce68" table:formula="of:=[.X44]/[.D44]" office:value-type="float" office:value="0.323076923076923">
            <text:p>0.3231</text:p>
          </table:table-cell>
          <table:table-cell table:style-name="ce71" table:formula="of:=-1*[.X44]/[.E44]" office:value-type="float" office:value="0.42">
            <text:p>0.4200</text:p>
          </table:table-cell>
          <table:table-cell table:style-name="ce68" table:formula="of:=[.X44] * ([.N44] + [.O44] + [.P44]) / (3 - [.Q44] - [.R44])" office:value-type="float" office:value="315">
            <text:p>315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80">
            <text:p>-28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5] + [.G45]) / (2 * ( ((([.H45] + [.I45]) / 2) + [.J45]) / 10 )) * [.L45]" office:value-type="float" office:value="128.125">
            <text:p>128.1250</text:p>
          </table:table-cell>
          <table:table-cell table:style-name="ce67" table:formula="of:=[.X45]/[.D45]" office:value-type="float" office:value="0.341666666666667">
            <text:p>0.3417</text:p>
          </table:table-cell>
          <table:table-cell table:style-name="ce72" table:formula="of:=-1*[.X45]/[.E45]" office:value-type="float" office:value="0.457589285714286">
            <text:p>0.4576</text:p>
          </table:table-cell>
          <table:table-cell table:style-name="ce67" table:formula="of:=[.X45] * ([.N45] + [.O45] + [.P45]) / (3 - [.Q45] - [.R45])" office:value-type="float" office:value="384.375">
            <text:p>384.37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0">
            <text:p>230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6] + [.G46]) / (2 * ( ((([.H46] + [.I46]) / 2) + [.J46]) / 10 )) * [.L46]" office:value-type="float" office:value="150">
            <text:p>150.0000</text:p>
          </table:table-cell>
          <table:table-cell table:style-name="ce67" table:formula="of:=[.X46]/[.D46]" office:value-type="float" office:value="0.352941176470588">
            <text:p>0.3529</text:p>
          </table:table-cell>
          <table:table-cell table:style-name="ce72" table:formula="of:=-1*[.X46]/[.E46]" office:value-type="float" office:value="0.483870967741936">
            <text:p>0.4839</text:p>
          </table:table-cell>
          <table:table-cell table:style-name="ce67" table:formula="of:=[.X46] * ([.N46] + [.O46] + [.P46]) / (3 - [.Q46] - [.R46])" office:value-type="float" office:value="450">
            <text:p>45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3" office:value-type="float" office:value="7000">
            <text:p>7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7] + [.G47]) / (2 * ( ((([.H47] + [.I47]) / 2) + [.J47]) / 10 )) * [.L47]" office:value-type="float" office:value="205.128205128205">
            <text:p>205.1282</text:p>
          </table:table-cell>
          <table:table-cell table:style-name="ce67" table:formula="of:=[.X47]/[.D47]" office:value-type="float" office:value="0.41025641025641">
            <text:p>0.4103</text:p>
          </table:table-cell>
          <table:table-cell table:style-name="ce72" table:formula="of:=-1*[.X47]/[.E47]" office:value-type="float" office:value="0.41025641025641">
            <text:p>0.4103</text:p>
          </table:table-cell>
          <table:table-cell table:style-name="ce67" table:formula="of:=[.X47] * ([.N47] + [.O47] + [.P47]) / (3 - [.Q47] - [.R47])" office:value-type="float" office:value="615.384615384616">
            <text:p>615.384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8] + [.G48]) / (2 * ( ((([.H48] + [.I48]) / 2) + [.J48]) / 10 )) * [.L48]" office:value-type="float" office:value="196.759259259259">
            <text:p>196.7593</text:p>
          </table:table-cell>
          <table:table-cell table:style-name="ce67" table:formula="of:=[.X48]/[.D48]" office:value-type="float" office:value="0.605413105413105">
            <text:p>0.6054</text:p>
          </table:table-cell>
          <table:table-cell table:style-name="ce72" table:formula="of:=-1*[.X48]/[.E48]" office:value-type="float" office:value="0.787037037037037">
            <text:p>0.7870</text:p>
          </table:table-cell>
          <table:table-cell table:style-name="ce67" table:formula="of:=[.X48] * ([.N48] + [.O48] + [.P48]) / (3 - [.Q48] - [.R48])" office:value-type="float" office:value="262.345679012346">
            <text:p>262.345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49] + [.G49]) / (2 * ( ((([.H49] + [.I49]) / 2) + [.J49]) / 10 )) * [.L49]" office:value-type="float" office:value="222.993827160494">
            <text:p>222.9938</text:p>
          </table:table-cell>
          <table:table-cell table:style-name="ce67" table:formula="of:=[.X49]/[.D49]" office:value-type="float" office:value="0.594650205761317">
            <text:p>0.5947</text:p>
          </table:table-cell>
          <table:table-cell table:style-name="ce72" table:formula="of:=-1*[.X49]/[.E49]" office:value-type="float" office:value="0.796406525573192">
            <text:p>0.7964</text:p>
          </table:table-cell>
          <table:table-cell table:style-name="ce67" table:formula="of:=[.X49] * ([.N49] + [.O49] + [.P49]) / (3 - [.Q49] - [.R49])" office:value-type="float" office:value="297.325102880658">
            <text:p>297.325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25">
            <text:p>2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50] + [.G50]) / (2 * ( ((([.H50] + [.I50]) / 2) + [.J50]) / 10 )) * [.L50]" office:value-type="float" office:value="335.211267605634">
            <text:p>335.2113</text:p>
          </table:table-cell>
          <table:table-cell table:style-name="ce67" table:formula="of:=[.X50]/[.D50]" office:value-type="float" office:value="0.670422535211268">
            <text:p>0.6704</text:p>
          </table:table-cell>
          <table:table-cell table:style-name="ce72" table:formula="of:=-1*[.X50]/[.E50]" office:value-type="float" office:value="0.670422535211268">
            <text:p>0.6704</text:p>
          </table:table-cell>
          <table:table-cell table:style-name="ce67" table:formula="of:=[.X50] * ([.N50] + [.O50] + [.P50]) / (3 - [.Q50] - [.R50])" office:value-type="float" office:value="446.948356807512">
            <text:p>446.948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51] + [.G51]) / (2 * ( ((([.H51] + [.I51]) / 2) + [.J51]) / 10 )) * [.L51]" office:value-type="float" office:value="293.103448275862">
            <text:p>293.1034</text:p>
          </table:table-cell>
          <table:table-cell table:style-name="ce68" table:formula="of:=[.X51]/[.D51]" office:value-type="float" office:value="0.586206896551724">
            <text:p>0.5862</text:p>
          </table:table-cell>
          <table:table-cell table:style-name="ce71" table:formula="of:=-1*[.X51]/[.E51]" office:value-type="float" office:value="0.586206896551724">
            <text:p>0.5862</text:p>
          </table:table-cell>
          <table:table-cell table:style-name="ce68" table:formula="of:=[.X51] * ([.N51] + [.O51] + [.P51]) / (3 - [.Q51] - [.R51])" office:value-type="float" office:value="341.954022988506">
            <text:p>341.954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52] + [.G52]) / (2 * ( ((([.H52] + [.I52]) / 2) + [.J52]) / 10 )) * [.L52]" office:value-type="float" office:value="13.1958762886598">
            <text:p>13.1959</text:p>
          </table:table-cell>
          <table:table-cell table:style-name="ce67" table:formula="of:=[.X52]/[.D52]" office:value-type="float" office:value="0.263917525773196">
            <text:p>0.2639</text:p>
          </table:table-cell>
          <table:table-cell table:style-name="ce72" table:formula="of:=-1*[.X52]/[.E52]" office:value-type="float" office:value="0.329896907216495">
            <text:p>0.3299</text:p>
          </table:table-cell>
          <table:table-cell table:style-name="ce67" table:formula="of:=[.X52] * ([.N52] + [.O52] + [.P52]) / (3 - [.Q52] - [.R52])" office:value-type="float" office:value="19.7938144329897">
            <text:p>19.793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53] + [.G53]) / (2 * ( ((([.H53] + [.I53]) / 2) + [.J53]) / 10 )) * [.L53]" office:value-type="float" office:value="32.9896907216495">
            <text:p>32.9897</text:p>
          </table:table-cell>
          <table:table-cell table:style-name="ce67" table:formula="of:=[.X53]/[.D53]" office:value-type="float" office:value="0.329896907216495">
            <text:p>0.3299</text:p>
          </table:table-cell>
          <table:table-cell table:style-name="ce72" table:formula="of:=-1*[.X53]/[.E53]" office:value-type="float" office:value="0.471281296023564">
            <text:p>0.4713</text:p>
          </table:table-cell>
          <table:table-cell table:style-name="ce67" table:formula="of:=[.X53] * ([.N53] + [.O53] + [.P53]) / (3 - [.Q53] - [.R53])" office:value-type="float" office:value="49.4845360824742">
            <text:p>49.484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20">
            <text:p>5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54] + [.G54]) / (2 * ( ((([.H54] + [.I54]) / 2) + [.J54]) / 10 )) * [.L54]" office:value-type="float" office:value="65.979381443299">
            <text:p>65.9794</text:p>
          </table:table-cell>
          <table:table-cell table:style-name="ce67" table:formula="of:=[.X54]/[.D54]" office:value-type="float" office:value="0.329896907216495">
            <text:p>0.3299</text:p>
          </table:table-cell>
          <table:table-cell table:style-name="ce72" table:formula="of:=-1*[.X54]/[.E54]" office:value-type="float" office:value="0.549828178694158">
            <text:p>0.5498</text:p>
          </table:table-cell>
          <table:table-cell table:style-name="ce67" table:formula="of:=[.X54] * ([.N54] + [.O54] + [.P54]) / (3 - [.Q54] - [.R54])" office:value-type="float" office:value="98.9690721649485">
            <text:p>98.969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75">
            <text:p>1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55] + [.G55]) / (2 * ( ((([.H55] + [.I55]) / 2) + [.J55]) / 10 )) * [.L55]" office:value-type="float" office:value="300">
            <text:p>300.0000</text:p>
          </table:table-cell>
          <table:table-cell table:style-name="ce67" table:formula="of:=[.X55]/[.D55]" office:value-type="float" office:value="0.666666666666667">
            <text:p>0.6667</text:p>
          </table:table-cell>
          <table:table-cell table:style-name="ce72" table:formula="of:=-1*[.X55]/[.E55]" office:value-type="float" office:value="0.8">
            <text:p>0.8000</text:p>
          </table:table-cell>
          <table:table-cell table:style-name="ce67" table:formula="of:=[.X55] * ([.N55] + [.O55] + [.P55]) / (3 - [.Q55] - [.R55])" office:value-type="float" office:value="945">
            <text:p>945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170">
            <text:p>17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56] + [.G56]) / (2 * ( ((([.H56] + [.I56]) / 2) + [.J56]) / 10 )) * [.L56]" office:value-type="float" office:value="375">
            <text:p>375.0000</text:p>
          </table:table-cell>
          <table:table-cell table:style-name="ce67" table:formula="of:=[.X56]/[.D56]" office:value-type="float" office:value="0.75">
            <text:p>0.7500</text:p>
          </table:table-cell>
          <table:table-cell table:style-name="ce72" table:formula="of:=-1*[.X56]/[.E56]" office:value-type="float" office:value="0.75">
            <text:p>0.7500</text:p>
          </table:table-cell>
          <table:table-cell table:style-name="ce67" table:formula="of:=[.X56] * ([.N56] + [.O56] + [.P56]) / (3 - [.Q56] - [.R56])" office:value-type="float" office:value="1181.25">
            <text:p>1181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65" table:formula="of:=([.F57] + [.G57]) / (2 * ( ((([.H57] + [.I57]) / 2) + [.J57]) / 10 )) * [.L57]" office:value-type="float" office:value="12.75">
            <text:p>12.7500</text:p>
          </table:table-cell>
          <table:table-cell table:style-name="ce67" table:formula="of:=[.X57]/[.D57]" office:value-type="float" office:value="0.6375">
            <text:p>0.6375</text:p>
          </table:table-cell>
          <table:table-cell table:style-name="ce72" table:formula="of:=-1*[.X57]/[.E57]" office:value-type="float" office:value="0.6375">
            <text:p>0.6375</text:p>
          </table:table-cell>
          <table:table-cell table:style-name="ce67" table:formula="of:=[.X57] * ([.N57] + [.O57] + [.P57]) / (3 - [.Q57] - [.R57])" office:value-type="float" office:value="12.75">
            <text:p>12.7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58] + [.G58]) / (2 * ( ((([.H58] + [.I58]) / 2) + [.J58]) / 10 )) * [.L58]" office:value-type="float" office:value="16.8">
            <text:p>16.8000</text:p>
          </table:table-cell>
          <table:table-cell table:style-name="ce69" table:formula="of:=[.X58]/[.D58]" office:value-type="float" office:value="0.373333333333333">
            <text:p>0.3733</text:p>
          </table:table-cell>
          <table:table-cell table:style-name="ce73" table:formula="of:=-1*[.X58]/[.E58]" office:value-type="float" office:value="0.672">
            <text:p>0.6720</text:p>
          </table:table-cell>
          <table:table-cell table:style-name="ce67" table:formula="of:=[.X58] * ([.N58] + [.O58] + [.P58]) / (3 - [.Q58] - [.R58])" office:value-type="float" office:value="28.8">
            <text:p>28.8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loud Lightning</text:p>
          </table:table-cell>
          <table:table-cell table:style-name="ce2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46" office:value-type="float" office:value="-40">
            <text:p>-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36">
            <text:p>136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59] + [.G59]) / (2 * ( ((([.H59] + [.I59]) / 2) + [.J59]) / 10 )) * [.L59]" office:value-type="float" office:value="11.4166666666667">
            <text:p>11.4167</text:p>
          </table:table-cell>
          <table:table-cell table:style-name="ce68" table:formula="of:=[.X59]/[.D59]" office:value-type="float" office:value="0.228333333333333">
            <text:p>0.2283</text:p>
          </table:table-cell>
          <table:table-cell table:style-name="ce71" table:formula="of:=-1*[.X59]/[.E59]" office:value-type="float" office:value="0.285416666666667">
            <text:p>0.2854</text:p>
          </table:table-cell>
          <table:table-cell table:style-name="ce68" table:formula="of:=[.X59] * ([.N59] + [.O59] + [.P59]) / (3 - [.Q59] - [.R59])" office:value-type="float" office:value="34.25">
            <text:p>34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39" office:value-type="float" office:value="-55">
            <text:p>-55</text:p>
          </table:table-cell>
          <table:table-cell table:style-name="ce29" office:value-type="float" office:value="10">
            <text:p>10</text:p>
          </table:table-cell>
          <table:table-cell table:style-name="ce43" office:value-type="float" office:value="192">
            <text:p>192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65" table:formula="of:=([.F60] + [.G60]) / (2 * ( ((([.H60] + [.I60]) / 2) + [.J60]) / 10 )) * [.L60]" office:value-type="float" office:value="18.3636363636364">
            <text:p>18.3636</text:p>
          </table:table-cell>
          <table:table-cell table:style-name="ce67" table:formula="of:=[.X60]/[.D60]" office:value-type="float" office:value="0.262337662337662">
            <text:p>0.2623</text:p>
          </table:table-cell>
          <table:table-cell table:style-name="ce72" table:formula="of:=-1*[.X60]/[.E60]" office:value-type="float" office:value="0.333884297520661">
            <text:p>0.3339</text:p>
          </table:table-cell>
          <table:table-cell table:style-name="ce67" table:formula="of:=[.X60] * ([.N60] + [.O60] + [.P60]) / (3 - [.Q60] - [.R60])" office:value-type="float" office:value="55.0909090909091">
            <text:p>55.090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68">
            <text:p>26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61] + [.G61]) / (2 * ( ((([.H61] + [.I61]) / 2) + [.J61]) / 10 )) * [.L61]" office:value-type="float" office:value="26.1818181818182">
            <text:p>26.1818</text:p>
          </table:table-cell>
          <table:table-cell table:style-name="ce69" table:formula="of:=[.X61]/[.D61]" office:value-type="float" office:value="0.290909090909091">
            <text:p>0.2909</text:p>
          </table:table-cell>
          <table:table-cell table:style-name="ce73" table:formula="of:=-1*[.X61]/[.E61]" office:value-type="float" office:value="0.374025974025974">
            <text:p>0.3740</text:p>
          </table:table-cell>
          <table:table-cell table:style-name="ce67" table:formula="of:=[.X61] * ([.N61] + [.O61] + [.P61]) / (3 - [.Q61] - [.R61])" office:value-type="float" office:value="82.4727272727273">
            <text:p>82.472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46" office:value-type="float" office:value="-7">
            <text:p>-7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62] + [.G62]) / (2 * ( ((([.H62] + [.I62]) / 2) + [.J62]) / 10 )) * [.L62]" office:value-type="float" office:value="2.90625">
            <text:p>2.9063</text:p>
          </table:table-cell>
          <table:table-cell table:style-name="ce68" table:formula="of:=[.X62]/[.D62]" office:value-type="float" office:value="0.19375">
            <text:p>0.1938</text:p>
          </table:table-cell>
          <table:table-cell table:style-name="ce71" table:formula="of:=-1*[.X62]/[.E62]" office:value-type="float" office:value="0.415178571428571">
            <text:p>0.4152</text:p>
          </table:table-cell>
          <table:table-cell table:style-name="ce68" table:formula="of:=[.X62] * ([.N62] + [.O62] + [.P62]) / (3 - [.Q62] - [.R62])" office:value-type="float" office:value="3.390625">
            <text:p>3.390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46" office:value-type="float" office:value="-13">
            <text:p>-13</text:p>
          </table:table-cell>
          <table:table-cell table:style-name="ce28" office:value-type="float" office:value="23">
            <text:p>23</text:p>
          </table:table-cell>
          <table:table-cell table:style-name="ce42" office:value-type="float" office:value="55">
            <text:p>5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63] + [.G63]) / (2 * ( ((([.H63] + [.I63]) / 2) + [.J63]) / 10 )) * [.L63]" office:value-type="float" office:value="7.3125">
            <text:p>7.3125</text:p>
          </table:table-cell>
          <table:table-cell table:style-name="ce68" table:formula="of:=[.X63]/[.D63]" office:value-type="float" office:value="0.24375">
            <text:p>0.2438</text:p>
          </table:table-cell>
          <table:table-cell table:style-name="ce71" table:formula="of:=-1*[.X63]/[.E63]" office:value-type="float" office:value="0.5625">
            <text:p>0.5625</text:p>
          </table:table-cell>
          <table:table-cell table:style-name="ce68" table:formula="of:=[.X63] * ([.N63] + [.O63] + [.P63]) / (3 - [.Q63] - [.R63])" office:value-type="float" office:value="8.53125">
            <text:p>8.531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2">
            <text:p>52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64] + [.G64]) / (2 * ( ((([.H64] + [.I64]) / 2) + [.J64]) / 10 )) * [.L64]" office:value-type="float" office:value="7.2">
            <text:p>7.2000</text:p>
          </table:table-cell>
          <table:table-cell table:style-name="ce67" table:formula="of:=[.X64]/[.D64]" office:value-type="float" office:value="0.36">
            <text:p>0.3600</text:p>
          </table:table-cell>
          <table:table-cell table:style-name="ce72" table:formula="of:=-1*[.X64]/[.E64]" office:value-type="float" office:value="0.8">
            <text:p>0.8000</text:p>
          </table:table-cell>
          <table:table-cell table:style-name="ce67" table:formula="of:=[.X64] * ([.N64] + [.O64] + [.P64]) / (3 - [.Q64] - [.R64])" office:value-type="float" office:value="8.4">
            <text:p>8.4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128">
            <text:p>1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65] + [.G65]) / (2 * ( ((([.H65] + [.I65]) / 2) + [.J65]) / 10 )) * [.L65]" office:value-type="float" office:value="17.6">
            <text:p>17.6000</text:p>
          </table:table-cell>
          <table:table-cell table:style-name="ce67" table:formula="of:=[.X65]/[.D65]" office:value-type="float" office:value="0.44">
            <text:p>0.4400</text:p>
          </table:table-cell>
          <table:table-cell table:style-name="ce72" table:formula="of:=-1*[.X65]/[.E65]" office:value-type="float" office:value="1.03529411764706">
            <text:p>1.0353</text:p>
          </table:table-cell>
          <table:table-cell table:style-name="ce67" table:formula="of:=[.X65] * ([.N65] + [.O65] + [.P65]) / (3 - [.Q65] - [.R65])" office:value-type="float" office:value="20.5333333333333">
            <text:p>20.53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65" table:formula="of:=([.F66] + [.G66]) / (2 * ( ((([.H66] + [.I66]) / 2) + [.J66]) / 10 )) * [.L66]" office:value-type="float" office:value="9.35">
            <text:p>9.3500</text:p>
          </table:table-cell>
          <table:table-cell table:style-name="ce67" table:formula="of:=[.X66]/[.D66]" office:value-type="float" office:value="0.374">
            <text:p>0.3740</text:p>
          </table:table-cell>
          <table:table-cell table:style-name="ce72" table:formula="of:=-1*[.X66]/[.E66]" office:value-type="float" office:value="0.779166666666667">
            <text:p>0.7792</text:p>
          </table:table-cell>
          <table:table-cell table:style-name="ce67" table:formula="of:=[.X66] * ([.N66] + [.O66] + [.P66]) / (3 - [.Q66] - [.R66])" office:value-type="float" office:value="10.9083333333333">
            <text:p>10.908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74">
            <text:p>17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67] + [.G67]) / (2 * ( ((([.H67] + [.I67]) / 2) + [.J67]) / 10 )) * [.L67]" office:value-type="float" office:value="25.7125">
            <text:p>25.7125</text:p>
          </table:table-cell>
          <table:table-cell table:style-name="ce69" table:formula="of:=[.X67]/[.D67]" office:value-type="float" office:value="0.51425">
            <text:p>0.5143</text:p>
          </table:table-cell>
          <table:table-cell table:style-name="ce73" table:formula="of:=-1*[.X67]/[.E67]" office:value-type="float" office:value="1.285625">
            <text:p>1.2856</text:p>
          </table:table-cell>
          <table:table-cell table:style-name="ce67" table:formula="of:=[.X67] * ([.N67] + [.O67] + [.P67]) / (3 - [.Q67] - [.R67])" office:value-type="float" office:value="29.9979166666667">
            <text:p>29.997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68] + [.G68]) / (2 * ( ((([.H68] + [.I68]) / 2) + [.J68]) / 10 )) * [.L68]" office:value-type="float" office:value="183.641975308642">
            <text:p>183.6420</text:p>
          </table:table-cell>
          <table:table-cell table:style-name="ce69" table:formula="of:=[.X68]/[.D68]" office:value-type="float" office:value="0.459104938271605">
            <text:p>0.4591</text:p>
          </table:table-cell>
          <table:table-cell table:style-name="ce73" table:formula="of:=-1*[.X68]/[.E68]" office:value-type="float" office:value="0.633248190719455">
            <text:p>0.6332</text:p>
          </table:table-cell>
          <table:table-cell table:style-name="ce67" table:formula="of:=[.X68] * ([.N68] + [.O68] + [.P68]) / (3 - [.Q68] - [.R6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69] + [.G69]) / (2 * ( ((([.H69] + [.I69]) / 2) + [.J69]) / 10 )) * [.L69]" office:value-type="float" office:value="309.090909090909">
            <text:p>309.0909</text:p>
          </table:table-cell>
          <table:table-cell table:style-name="ce69" table:formula="of:=[.X69]/[.D69]" office:value-type="float" office:value="0.618181818181818">
            <text:p>0.6182</text:p>
          </table:table-cell>
          <table:table-cell table:style-name="ce73" table:formula="of:=-1*[.X69]/[.E69]" office:value-type="float" office:value="0.618181818181818">
            <text:p>0.6182</text:p>
          </table:table-cell>
          <table:table-cell table:style-name="ce67" table:formula="of:=[.X69] * ([.N69] + [.O69] + [.P69]) / (3 - [.Q69] - [.R69])" office:value-type="float" office:value="463.636363636364">
            <text:p>463.636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410">
            <text:p>410</text:p>
          </table:table-cell>
          <table:table-cell table:style-name="ce39" office:value-type="float" office:value="635">
            <text:p>63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0] + [.G70]) / (2 * ( ((([.H70] + [.I70]) / 2) + [.J70]) / 10 )) * [.L70]" office:value-type="float" office:value="52.25">
            <text:p>52.2500</text:p>
          </table:table-cell>
          <table:table-cell table:style-name="ce69" table:formula="of:=[.X70]/[.D70]" office:value-type="float" office:value="0.290277777777778">
            <text:p>0.2903</text:p>
          </table:table-cell>
          <table:table-cell table:style-name="ce73" table:formula="of:=-1*[.X70]/[.E70]" office:value-type="float" office:value="0.497619047619048">
            <text:p>0.4976</text:p>
          </table:table-cell>
          <table:table-cell table:style-name="ce67" table:formula="of:=[.X70] * ([.N70] + [.O70] + [.P70]) / (3 - [.Q70] - [.R70])" office:value-type="float" office:value="65.3125">
            <text:p>65.312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Improved 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460">
            <text:p>460</text:p>
          </table:table-cell>
          <table:table-cell table:style-name="ce43" office:value-type="float" office:value="790">
            <text:p>79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1] + [.G71]) / (2 * ( ((([.H71] + [.I71]) / 2) + [.J71]) / 10 )) * [.L71]" office:value-type="float" office:value="62.5">
            <text:p>62.5000</text:p>
          </table:table-cell>
          <table:table-cell table:style-name="ce69" table:formula="of:=[.X71]/[.D71]" office:value-type="float" office:value="0.304878048780488">
            <text:p>0.3049</text:p>
          </table:table-cell>
          <table:table-cell table:style-name="ce73" table:formula="of:=-1*[.X71]/[.E71]" office:value-type="float" office:value="0.520833333333333">
            <text:p>0.5208</text:p>
          </table:table-cell>
          <table:table-cell table:style-name="ce67" table:formula="of:=[.X71] * ([.N71] + [.O71] + [.P71]) / (3 - [.Q71] - [.R71])" office:value-type="float" office:value="78.125">
            <text:p>78.12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Black Box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2] + [.G72]) / (2 * ( ((([.H72] + [.I72]) / 2) + [.J72]) / 10 )) * [.L72]" office:value-type="float" office:value="12.5">
            <text:p>12.5000</text:p>
          </table:table-cell>
          <table:table-cell table:style-name="ce69" table:formula="of:=[.X72]/[.D72]" office:value-type="float" office:value="0.25">
            <text:p>0.2500</text:p>
          </table:table-cell>
          <table:table-cell table:style-name="ce73" table:formula="of:=-1*[.X72]/[.E72]" office:value-type="float" office:value="0.3125">
            <text:p>0.3125</text:p>
          </table:table-cell>
          <table:table-cell table:style-name="ce67" table:formula="of:=[.X72] * ([.N72] + [.O72] + [.P72]) / (3 - [.Q72] - [.R72])" office:value-type="float" office:value="12.5">
            <text:p>12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Black Box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270">
            <text:p>27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3] + [.G73]) / (2 * ( ((([.H73] + [.I73]) / 2) + [.J73]) / 10 )) * [.L73]" office:value-type="float" office:value="31.6666666666667">
            <text:p>31.6667</text:p>
          </table:table-cell>
          <table:table-cell table:style-name="ce69" table:formula="of:=[.X73]/[.D73]" office:value-type="float" office:value="0.316666666666667">
            <text:p>0.3167</text:p>
          </table:table-cell>
          <table:table-cell table:style-name="ce73" table:formula="of:=-1*[.X73]/[.E73]" office:value-type="float" office:value="0.452380952380952">
            <text:p>0.4524</text:p>
          </table:table-cell>
          <table:table-cell table:style-name="ce67" table:formula="of:=[.X73] * ([.N73] + [.O73] + [.P73]) / (3 - [.Q73] - [.R73])" office:value-type="float" office:value="31.6666666666667">
            <text:p>31.66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Black Box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29" office:value-type="float" office:value="280">
            <text:p>28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4] + [.G74]) / (2 * ( ((([.H74] + [.I74]) / 2) + [.J74]) / 10 )) * [.L74]" office:value-type="float" office:value="65">
            <text:p>65.0000</text:p>
          </table:table-cell>
          <table:table-cell table:style-name="ce69" table:formula="of:=[.X74]/[.D74]" office:value-type="float" office:value="0.325">
            <text:p>0.3250</text:p>
          </table:table-cell>
          <table:table-cell table:style-name="ce73" table:formula="of:=-1*[.X74]/[.E74]" office:value-type="float" office:value="0.541666666666667">
            <text:p>0.5417</text:p>
          </table:table-cell>
          <table:table-cell table:style-name="ce67" table:formula="of:=[.X74] * ([.N74] + [.O74] + [.P74]) / (3 - [.Q74] - [.R74])" office:value-type="float" office:value="65">
            <text:p>65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3"/>
          <table:table-cell table:style-name="ce38" table:number-columns-repeated="5"/>
          <table:table-cell table:number-columns-repeated="18"/>
          <table:table-cell table:style-name="ce67"/>
          <table:table-cell table:number-columns-repeated="997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6] + [.G76]) / (2 * ( ((([.H76] + [.I76]) / 2) + [.J76]) / 10 )) * [.L76]" office:value-type="float" office:value="11.7391304347826">
            <text:p>11.7391</text:p>
          </table:table-cell>
          <table:table-cell table:style-name="ce69" table:formula="of:=[.X76]/[.D76]" office:value-type="float" office:value="0.335403726708075">
            <text:p>0.3354</text:p>
          </table:table-cell>
          <table:table-cell table:style-name="ce73" table:formula="of:=-1*[.X76]/[.E76]" office:value-type="float" office:value="0.469565217391304">
            <text:p>0.4696</text:p>
          </table:table-cell>
          <table:table-cell table:style-name="ce67" table:formula="of:=[.X76] * ([.N76] + [.O76] + [.P76]) / (3 - [.Q76] - [.R76])" office:value-type="float" office:value="17.6086956521739">
            <text:p>17.608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7] + [.G77]) / (2 * ( ((([.H77] + [.I77]) / 2) + [.J77]) / 10 )) * [.L77]" office:value-type="float" office:value="18.75">
            <text:p>18.7500</text:p>
          </table:table-cell>
          <table:table-cell table:style-name="ce69" table:formula="of:=[.X77]/[.D77]" office:value-type="float" office:value="0.625">
            <text:p>0.6250</text:p>
          </table:table-cell>
          <table:table-cell table:style-name="ce73" table:formula="of:=-1*[.X77]/[.E77]" office:value-type="float" office:value="0.75">
            <text:p>0.7500</text:p>
          </table:table-cell>
          <table:table-cell table:style-name="ce67" table:formula="of:=[.X77] * ([.N77] + [.O77] + [.P77]) / (3 - [.Q77] - [.R77])" office:value-type="float" office:value="28.125">
            <text:p>28.12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85">
            <text:p>285</text:p>
          </table:table-cell>
          <table:table-cell table:style-name="ce43" office:value-type="float" office:value="685">
            <text:p>68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8] + [.G78]) / (2 * ( ((([.H78] + [.I78]) / 2) + [.J78]) / 10 )) * [.L78]" office:value-type="float" office:value="66.1363636363636">
            <text:p>66.1364</text:p>
          </table:table-cell>
          <table:table-cell table:style-name="ce69" table:formula="of:=[.X78]/[.D78]" office:value-type="float" office:value="0.348086124401914">
            <text:p>0.3481</text:p>
          </table:table-cell>
          <table:table-cell table:style-name="ce73" table:formula="of:=-1*[.X78]/[.E78]" office:value-type="float" office:value="0.601239669421488">
            <text:p>0.6012</text:p>
          </table:table-cell>
          <table:table-cell table:style-name="ce67" table:formula="of:=[.X78] * ([.N78] + [.O78] + [.P78]) / (3 - [.Q78] - [.R78])" office:value-type="float" office:value="99.2045454545455">
            <text:p>99.204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79] + [.G79]) / (2 * ( ((([.H79] + [.I79]) / 2) + [.J79]) / 10 )) * [.L79]" office:value-type="float" office:value="225.78125">
            <text:p>225.7813</text:p>
          </table:table-cell>
          <table:table-cell table:style-name="ce69" table:formula="of:=[.X79]/[.D79]" office:value-type="float" office:value="0.752604166666667">
            <text:p>0.7526</text:p>
          </table:table-cell>
          <table:table-cell table:style-name="ce73" table:formula="of:=-1*[.X79]/[.E79]" office:value-type="float" office:value="0.752604166666667">
            <text:p>0.7526</text:p>
          </table:table-cell>
          <table:table-cell table:style-name="ce67" table:formula="of:=[.X79] * ([.N79] + [.O79] + [.P79]) / (3 - [.Q79] - [.R79])" office:value-type="float" office:value="338.671875">
            <text:p>338.671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80] + [.G80]) / (2 * ( ((([.H80] + [.I80]) / 2) + [.J80]) / 10 )) * [.L80]" office:value-type="float" office:value="317.333333333333">
            <text:p>317.3333</text:p>
          </table:table-cell>
          <table:table-cell table:style-name="ce69" table:formula="of:=[.X80]/[.D80]" office:value-type="float" office:value="0.634666666666667">
            <text:p>0.6347</text:p>
          </table:table-cell>
          <table:table-cell table:style-name="ce73" table:formula="of:=-1*[.X80]/[.E80]" office:value-type="float" office:value="0.634666666666667">
            <text:p>0.6347</text:p>
          </table:table-cell>
          <table:table-cell table:style-name="ce67" table:formula="of:=[.X80] * ([.N80] + [.O80] + [.P80]) / (3 - [.Q80] - [.R80])" office:value-type="float" office:value="476">
            <text:p>476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82] + [.G82]) / (2 * ( ((([.H82] + [.I82]) / 2) + [.J82]) / 10 )) * [.L82]" office:value-type="float" office:value="8.33333333333333">
            <text:p>8.3333</text:p>
          </table:table-cell>
          <table:table-cell table:style-name="ce67" table:formula="of:=[.X82]/[.D82]" office:value-type="float" office:value="0.277777777777778">
            <text:p>0.2778</text:p>
          </table:table-cell>
          <table:table-cell table:style-name="ce72" table:formula="of:=-1*[.X82]/[.E82]" office:value-type="float" office:value="0.416666666666667">
            <text:p>0.4167</text:p>
          </table:table-cell>
          <table:table-cell table:style-name="ce67" table:formula="of:=[.X82] * ([.N82] + [.O82] + [.P82]) / (3 - [.Q82] - [.R82])" office:value-type="float" office:value="10.4166666666667">
            <text:p>10.41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83] + [.G83]) / (2 * ( ((([.H83] + [.I83]) / 2) + [.J83]) / 10 )) * [.L83]" office:value-type="float" office:value="17.1666666666667">
            <text:p>17.1667</text:p>
          </table:table-cell>
          <table:table-cell table:style-name="ce67" table:formula="of:=[.X83]/[.D83]" office:value-type="float" office:value="0.286111111111111">
            <text:p>0.2861</text:p>
          </table:table-cell>
          <table:table-cell table:style-name="ce72" table:formula="of:=-1*[.X83]/[.E83]" office:value-type="float" office:value="0.504901960784314">
            <text:p>0.5049</text:p>
          </table:table-cell>
          <table:table-cell table:style-name="ce67" table:formula="of:=[.X83] * ([.N83] + [.O83] + [.P83]) / (3 - [.Q83] - [.R83])" office:value-type="float" office:value="21.4583333333333">
            <text:p>21.458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2">
            <text:p>182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84] + [.G84]) / (2 * ( ((([.H84] + [.I84]) / 2) + [.J84]) / 10 )) * [.L84]" office:value-type="float" office:value="45">
            <text:p>45.0000</text:p>
          </table:table-cell>
          <table:table-cell table:style-name="ce67" table:formula="of:=[.X84]/[.D84]" office:value-type="float" office:value="0.375">
            <text:p>0.3750</text:p>
          </table:table-cell>
          <table:table-cell table:style-name="ce72" table:formula="of:=-1*[.X84]/[.E84]" office:value-type="float" office:value="0.703125">
            <text:p>0.7031</text:p>
          </table:table-cell>
          <table:table-cell table:style-name="ce67" table:formula="of:=[.X84] * ([.N84] + [.O84] + [.P84]) / (3 - [.Q84] - [.R84])" office:value-type="float" office:value="56.25">
            <text:p>56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85] + [.G85]) / (2 * ( ((([.H85] + [.I85]) / 2) + [.J85]) / 10 )) * [.L85]" office:value-type="float" office:value="11.3333333333333">
            <text:p>11.3333</text:p>
          </table:table-cell>
          <table:table-cell table:style-name="ce67" table:formula="of:=[.X85]/[.D85]" office:value-type="float" office:value="0.283333333333333">
            <text:p>0.2833</text:p>
          </table:table-cell>
          <table:table-cell table:style-name="ce72" table:formula="of:=-1*[.X85]/[.E85]" office:value-type="float" office:value="0.404761904761905">
            <text:p>0.4048</text:p>
          </table:table-cell>
          <table:table-cell table:style-name="ce67" table:formula="of:=[.X85] * ([.N85] + [.O85] + [.P85]) / (3 - [.Q85] - [.R85])" office:value-type="float" office:value="14.1666666666667">
            <text:p>14.16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06">
            <text:p>106</text:p>
          </table:table-cell>
          <table:table-cell table:style-name="ce43" office:value-type="float" office:value="242">
            <text:p>242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86] + [.G86]) / (2 * ( ((([.H86] + [.I86]) / 2) + [.J86]) / 10 )) * [.L86]" office:value-type="float" office:value="29">
            <text:p>29.0000</text:p>
          </table:table-cell>
          <table:table-cell table:style-name="ce67" table:formula="of:=[.X86]/[.D86]" office:value-type="float" office:value="0.3625">
            <text:p>0.3625</text:p>
          </table:table-cell>
          <table:table-cell table:style-name="ce72" table:formula="of:=-1*[.X86]/[.E86]" office:value-type="float" office:value="0.557692307692308">
            <text:p>0.5577</text:p>
          </table:table-cell>
          <table:table-cell table:style-name="ce67" table:formula="of:=[.X86] * ([.N86] + [.O86] + [.P86]) / (3 - [.Q86] - [.R86])" office:value-type="float" office:value="36.25">
            <text:p>36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488">
            <text:p>488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87] + [.G87]) / (2 * ( ((([.H87] + [.I87]) / 2) + [.J87]) / 10 )) * [.L87]" office:value-type="float" office:value="62">
            <text:p>62.0000</text:p>
          </table:table-cell>
          <table:table-cell table:style-name="ce67" table:formula="of:=[.X87]/[.D87]" office:value-type="float" office:value="0.3875">
            <text:p>0.3875</text:p>
          </table:table-cell>
          <table:table-cell table:style-name="ce72" table:formula="of:=-1*[.X87]/[.E87]" office:value-type="float" office:value="0.62">
            <text:p>0.6200</text:p>
          </table:table-cell>
          <table:table-cell table:style-name="ce67" table:formula="of:=[.X87] * ([.N87] + [.O87] + [.P87]) / (3 - [.Q87] - [.R87])" office:value-type="float" office:value="77.5">
            <text:p>77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38">
            <text:p>138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88] + [.G88]) / (2 * ( ((([.H88] + [.I88]) / 2) + [.J88]) / 10 )) * [.L88]" office:value-type="float" office:value="44.2857142857143">
            <text:p>44.2857</text:p>
          </table:table-cell>
          <table:table-cell table:style-name="ce67" table:formula="of:=[.X88]/[.D88]" office:value-type="float" office:value="0.402597402597403">
            <text:p>0.4026</text:p>
          </table:table-cell>
          <table:table-cell table:style-name="ce72" table:formula="of:=-1*[.X88]/[.E88]" office:value-type="float" office:value="0.63265306122449">
            <text:p>0.6327</text:p>
          </table:table-cell>
          <table:table-cell table:style-name="ce67" table:formula="of:=[.X88] * ([.N88] + [.O88] + [.P88]) / (3 - [.Q88] - [.R88])" office:value-type="float" office:value="59.0476190476191">
            <text:p>59.047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208">
            <text:p>208</text:p>
          </table:table-cell>
          <table:table-cell table:style-name="ce43" office:value-type="float" office:value="442">
            <text:p>442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89] + [.G89]) / (2 * ( ((([.H89] + [.I89]) / 2) + [.J89]) / 10 )) * [.L89]" office:value-type="float" office:value="58.0357142857143">
            <text:p>58.0357</text:p>
          </table:table-cell>
          <table:table-cell table:style-name="ce67" table:formula="of:=[.X89]/[.D89]" office:value-type="float" office:value="0.414540816326531">
            <text:p>0.4145</text:p>
          </table:table-cell>
          <table:table-cell table:style-name="ce72" table:formula="of:=-1*[.X89]/[.E89]" office:value-type="float" office:value="0.725446428571429">
            <text:p>0.7254</text:p>
          </table:table-cell>
          <table:table-cell table:style-name="ce67" table:formula="of:=[.X89] * ([.N89] + [.O89] + [.P89]) / (3 - [.Q89] - [.R89])" office:value-type="float" office:value="77.3809523809524">
            <text:p>77.381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0] + [.G90]) / (2 * ( ((([.H90] + [.I90]) / 2) + [.J90]) / 10 )) * [.L90]" office:value-type="float" office:value="204.62962962963">
            <text:p>204.6296</text:p>
          </table:table-cell>
          <table:table-cell table:style-name="ce67" table:formula="of:=[.X90]/[.D90]" office:value-type="float" office:value="0.545679012345679">
            <text:p>0.5457</text:p>
          </table:table-cell>
          <table:table-cell table:style-name="ce72" table:formula="of:=-1*[.X90]/[.E90]" office:value-type="float" office:value="0.744107744107744">
            <text:p>0.7441</text:p>
          </table:table-cell>
          <table:table-cell table:style-name="ce67" table:formula="of:=[.X90] * ([.N90] + [.O90] + [.P90]) / (3 - [.Q90] - [.R90])" office:value-type="float" office:value="272.83950617284">
            <text:p>272.839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39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1] + [.G91]) / (2 * ( ((([.H91] + [.I91]) / 2) + [.J91]) / 10 )) * [.L91]" office:value-type="float" office:value="230.864197530864">
            <text:p>230.8642</text:p>
          </table:table-cell>
          <table:table-cell table:style-name="ce67" table:formula="of:=[.X91]/[.D91]" office:value-type="float" office:value="0.54320987654321">
            <text:p>0.5432</text:p>
          </table:table-cell>
          <table:table-cell table:style-name="ce72" table:formula="of:=-1*[.X91]/[.E91]" office:value-type="float" office:value="0.744723217841497">
            <text:p>0.7447</text:p>
          </table:table-cell>
          <table:table-cell table:style-name="ce67" table:formula="of:=[.X91] * ([.N91] + [.O91] + [.P91]) / (3 - [.Q91] - [.R91])" office:value-type="float" office:value="307.818930041152">
            <text:p>307.818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2] + [.G92]) / (2 * ( ((([.H92] + [.I92]) / 2) + [.J92]) / 10 )) * [.L92]" office:value-type="float" office:value="310.975609756098">
            <text:p>310.9756</text:p>
          </table:table-cell>
          <table:table-cell table:style-name="ce67" table:formula="of:=[.X92]/[.D92]" office:value-type="float" office:value="0.621951219512195">
            <text:p>0.6220</text:p>
          </table:table-cell>
          <table:table-cell table:style-name="ce72" table:formula="of:=-1*[.X92]/[.E92]" office:value-type="float" office:value="0.621951219512195">
            <text:p>0.6220</text:p>
          </table:table-cell>
          <table:table-cell table:style-name="ce67" table:formula="of:=[.X92] * ([.N92] + [.O92] + [.P92]) / (3 - [.Q92] - [.R92])" office:value-type="float" office:value="414.634146341463">
            <text:p>414.634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ce67"/>
          <table:table-cell table:number-columns-repeated="997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4] + [.G94]) / (2 * ( ((([.H94] + [.I94]) / 2) + [.J94]) / 10 )) * [.L94]" office:value-type="float" office:value="7.91666666666667">
            <text:p>7.9167</text:p>
          </table:table-cell>
          <table:table-cell table:style-name="ce67" table:formula="of:=[.X94]/[.D94]" office:value-type="float" office:value="0.263888888888889">
            <text:p>0.2639</text:p>
          </table:table-cell>
          <table:table-cell table:style-name="ce72" table:formula="of:=-1*[.X94]/[.E94]" office:value-type="float" office:value="0.395833333333333">
            <text:p>0.3958</text:p>
          </table:table-cell>
          <table:table-cell table:style-name="ce67" table:formula="of:=[.X94] * ([.N94] + [.O94] + [.P94]) / (3 - [.Q94] - [.R94])" office:value-type="float" office:value="10.8854166666667">
            <text:p>10.8854</text:p>
          </table:table-cell>
          <table:table-cell table:number-columns-repeated="997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5] + [.G95]) / (2 * ( ((([.H95] + [.I95]) / 2) + [.J95]) / 10 )) * [.L95]" office:value-type="float" office:value="15.8333333333333">
            <text:p>15.8333</text:p>
          </table:table-cell>
          <table:table-cell table:style-name="ce67" table:formula="of:=[.X95]/[.D95]" office:value-type="float" office:value="0.263888888888889">
            <text:p>0.2639</text:p>
          </table:table-cell>
          <table:table-cell table:style-name="ce72" table:formula="of:=-1*[.X95]/[.E95]" office:value-type="float" office:value="0.465686274509804">
            <text:p>0.4657</text:p>
          </table:table-cell>
          <table:table-cell table:style-name="ce67" table:formula="of:=[.X95] * ([.N95] + [.O95] + [.P95]) / (3 - [.Q95] - [.R95])" office:value-type="float" office:value="21.7708333333333">
            <text:p>21.7708</text:p>
          </table:table-cell>
          <table:table-cell table:number-columns-repeated="997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0">
            <text:p>33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6] + [.G96]) / (2 * ( ((([.H96] + [.I96]) / 2) + [.J96]) / 10 )) * [.L96]" office:value-type="float" office:value="40.8333333333333">
            <text:p>40.8333</text:p>
          </table:table-cell>
          <table:table-cell table:style-name="ce67" table:formula="of:=[.X96]/[.D96]" office:value-type="float" office:value="0.340277777777778">
            <text:p>0.3403</text:p>
          </table:table-cell>
          <table:table-cell table:style-name="ce72" table:formula="of:=-1*[.X96]/[.E96]" office:value-type="float" office:value="0.638020833333333">
            <text:p>0.6380</text:p>
          </table:table-cell>
          <table:table-cell table:style-name="ce67" table:formula="of:=[.X96] * ([.N96] + [.O96] + [.P96]) / (3 - [.Q96] - [.R96])" office:value-type="float" office:value="56.1458333333333">
            <text:p>56.1458</text:p>
          </table:table-cell>
          <table:table-cell table:number-columns-repeated="997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7] + [.G97]) / (2 * ( ((([.H97] + [.I97]) / 2) + [.J97]) / 10 )) * [.L97]" office:value-type="float" office:value="10.4166666666667">
            <text:p>10.4167</text:p>
          </table:table-cell>
          <table:table-cell table:style-name="ce67" table:formula="of:=[.X97]/[.D97]" office:value-type="float" office:value="0.289351851851852">
            <text:p>0.2894</text:p>
          </table:table-cell>
          <table:table-cell table:style-name="ce72" table:formula="of:=-1*[.X97]/[.E97]" office:value-type="float" office:value="0.434027777777778">
            <text:p>0.4340</text:p>
          </table:table-cell>
          <table:table-cell table:style-name="ce67" table:formula="of:=[.X97] * ([.N97] + [.O97] + [.P97]) / (3 - [.Q97] - [.R97])" office:value-type="float" office:value="14.3229166666667">
            <text:p>14.3229</text:p>
          </table:table-cell>
          <table:table-cell table:number-columns-repeated="997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8] + [.G98]) / (2 * ( ((([.H98] + [.I98]) / 2) + [.J98]) / 10 )) * [.L98]" office:value-type="float" office:value="26.25">
            <text:p>26.2500</text:p>
          </table:table-cell>
          <table:table-cell table:style-name="ce67" table:formula="of:=[.X98]/[.D98]" office:value-type="float" office:value="0.364583333333333">
            <text:p>0.3646</text:p>
          </table:table-cell>
          <table:table-cell table:style-name="ce72" table:formula="of:=-1*[.X98]/[.E98]" office:value-type="float" office:value="0.570652173913043">
            <text:p>0.5707</text:p>
          </table:table-cell>
          <table:table-cell table:style-name="ce67" table:formula="of:=[.X98] * ([.N98] + [.O98] + [.P98]) / (3 - [.Q98] - [.R98])" office:value-type="float" office:value="36.09375">
            <text:p>36.0938</text:p>
          </table:table-cell>
          <table:table-cell table:number-columns-repeated="997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99] + [.G99]) / (2 * ( ((([.H99] + [.I99]) / 2) + [.J99]) / 10 )) * [.L99]" office:value-type="float" office:value="56.6666666666667">
            <text:p>56.6667</text:p>
          </table:table-cell>
          <table:table-cell table:style-name="ce67" table:formula="of:=[.X99]/[.D99]" office:value-type="float" office:value="0.393518518518519">
            <text:p>0.3935</text:p>
          </table:table-cell>
          <table:table-cell table:style-name="ce72" table:formula="of:=-1*[.X99]/[.E99]" office:value-type="float" office:value="0.62962962962963">
            <text:p>0.6296</text:p>
          </table:table-cell>
          <table:table-cell table:style-name="ce67" table:formula="of:=[.X99] * ([.N99] + [.O99] + [.P99]) / (3 - [.Q99] - [.R99])" office:value-type="float" office:value="77.9166666666667">
            <text:p>77.9167</text:p>
          </table:table-cell>
          <table:table-cell table:number-columns-repeated="997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0] + [.G100]) / (2 * ( ((([.H100] + [.I100]) / 2) + [.J100]) / 10 )) * [.L100]" office:value-type="float" office:value="4.90196078431373">
            <text:p>4.9020</text:p>
          </table:table-cell>
          <table:table-cell table:style-name="ce67" table:formula="of:=[.X100]/[.D100]" office:value-type="float" office:value="0.163398692810458">
            <text:p>0.1634</text:p>
          </table:table-cell>
          <table:table-cell table:style-name="ce72" table:formula="of:=-1*[.X100]/[.E100]" office:value-type="float" office:value="0.245098039215686">
            <text:p>0.2451</text:p>
          </table:table-cell>
          <table:table-cell table:style-name="ce67" table:formula="of:=[.X100] * ([.N100] + [.O100] + [.P100]) / (3 - [.Q100] - [.R100])" office:value-type="float" office:value="14.7058823529412">
            <text:p>14.705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1] + [.G101]) / (2 * ( ((([.H101] + [.I101]) / 2) + [.J101]) / 10 )) * [.L101]" office:value-type="float" office:value="9.31372549019608">
            <text:p>9.3137</text:p>
          </table:table-cell>
          <table:table-cell table:style-name="ce67" table:formula="of:=[.X101]/[.D101]" office:value-type="float" office:value="0.155228758169935">
            <text:p>0.1552</text:p>
          </table:table-cell>
          <table:table-cell table:style-name="ce72" table:formula="of:=-1*[.X101]/[.E101]" office:value-type="float" office:value="0.273933102652826">
            <text:p>0.2739</text:p>
          </table:table-cell>
          <table:table-cell table:style-name="ce67" table:formula="of:=[.X101] * ([.N101] + [.O101] + [.P101]) / (3 - [.Q101] - [.R101])" office:value-type="float" office:value="27.9411764705882">
            <text:p>27.941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2] + [.G102]) / (2 * ( ((([.H102] + [.I102]) / 2) + [.J102]) / 10 )) * [.L102]" office:value-type="float" office:value="21.5686274509804">
            <text:p>21.5686</text:p>
          </table:table-cell>
          <table:table-cell table:style-name="ce67" table:formula="of:=[.X102]/[.D102]" office:value-type="float" office:value="0.179738562091503">
            <text:p>0.1797</text:p>
          </table:table-cell>
          <table:table-cell table:style-name="ce72" table:formula="of:=-1*[.X102]/[.E102]" office:value-type="float" office:value="0.337009803921569">
            <text:p>0.3370</text:p>
          </table:table-cell>
          <table:table-cell table:style-name="ce67" table:formula="of:=[.X102] * ([.N102] + [.O102] + [.P102]) / (3 - [.Q102] - [.R102])" office:value-type="float" office:value="64.7058823529412">
            <text:p>64.705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3] + [.G103]) / (2 * ( ((([.H103] + [.I103]) / 2) + [.J103]) / 10 )) * [.L103]" office:value-type="float" office:value="6.86274509803922">
            <text:p>6.8627</text:p>
          </table:table-cell>
          <table:table-cell table:style-name="ce67" table:formula="of:=[.X103]/[.D103]" office:value-type="float" office:value="0.190631808278867">
            <text:p>0.1906</text:p>
          </table:table-cell>
          <table:table-cell table:style-name="ce72" table:formula="of:=-1*[.X103]/[.E103]" office:value-type="float" office:value="0.285947712418301">
            <text:p>0.2859</text:p>
          </table:table-cell>
          <table:table-cell table:style-name="ce67" table:formula="of:=[.X103] * ([.N103] + [.O103] + [.P103]) / (3 - [.Q103] - [.R103])" office:value-type="float" office:value="20.5882352941176">
            <text:p>20.588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4] + [.G104]) / (2 * ( ((([.H104] + [.I104]) / 2) + [.J104]) / 10 )) * [.L104]" office:value-type="float" office:value="13.2352941176471">
            <text:p>13.2353</text:p>
          </table:table-cell>
          <table:table-cell table:style-name="ce67" table:formula="of:=[.X104]/[.D104]" office:value-type="float" office:value="0.183823529411765">
            <text:p>0.1838</text:p>
          </table:table-cell>
          <table:table-cell table:style-name="ce72" table:formula="of:=-1*[.X104]/[.E104]" office:value-type="float" office:value="0.28772378516624">
            <text:p>0.2877</text:p>
          </table:table-cell>
          <table:table-cell table:style-name="ce67" table:formula="of:=[.X104] * ([.N104] + [.O104] + [.P104]) / (3 - [.Q104] - [.R104])" office:value-type="float" office:value="39.7058823529412">
            <text:p>39.705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5] + [.G105]) / (2 * ( ((([.H105] + [.I105]) / 2) + [.J105]) / 10 )) * [.L105]" office:value-type="float" office:value="29.4117647058824">
            <text:p>29.4118</text:p>
          </table:table-cell>
          <table:table-cell table:style-name="ce67" table:formula="of:=[.X105]/[.D105]" office:value-type="float" office:value="0.204248366013072">
            <text:p>0.2042</text:p>
          </table:table-cell>
          <table:table-cell table:style-name="ce72" table:formula="of:=-1*[.X105]/[.E105]" office:value-type="float" office:value="0.326797385620915">
            <text:p>0.3268</text:p>
          </table:table-cell>
          <table:table-cell table:style-name="ce67" table:formula="of:=[.X105] * ([.N105] + [.O105] + [.P105]) / (3 - [.Q105] - [.R105])" office:value-type="float" office:value="88.2352941176471">
            <text:p>88.235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35">
            <text:p>135</text:p>
          </table:table-cell>
          <table:table-cell table:style-name="ce43" office:value-type="float" office:value="285">
            <text:p>28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106] + [.G106]) / (2 * ( ((([.H106] + [.I106]) / 2) + [.J106]) / 10 )) * [.L106]" office:value-type="float" office:value="37.5">
            <text:p>37.5000</text:p>
          </table:table-cell>
          <table:table-cell table:style-name="ce67" table:formula="of:=[.X106]/[.D106]" office:value-type="float" office:value="0.375">
            <text:p>0.3750</text:p>
          </table:table-cell>
          <table:table-cell table:style-name="ce72" table:formula="of:=-1*[.X106]/[.E106]" office:value-type="float" office:value="0.535714285714286">
            <text:p>0.5357</text:p>
          </table:table-cell>
          <table:table-cell table:style-name="ce67" table:formula="of:=[.X106] * ([.N106] + [.O106] + [.P106]) / (3 - [.Q106] - [.R106])" office:value-type="float" office:value="56.25">
            <text:p>56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378">
            <text:p>378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5">
            <text:p>45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65" table:formula="of:=([.F107] + [.G107]) / (2 * ( ((([.H107] + [.I107]) / 2) + [.J107]) / 10 )) * [.L107]" office:value-type="float" office:value="49.8214285714286">
            <text:p>49.8214</text:p>
          </table:table-cell>
          <table:table-cell table:style-name="ce67" table:formula="of:=[.X107]/[.D107]" office:value-type="float" office:value="0.355867346938775">
            <text:p>0.3559</text:p>
          </table:table-cell>
          <table:table-cell table:style-name="ce72" table:formula="of:=-1*[.X107]/[.E107]" office:value-type="float" office:value="0.622767857142857">
            <text:p>0.6228</text:p>
          </table:table-cell>
          <table:table-cell table:style-name="ce67" table:formula="of:=[.X107] * ([.N107] + [.O107] + [.P107]) / (3 - [.Q107] - [.R107])" office:value-type="float" office:value="74.7321428571429">
            <text:p>74.732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8] + [.G108]) / (2 * ( ((([.H108] + [.I108]) / 2) + [.J108]) / 10 )) * [.L108]" office:value-type="float" office:value="183.641975308642">
            <text:p>183.6420</text:p>
          </table:table-cell>
          <table:table-cell table:style-name="ce67" table:formula="of:=[.X108]/[.D108]" office:value-type="float" office:value="0.489711934156379">
            <text:p>0.4897</text:p>
          </table:table-cell>
          <table:table-cell table:style-name="ce72" table:formula="of:=-1*[.X108]/[.E108]" office:value-type="float" office:value="0.667789001122334">
            <text:p>0.6678</text:p>
          </table:table-cell>
          <table:table-cell table:style-name="ce67" table:formula="of:=[.X108] * ([.N108] + [.O108] + [.P108]) / (3 - [.Q108] - [.R10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09] + [.G109]) / (2 * ( ((([.H109] + [.I109]) / 2) + [.J109]) / 10 )) * [.L109]" office:value-type="float" office:value="209.876543209877">
            <text:p>209.8765</text:p>
          </table:table-cell>
          <table:table-cell table:style-name="ce67" table:formula="of:=[.X109]/[.D109]" office:value-type="float" office:value="0.493827160493827">
            <text:p>0.4938</text:p>
          </table:table-cell>
          <table:table-cell table:style-name="ce72" table:formula="of:=-1*[.X109]/[.E109]" office:value-type="float" office:value="0.677021107128634">
            <text:p>0.6770</text:p>
          </table:table-cell>
          <table:table-cell table:style-name="ce67" table:formula="of:=[.X109] * ([.N109] + [.O109] + [.P109]) / (3 - [.Q109] - [.R109])" office:value-type="float" office:value="314.814814814815">
            <text:p>314.814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10] + [.G110]) / (2 * ( ((([.H110] + [.I110]) / 2) + [.J110]) / 10 )) * [.L110]" office:value-type="float" office:value="283.333333333333">
            <text:p>283.3333</text:p>
          </table:table-cell>
          <table:table-cell table:style-name="ce67" table:formula="of:=[.X110]/[.D110]" office:value-type="float" office:value="0.566666666666667">
            <text:p>0.5667</text:p>
          </table:table-cell>
          <table:table-cell table:style-name="ce72" table:formula="of:=-1*[.X110]/[.E110]" office:value-type="float" office:value="0.566666666666667">
            <text:p>0.5667</text:p>
          </table:table-cell>
          <table:table-cell table:style-name="ce67" table:formula="of:=[.X110] * ([.N110] + [.O110] + [.P110]) / (3 - [.Q110] - [.R110])" office:value-type="float" office:value="425">
            <text:p>425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12] + [.G112]) / (2 * ( ((([.H112] + [.I112]) / 2) + [.J112]) / 10 )) * [.L112]" office:value-type="float" office:value="10.1470588235294">
            <text:p>10.1471</text:p>
          </table:table-cell>
          <table:table-cell table:style-name="ce67" table:formula="of:=[.X112]/[.D112]" office:value-type="float" office:value="0.338235294117647">
            <text:p>0.3382</text:p>
          </table:table-cell>
          <table:table-cell table:style-name="ce72" table:formula="of:=-1*[.X112]/[.E112]" office:value-type="float" office:value="0.507352941176471">
            <text:p>0.5074</text:p>
          </table:table-cell>
          <table:table-cell table:style-name="ce67" table:formula="of:=[.X112] * ([.N112] + [.O112] + [.P112]) / (3 - [.Q112] - [.R112])" office:value-type="float" office:value="10.7964705882353">
            <text:p>10.796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13] + [.G113]) / (2 * ( ((([.H113] + [.I113]) / 2) + [.J113]) / 10 )) * [.L113]" office:value-type="float" office:value="20.2941176470588">
            <text:p>20.2941</text:p>
          </table:table-cell>
          <table:table-cell table:style-name="ce67" table:formula="of:=[.X113]/[.D113]" office:value-type="float" office:value="0.338235294117647">
            <text:p>0.3382</text:p>
          </table:table-cell>
          <table:table-cell table:style-name="ce72" table:formula="of:=-1*[.X113]/[.E113]" office:value-type="float" office:value="0.596885813148789">
            <text:p>0.5969</text:p>
          </table:table-cell>
          <table:table-cell table:style-name="ce67" table:formula="of:=[.X113] * ([.N113] + [.O113] + [.P113]) / (3 - [.Q113] - [.R113])" office:value-type="float" office:value="21.5929411764706">
            <text:p>21.592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415">
            <text:p>415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14] + [.G114]) / (2 * ( ((([.H114] + [.I114]) / 2) + [.J114]) / 10 )) * [.L114]" office:value-type="float" office:value="52.5">
            <text:p>52.5000</text:p>
          </table:table-cell>
          <table:table-cell table:style-name="ce67" table:formula="of:=[.X114]/[.D114]" office:value-type="float" office:value="0.4375">
            <text:p>0.4375</text:p>
          </table:table-cell>
          <table:table-cell table:style-name="ce72" table:formula="of:=-1*[.X114]/[.E114]" office:value-type="float" office:value="0.8203125">
            <text:p>0.8203</text:p>
          </table:table-cell>
          <table:table-cell table:style-name="ce67" table:formula="of:=[.X114] * ([.N114] + [.O114] + [.P114]) / (3 - [.Q114] - [.R114])" office:value-type="float" office:value="55.86">
            <text:p>55.86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47" office:value-type="float" office:value="50">
            <text:p>50</text:p>
          </table:table-cell>
          <table:table-cell table:style-name="ce50" office:value-type="float" office:value="105">
            <text:p>105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15] + [.G115]) / (2 * ( ((([.H115] + [.I115]) / 2) + [.J115]) / 10 )) * [.L115]" office:value-type="float" office:value="13.6764705882353">
            <text:p>13.6765</text:p>
          </table:table-cell>
          <table:table-cell table:style-name="ce67" table:formula="of:=[.X115]/[.D115]" office:value-type="float" office:value="0.379901960784314">
            <text:p>0.3799</text:p>
          </table:table-cell>
          <table:table-cell table:style-name="ce72" table:formula="of:=-1*[.X115]/[.E115]" office:value-type="float" office:value="0.569852941176471">
            <text:p>0.5699</text:p>
          </table:table-cell>
          <table:table-cell table:style-name="ce67" table:formula="of:=[.X115] * ([.N115] + [.O115] + [.P115]) / (3 - [.Q115] - [.R115])" office:value-type="float" office:value="14.5517647058824">
            <text:p>14.551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47" office:value-type="float" office:value="115">
            <text:p>115</text:p>
          </table:table-cell>
          <table:table-cell table:style-name="ce50" office:value-type="float" office:value="265">
            <text:p>265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16] + [.G116]) / (2 * ( ((([.H116] + [.I116]) / 2) + [.J116]) / 10 )) * [.L116]" office:value-type="float" office:value="33.5294117647059">
            <text:p>33.5294</text:p>
          </table:table-cell>
          <table:table-cell table:style-name="ce67" table:formula="of:=[.X116]/[.D116]" office:value-type="float" office:value="0.465686274509804">
            <text:p>0.4657</text:p>
          </table:table-cell>
          <table:table-cell table:style-name="ce72" table:formula="of:=-1*[.X116]/[.E116]" office:value-type="float" office:value="0.728900255754476">
            <text:p>0.7289</text:p>
          </table:table-cell>
          <table:table-cell table:style-name="ce67" table:formula="of:=[.X116] * ([.N116] + [.O116] + [.P116]) / (3 - [.Q116] - [.R116])" office:value-type="float" office:value="35.6752941176471">
            <text:p>35.675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47" office:value-type="float" office:value="260">
            <text:p>260</text:p>
          </table:table-cell>
          <table:table-cell table:style-name="ce50" office:value-type="float" office:value="530">
            <text:p>53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17] + [.G117]) / (2 * ( ((([.H117] + [.I117]) / 2) + [.J117]) / 10 )) * [.L117]" office:value-type="float" office:value="69.7058823529412">
            <text:p>69.7059</text:p>
          </table:table-cell>
          <table:table-cell table:style-name="ce67" table:formula="of:=[.X117]/[.D117]" office:value-type="float" office:value="0.48406862745098">
            <text:p>0.4841</text:p>
          </table:table-cell>
          <table:table-cell table:style-name="ce72" table:formula="of:=-1*[.X117]/[.E117]" office:value-type="float" office:value="0.774509803921569">
            <text:p>0.7745</text:p>
          </table:table-cell>
          <table:table-cell table:style-name="ce67" table:formula="of:=[.X117] * ([.N117] + [.O117] + [.P117]) / (3 - [.Q117] - [.R117])" office:value-type="float" office:value="74.1670588235294">
            <text:p>74.167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47" office:value-type="float" office:value="110">
            <text:p>110</text:p>
          </table:table-cell>
          <table:table-cell table:style-name="ce50" office:value-type="float" office:value="210">
            <text:p>2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45">
            <text:p>45</text:p>
          </table:table-cell>
          <table:table-cell table:style-name="ce47" office:value-type="float" office:value="95">
            <text:p>95</text:p>
          </table:table-cell>
          <table:table-cell table:style-name="ce55" office:value-type="float" office:value="1">
            <text:p>1</text:p>
          </table:table-cell>
          <table:table-cell table:style-name="ce50" office:value-type="float" office:value="0.3">
            <text:p>0.3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52" office:value-type="float" office:value="100">
            <text:p>100</text:p>
          </table:table-cell>
          <table:table-cell table:style-name="ce65" table:formula="of:=([.F118] + [.G118]) / (2 * ( ((([.H118] + [.I118]) / 2) + [.J118]) / 10 )) * [.L118]" office:value-type="float" office:value="28.5714285714286">
            <text:p>28.5714</text:p>
          </table:table-cell>
          <table:table-cell table:style-name="ce67" table:formula="of:=[.X118]/[.D118]" office:value-type="float" office:value="0.285714285714286">
            <text:p>0.2857</text:p>
          </table:table-cell>
          <table:table-cell table:style-name="ce72" table:formula="of:=-1*[.X118]/[.E118]" office:value-type="float" office:value="0.408163265306122">
            <text:p>0.4082</text:p>
          </table:table-cell>
          <table:table-cell table:style-name="ce67" table:formula="of:=[.X118] * ([.N118] + [.O118] + [.P118]) / (3 - [.Q118] - [.R118])" office:value-type="float" office:value="60.1904761904762">
            <text:p>60.190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47" office:value-type="float" office:value="140">
            <text:p>140</text:p>
          </table:table-cell>
          <table:table-cell table:style-name="ce50" office:value-type="float" office:value="260">
            <text:p>26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45">
            <text:p>45</text:p>
          </table:table-cell>
          <table:table-cell table:style-name="ce47" office:value-type="float" office:value="95">
            <text:p>95</text:p>
          </table:table-cell>
          <table:table-cell table:style-name="ce55" office:value-type="float" office:value="1">
            <text:p>1</text:p>
          </table:table-cell>
          <table:table-cell table:style-name="ce50" office:value-type="float" office:value="0.3">
            <text:p>0.3</text:p>
          </table:table-cell>
          <table:table-cell table:style-name="ce55" office:value-type="float" office:value="1.5">
            <text:p>1.5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52" office:value-type="float" office:value="100">
            <text:p>100</text:p>
          </table:table-cell>
          <table:table-cell table:style-name="ce65" table:formula="of:=([.F119] + [.G119]) / (2 * ( ((([.H119] + [.I119]) / 2) + [.J119]) / 10 )) * [.L119]" office:value-type="float" office:value="35.7142857142857">
            <text:p>35.7143</text:p>
          </table:table-cell>
          <table:table-cell table:style-name="ce67" table:formula="of:=[.X119]/[.D119]" office:value-type="float" office:value="0.255102040816327">
            <text:p>0.2551</text:p>
          </table:table-cell>
          <table:table-cell table:style-name="ce72" table:formula="of:=-1*[.X119]/[.E119]" office:value-type="float" office:value="0.446428571428571">
            <text:p>0.4464</text:p>
          </table:table-cell>
          <table:table-cell table:style-name="ce67" table:formula="of:=[.X119] * ([.N119] + [.O119] + [.P119]) / (3 - [.Q119] - [.R119])" office:value-type="float" office:value="75.2380952380952">
            <text:p>75.238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47" office:value-type="float" office:value="1500">
            <text:p>1500</text:p>
          </table:table-cell>
          <table:table-cell table:style-name="ce50" office:value-type="float" office:value="3000">
            <text:p>300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55" office:value-type="float" office:value="0.85">
            <text:p>0.85</text:p>
          </table:table-cell>
          <table:table-cell table:style-name="ce50" office:value-type="float" office:value="0.05">
            <text:p>0.05</text:p>
          </table:table-cell>
          <table:table-cell table:style-name="ce55" office:value-type="float" office:value="1.75">
            <text:p>1.7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20] + [.G120]) / (2 * ( ((([.H120] + [.I120]) / 2) + [.J120]) / 10 )) * [.L120]" office:value-type="float" office:value="236.111111111111">
            <text:p>236.1111</text:p>
          </table:table-cell>
          <table:table-cell table:style-name="ce67" table:formula="of:=[.X120]/[.D120]" office:value-type="float" office:value="0.62962962962963">
            <text:p>0.6296</text:p>
          </table:table-cell>
          <table:table-cell table:style-name="ce72" table:formula="of:=-1*[.X120]/[.E120]" office:value-type="float" office:value="0.858585858585859">
            <text:p>0.8586</text:p>
          </table:table-cell>
          <table:table-cell table:style-name="ce67" table:formula="of:=[.X120] * ([.N120] + [.O120] + [.P120]) / (3 - [.Q120] - [.R120])" office:value-type="float" office:value="274.833333333333">
            <text:p>274.83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47" office:value-type="float" office:value="1750">
            <text:p>1750</text:p>
          </table:table-cell>
          <table:table-cell table:style-name="ce50" office:value-type="float" office:value="3500">
            <text:p>350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55" office:value-type="float" office:value="0.85">
            <text:p>0.85</text:p>
          </table:table-cell>
          <table:table-cell table:style-name="ce50" office:value-type="float" office:value="0.05">
            <text:p>0.05</text:p>
          </table:table-cell>
          <table:table-cell table:style-name="ce55" office:value-type="float" office:value="1.75">
            <text:p>1.7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21] + [.G121]) / (2 * ( ((([.H121] + [.I121]) / 2) + [.J121]) / 10 )) * [.L121]" office:value-type="float" office:value="275.462962962963">
            <text:p>275.4630</text:p>
          </table:table-cell>
          <table:table-cell table:style-name="ce67" table:formula="of:=[.X121]/[.D121]" office:value-type="float" office:value="0.648148148148148">
            <text:p>0.6481</text:p>
          </table:table-cell>
          <table:table-cell table:style-name="ce72" table:formula="of:=-1*[.X121]/[.E121]" office:value-type="float" office:value="0.888590203106332">
            <text:p>0.8886</text:p>
          </table:table-cell>
          <table:table-cell table:style-name="ce67" table:formula="of:=[.X121] * ([.N121] + [.O121] + [.P121]) / (3 - [.Q121] - [.R121])" office:value-type="float" office:value="320.638888888889">
            <text:p>320.638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1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47" office:value-type="float" office:value="7000">
            <text:p>7000</text:p>
          </table:table-cell>
          <table:table-cell table:style-name="ce50" office:value-type="float" office:value="10000">
            <text:p>10000</text:p>
          </table:table-cell>
          <table:table-cell table:style-name="ce55" office:value-type="float" office:value="30">
            <text:p>30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160">
            <text:p>160</text:p>
          </table:table-cell>
          <table:table-cell table:style-name="ce47" office:value-type="float" office:value="250">
            <text:p>250</text:p>
          </table:table-cell>
          <table:table-cell table:style-name="ce55" office:value-type="float" office:value="0.85">
            <text:p>0.85</text:p>
          </table:table-cell>
          <table:table-cell table:style-name="ce50" office:value-type="float" office:value="0.05">
            <text:p>0.05</text:p>
          </table:table-cell>
          <table:table-cell table:style-name="ce55" office:value-type="float" office:value="1.75">
            <text:p>1.75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.66">
            <text:p>0.66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65" table:formula="of:=([.F122] + [.G122]) / (2 * ( ((([.H122] + [.I122]) / 2) + [.J122]) / 10 )) * [.L122]" office:value-type="float" office:value="361.25">
            <text:p>361.2500</text:p>
          </table:table-cell>
          <table:table-cell table:style-name="ce67" table:formula="of:=[.X122]/[.D122]" office:value-type="float" office:value="0.7225">
            <text:p>0.7225</text:p>
          </table:table-cell>
          <table:table-cell table:style-name="ce72" table:formula="of:=-1*[.X122]/[.E122]" office:value-type="float" office:value="0.7225">
            <text:p>0.7225</text:p>
          </table:table-cell>
          <table:table-cell table:style-name="ce67" table:formula="of:=[.X122] * ([.N122] + [.O122] + [.P122]) / (3 - [.Q122] - [.R122])" office:value-type="float" office:value="420.495">
            <text:p>420.49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S</text:p>
          </table:table-cell>
          <table:table-cell table:style-name="ce28" office:value-type="float" office:value="36">
            <text:p>36</text:p>
          </table:table-cell>
          <table:table-cell table:style-name="ce42" office:value-type="float" office:value="-24">
            <text:p>-24</text:p>
          </table:table-cell>
          <table:table-cell table:style-name="ce28" office:value-type="float" office:value="32">
            <text:p>32</text:p>
          </table:table-cell>
          <table:table-cell table:style-name="ce42" office:value-type="float" office:value="82">
            <text:p>8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124] + [.G124]) / (2 * ( ((([.H124] + [.I124]) / 2) + [.J124]) / 10 )) * [.L124]" office:value-type="float" office:value="11.4">
            <text:p>11.4000</text:p>
          </table:table-cell>
          <table:table-cell table:style-name="ce68" table:formula="of:=[.X124]/[.D124]" office:value-type="float" office:value="0.316666666666667">
            <text:p>0.3167</text:p>
          </table:table-cell>
          <table:table-cell table:style-name="ce71" table:formula="of:=-1*[.X124]/[.E124]" office:value-type="float" office:value="0.475">
            <text:p>0.4750</text:p>
          </table:table-cell>
          <table:table-cell table:style-name="ce68" table:formula="of:=[.X124] * ([.N124] + [.O124] + [.P124]) / (3 - [.Q124] - [.R124])" office:value-type="float" office:value="15.2">
            <text:p>15.2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M</text:p>
          </table:table-cell>
          <table:table-cell table:style-name="ce28" office:value-type="float" office:value="72">
            <text:p>72</text:p>
          </table:table-cell>
          <table:table-cell table:style-name="ce42" office:value-type="float" office:value="-46">
            <text:p>-46</text:p>
          </table:table-cell>
          <table:table-cell table:style-name="ce28" office:value-type="float" office:value="98">
            <text:p>98</text:p>
          </table:table-cell>
          <table:table-cell table:style-name="ce42" office:value-type="float" office:value="192">
            <text:p>19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90">
            <text:p>9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125] + [.G125]) / (2 * ( ((([.H125] + [.I125]) / 2) + [.J125]) / 10 )) * [.L125]" office:value-type="float" office:value="29">
            <text:p>29.0000</text:p>
          </table:table-cell>
          <table:table-cell table:style-name="ce68" table:formula="of:=[.X125]/[.D125]" office:value-type="float" office:value="0.402777777777778">
            <text:p>0.4028</text:p>
          </table:table-cell>
          <table:table-cell table:style-name="ce71" table:formula="of:=-1*[.X125]/[.E125]" office:value-type="float" office:value="0.630434782608696">
            <text:p>0.6304</text:p>
          </table:table-cell>
          <table:table-cell table:style-name="ce68" table:formula="of:=[.X125] * ([.N125] + [.O125] + [.P125]) / (3 - [.Q125] - [.R125])" office:value-type="float" office:value="38.6666666666667">
            <text:p>38.66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L</text:p>
          </table:table-cell>
          <table:table-cell table:style-name="ce28" office:value-type="float" office:value="144">
            <text:p>144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208">
            <text:p>208</text:p>
          </table:table-cell>
          <table:table-cell table:style-name="ce42" office:value-type="float" office:value="414">
            <text:p>414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64" table:formula="of:=([.F126] + [.G126]) / (2 * ( ((([.H126] + [.I126]) / 2) + [.J126]) / 10 )) * [.L126]" office:value-type="float" office:value="62.2">
            <text:p>62.2000</text:p>
          </table:table-cell>
          <table:table-cell table:style-name="ce68" table:formula="of:=[.X126]/[.D126]" office:value-type="float" office:value="0.431944444444444">
            <text:p>0.4319</text:p>
          </table:table-cell>
          <table:table-cell table:style-name="ce71" table:formula="of:=-1*[.X126]/[.E126]" office:value-type="float" office:value="0.691111111111111">
            <text:p>0.6911</text:p>
          </table:table-cell>
          <table:table-cell table:style-name="ce68" table:formula="of:=[.X126] * ([.N126] + [.O126] + [.P126]) / (3 - [.Q126] - [.R126])" office:value-type="float" office:value="82.9333333333333">
            <text:p>82.93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102">
            <text:p>102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27] + [.G127]) / (2 * ( ((([.H127] + [.I127]) / 2) + [.J127]) / 10 )) * [.L127]" office:value-type="float" office:value="13.8">
            <text:p>13.8000</text:p>
          </table:table-cell>
          <table:table-cell table:style-name="ce69" table:formula="of:=[.X127]/[.D127]" office:value-type="float" office:value="0.345">
            <text:p>0.3450</text:p>
          </table:table-cell>
          <table:table-cell table:style-name="ce73" table:formula="of:=-1*[.X127]/[.E127]" office:value-type="float" office:value="0.492857142857143">
            <text:p>0.4929</text:p>
          </table:table-cell>
          <table:table-cell table:style-name="ce67" table:formula="of:=[.X127] * ([.N127] + [.O127] + [.P127]) / (3 - [.Q127] - [.R127])" office:value-type="float" office:value="18.4">
            <text:p>18.4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18">
            <text:p>21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28] + [.G128]) / (2 * ( ((([.H128] + [.I128]) / 2) + [.J128]) / 10 )) * [.L128]" office:value-type="float" office:value="33.2">
            <text:p>33.2000</text:p>
          </table:table-cell>
          <table:table-cell table:style-name="ce69" table:formula="of:=[.X128]/[.D128]" office:value-type="float" office:value="0.415">
            <text:p>0.4150</text:p>
          </table:table-cell>
          <table:table-cell table:style-name="ce73" table:formula="of:=-1*[.X128]/[.E128]" office:value-type="float" office:value="0.638461538461538">
            <text:p>0.6385</text:p>
          </table:table-cell>
          <table:table-cell table:style-name="ce67" table:formula="of:=[.X128] * ([.N128] + [.O128] + [.P128]) / (3 - [.Q128] - [.R128])" office:value-type="float" office:value="44.2666666666667">
            <text:p>44.26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28">
            <text:p>228</text:p>
          </table:table-cell>
          <table:table-cell table:style-name="ce43" office:value-type="float" office:value="454">
            <text:p>45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29] + [.G129]) / (2 * ( ((([.H129] + [.I129]) / 2) + [.J129]) / 10 )) * [.L129]" office:value-type="float" office:value="68.2">
            <text:p>68.2000</text:p>
          </table:table-cell>
          <table:table-cell table:style-name="ce69" table:formula="of:=[.X129]/[.D129]" office:value-type="float" office:value="0.42625">
            <text:p>0.4263</text:p>
          </table:table-cell>
          <table:table-cell table:style-name="ce73" table:formula="of:=-1*[.X129]/[.E129]" office:value-type="float" office:value="0.682">
            <text:p>0.6820</text:p>
          </table:table-cell>
          <table:table-cell table:style-name="ce67" table:formula="of:=[.X129] * ([.N129] + [.O129] + [.P129]) / (3 - [.Q129] - [.R129])" office:value-type="float" office:value="90.9333333333333">
            <text:p>90.93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Matter Annihilato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30] + [.G130]) / (2 * ( ((([.H130] + [.I130]) / 2) + [.J130]) / 10 )) * [.L130]" office:value-type="float" office:value="223.125">
            <text:p>223.1250</text:p>
          </table:table-cell>
          <table:table-cell table:style-name="ce69" table:formula="of:=[.X130]/[.D130]" office:value-type="float" office:value="0.595">
            <text:p>0.5950</text:p>
          </table:table-cell>
          <table:table-cell table:style-name="ce73" table:formula="of:=-1*[.X130]/[.E130]" office:value-type="float" office:value="0.796875">
            <text:p>0.7969</text:p>
          </table:table-cell>
          <table:table-cell table:style-name="ce67" table:formula="of:=[.X130] * ([.N130] + [.O130] + [.P130]) / (3 - [.Q130] - [.R130])" office:value-type="float" office:value="297.5">
            <text:p>297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Matter Annihilato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40">
            <text:p>2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31] + [.G131]) / (2 * ( ((([.H131] + [.I131]) / 2) + [.J131]) / 10 )) * [.L131]" office:value-type="float" office:value="303.571428571429">
            <text:p>303.5714</text:p>
          </table:table-cell>
          <table:table-cell table:style-name="ce69" table:formula="of:=[.X131]/[.D131]" office:value-type="float" office:value="0.607142857142857">
            <text:p>0.6071</text:p>
          </table:table-cell>
          <table:table-cell table:style-name="ce73" table:formula="of:=-1*[.X131]/[.E131]" office:value-type="float" office:value="0.607142857142857">
            <text:p>0.6071</text:p>
          </table:table-cell>
          <table:table-cell table:style-name="ce67" table:formula="of:=[.X131] * ([.N131] + [.O131] + [.P131]) / (3 - [.Q131] - [.R131])" office:value-type="float" office:value="404.761904761905">
            <text:p>404.761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32] + [.G132]) / (2 * ( ((([.H132] + [.I132]) / 2) + [.J132]) / 10 )) * [.L132]" office:value-type="float" office:value="16">
            <text:p>16.0000</text:p>
          </table:table-cell>
          <table:table-cell table:style-name="ce69" table:formula="of:=[.X132]/[.D132]" office:value-type="float" office:value="0.32">
            <text:p>0.3200</text:p>
          </table:table-cell>
          <table:table-cell table:style-name="ce73" table:formula="of:=-1*[.X132]/[.E132]" office:value-type="float" office:value="0.470588235294118">
            <text:p>0.4706</text:p>
          </table:table-cell>
          <table:table-cell table:style-name="ce67" table:formula="of:=[.X132] * ([.N132] + [.O132] + [.P132]) / (3 - [.Q132] - [.R132])" office:value-type="float" office:value="22.6666666666667">
            <text:p>22.66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28">
            <text:p>128</text:p>
          </table:table-cell>
          <table:table-cell table:style-name="ce43" office:value-type="float" office:value="236">
            <text:p>23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33] + [.G133]) / (2 * ( ((([.H133] + [.I133]) / 2) + [.J133]) / 10 )) * [.L133]" office:value-type="float" office:value="36.4">
            <text:p>36.4000</text:p>
          </table:table-cell>
          <table:table-cell table:style-name="ce69" table:formula="of:=[.X133]/[.D133]" office:value-type="float" office:value="0.364">
            <text:p>0.3640</text:p>
          </table:table-cell>
          <table:table-cell table:style-name="ce73" table:formula="of:=-1*[.X133]/[.E133]" office:value-type="float" office:value="0.606666666666667">
            <text:p>0.6067</text:p>
          </table:table-cell>
          <table:table-cell table:style-name="ce67" table:formula="of:=[.X133] * ([.N133] + [.O133] + [.P133]) / (3 - [.Q133] - [.R133])" office:value-type="float" office:value="51.5666666666667">
            <text:p>51.56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46">
            <text:p>246</text:p>
          </table:table-cell>
          <table:table-cell table:style-name="ce43" office:value-type="float" office:value="458">
            <text:p>45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34] + [.G134]) / (2 * ( ((([.H134] + [.I134]) / 2) + [.J134]) / 10 )) * [.L134]" office:value-type="float" office:value="70.4">
            <text:p>70.4000</text:p>
          </table:table-cell>
          <table:table-cell table:style-name="ce69" table:formula="of:=[.X134]/[.D134]" office:value-type="float" office:value="0.352">
            <text:p>0.3520</text:p>
          </table:table-cell>
          <table:table-cell table:style-name="ce73" table:formula="of:=-1*[.X134]/[.E134]" office:value-type="float" office:value="0.64">
            <text:p>0.6400</text:p>
          </table:table-cell>
          <table:table-cell table:style-name="ce67" table:formula="of:=[.X134] * ([.N134] + [.O134] + [.P134]) / (3 - [.Q134] - [.R134])" office:value-type="float" office:value="99.7333333333333">
            <text:p>99.73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Reality Eraser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700">
            <text:p>1700</text:p>
          </table:table-cell>
          <table:table-cell table:style-name="ce43" office:value-type="float" office:value="2850">
            <text:p>28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35] + [.G135]) / (2 * ( ((([.H135] + [.I135]) / 2) + [.J135]) / 10 )) * [.L135]" office:value-type="float" office:value="241.71875">
            <text:p>241.7188</text:p>
          </table:table-cell>
          <table:table-cell table:style-name="ce69" table:formula="of:=[.X135]/[.D135]" office:value-type="float" office:value="0.56875">
            <text:p>0.5688</text:p>
          </table:table-cell>
          <table:table-cell table:style-name="ce73" table:formula="of:=-1*[.X135]/[.E135]" office:value-type="float" office:value="0.732481060606061">
            <text:p>0.7325</text:p>
          </table:table-cell>
          <table:table-cell table:style-name="ce67" table:formula="of:=[.X135] * ([.N135] + [.O135] + [.P135]) / (3 - [.Q135] - [.R135])" office:value-type="float" office:value="342.434895833333">
            <text:p>342.434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Reality Eraser</text:p>
          </table:table-cell>
          <table:table-cell table:style-name="ce30" office:value-type="string">
            <text:p>T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-550">
            <text:p>-550</text:p>
          </table:table-cell>
          <table:table-cell table:style-name="ce30" office:value-type="float" office:value="7000">
            <text:p>7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6" table:formula="of:=([.F136] + [.G136]) / (2 * ( ((([.H136] + [.I136]) / 2) + [.J136]) / 10 )) * [.L136]" office:value-type="float" office:value="323.809523809524">
            <text:p>323.8095</text:p>
          </table:table-cell>
          <table:table-cell table:style-name="ce69" table:formula="of:=[.X136]/[.D136]" office:value-type="float" office:value="0.53968253968254">
            <text:p>0.5397</text:p>
          </table:table-cell>
          <table:table-cell table:style-name="ce73" table:formula="of:=-1*[.X136]/[.E136]" office:value-type="float" office:value="0.588744588744589">
            <text:p>0.5887</text:p>
          </table:table-cell>
          <table:table-cell table:style-name="ce67" table:formula="of:=[.X136] * ([.N136] + [.O136] + [.P136]) / (3 - [.Q136] - [.R136])" office:value-type="float" office:value="458.730158730159">
            <text:p>458.730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4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Marauder Missiles</text:p>
          </table:table-cell>
          <table:table-cell table:style-name="ce28" office:value-type="string">
            <text:p>G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86">
            <text:p>86</text:p>
          </table:table-cell>
          <table:table-cell table:style-name="ce42" office:value-type="float" office:value="114">
            <text:p>114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42">
            <text:p>42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64" table:formula="of:=([.F138] + [.G138]) / (2 * ( ((([.H138] + [.I138]) / 2) + [.J138]) / 10 )) * [.L138]" office:value-type="float" office:value="20">
            <text:p>20.0000</text:p>
          </table:table-cell>
          <table:table-cell table:style-name="ce68" table:formula="of:=[.X138]/[.D138]" office:value-type="float" office:value="0.344827586206897">
            <text:p>0.3448</text:p>
          </table:table-cell>
          <table:table-cell table:style-name="ce71" table:formula="of:=-1*[.X138]/[.E138]" office:value-type="float" office:value="0.769230769230769">
            <text:p>0.7692</text:p>
          </table:table-cell>
          <table:table-cell table:style-name="ce68" table:formula="of:=[.X138] * ([.N138] + [.O138] + [.P138]) / (3 - [.Q138] - [.R138])" office:value-type="float" office:value="30">
            <text:p>3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oker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110">
            <text:p>110</text:p>
          </table:table-cell>
          <table:table-cell table:style-name="ce39" office:value-type="float" office:value="144">
            <text:p>144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42">
            <text:p>42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.25</text:p>
          </table:table-cell>
          <table:table-cell table:style-name="ce29" office:value-type="float" office:value="1.15">
            <text:p>1.1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2">
            <text:p>12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39" office:value-type="float" office:value="100">
            <text:p>100</text:p>
          </table:table-cell>
          <table:table-cell table:style-name="ce65" table:formula="of:=([.F139] + [.G139]) / (2 * ( ((([.H139] + [.I139]) / 2) + [.J139]) / 10 )) * [.L139]" office:value-type="float" office:value="25.4">
            <text:p>25.4000</text:p>
          </table:table-cell>
          <table:table-cell table:style-name="ce67" table:formula="of:=[.X139]/[.D139]" office:value-type="float" office:value="0.352777777777778">
            <text:p>0.3528</text:p>
          </table:table-cell>
          <table:table-cell table:style-name="ce72" table:formula="of:=-1*[.X139]/[.E139]" office:value-type="float" office:value="0.846666666666667">
            <text:p>0.8467</text:p>
          </table:table-cell>
          <table:table-cell table:style-name="ce67" table:formula="of:=[.X139] * ([.N139] + [.O139] + [.P139]) / (3 - [.Q139] - [.R139])" office:value-type="float" office:value="40.005">
            <text:p>40.00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raith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86">
            <text:p>86</text:p>
          </table:table-cell>
          <table:table-cell table:style-name="ce39" office:value-type="float" office:value="-35">
            <text:p>-35</text:p>
          </table:table-cell>
          <table:table-cell table:style-name="ce29" office:value-type="float" office:value="138">
            <text:p>138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42">
            <text:p>42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.25</text:p>
          </table:table-cell>
          <table:table-cell table:style-name="ce29" office:value-type="float" office:value="1.15">
            <text:p>1.1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4">
            <text:p>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00">
            <text:p>100</text:p>
          </table:table-cell>
          <table:table-cell table:style-name="ce65" table:formula="of:=([.F140] + [.G140]) / (2 * ( ((([.H140] + [.I140]) / 2) + [.J140]) / 10 )) * [.L140]" office:value-type="float" office:value="31.8">
            <text:p>31.8000</text:p>
          </table:table-cell>
          <table:table-cell table:style-name="ce67" table:formula="of:=[.X140]/[.D140]" office:value-type="float" office:value="0.369767441860465">
            <text:p>0.3698</text:p>
          </table:table-cell>
          <table:table-cell table:style-name="ce72" table:formula="of:=-1*[.X140]/[.E140]" office:value-type="float" office:value="0.908571428571429">
            <text:p>0.9086</text:p>
          </table:table-cell>
          <table:table-cell table:style-name="ce67" table:formula="of:=[.X140] * ([.N140] + [.O140] + [.P140]) / (3 - [.Q140] - [.R140])" office:value-type="float" office:value="50.085">
            <text:p>50.08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0">
            <text:p>4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64" table:formula="of:=([.F141] + [.G141]) / (2 * ( ((([.H141] + [.I141]) / 2) + [.J141]) / 10 )) * [.L141]" office:value-type="float" office:value="12.2727272727273">
            <text:p>12.2727</text:p>
          </table:table-cell>
          <table:table-cell table:style-name="ce68" table:formula="of:=[.X141]/[.D141]" office:value-type="float" office:value="0.188811188811189">
            <text:p>0.1888</text:p>
          </table:table-cell>
          <table:table-cell table:style-name="ce71" table:formula="of:=-1*[.X141]/[.E141]" office:value-type="float" office:value="0.472027972027972">
            <text:p>0.4720</text:p>
          </table:table-cell>
          <table:table-cell table:style-name="ce68" table:formula="of:=[.X141] * ([.N141] + [.O141] + [.P141]) / (3 - [.Q141] - [.R141])" office:value-type="float" office:value="18.4090909090909">
            <text:p>18.409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68">
            <text:p>68</text:p>
          </table:table-cell>
          <table:table-cell table:style-name="ce30" office:value-type="float" office:value="1">
            <text:p>1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65" table:formula="of:=([.F142] + [.G142]) / (2 * ( ((([.H142] + [.I142]) / 2) + [.J142]) / 10 )) * [.L142]" office:value-type="float" office:value="17.5757575757576">
            <text:p>17.5758</text:p>
          </table:table-cell>
          <table:table-cell table:style-name="ce67" table:formula="of:=[.X142]/[.D142]" office:value-type="float" office:value="0.21969696969697">
            <text:p>0.2197</text:p>
          </table:table-cell>
          <table:table-cell table:style-name="ce72" table:formula="of:=-1*[.X142]/[.E142]" office:value-type="float" office:value="0.502164502164502">
            <text:p>0.5022</text:p>
          </table:table-cell>
          <table:table-cell table:style-name="ce67" table:formula="of:=[.X142] * ([.N142] + [.O142] + [.P142]) / (3 - [.Q142] - [.R142])" office:value-type="float" office:value="26.3636363636364">
            <text:p>26.363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">
            <text:p>1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65" table:formula="of:=([.F143] + [.G143]) / (2 * ( ((([.H143] + [.I143]) / 2) + [.J143]) / 10 )) * [.L143]" office:value-type="float" office:value="23.4848484848485">
            <text:p>23.4848</text:p>
          </table:table-cell>
          <table:table-cell table:style-name="ce67" table:formula="of:=[.X143]/[.D143]" office:value-type="float" office:value="0.247208931419458">
            <text:p>0.2472</text:p>
          </table:table-cell>
          <table:table-cell table:style-name="ce72" table:formula="of:=-1*[.X143]/[.E143]" office:value-type="float" office:value="0.479282622139765">
            <text:p>0.4793</text:p>
          </table:table-cell>
          <table:table-cell table:style-name="ce67" table:formula="of:=[.X143] * ([.N143] + [.O143] + [.P143]) / (3 - [.Q143] - [.R143])" office:value-type="float" office:value="35.2272727272727">
            <text:p>35.227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275">
            <text:p>275</text:p>
          </table:table-cell>
          <table:table-cell table:style-name="ce42" office:value-type="float" office:value="445">
            <text:p>44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60">
            <text:p>16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14">
            <text:p>14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64" table:formula="of:=([.F144] + [.G144]) / (2 * ( ((([.H144] + [.I144]) / 2) + [.J144]) / 10 )) * [.L144]" office:value-type="float" office:value="21.0526315789474">
            <text:p>21.0526</text:p>
          </table:table-cell>
          <table:table-cell table:style-name="ce68" table:formula="of:=[.X144]/[.D144]" office:value-type="float" office:value="0.309597523219814">
            <text:p>0.3096</text:p>
          </table:table-cell>
          <table:table-cell table:style-name="ce71" table:formula="of:=-1*[.X144]/[.E144]" office:value-type="float" office:value="0.809716599190283">
            <text:p>0.8097</text:p>
          </table:table-cell>
          <table:table-cell table:style-name="ce68" table:formula="of:=[.X144] * ([.N144] + [.O144] + [.P144]) / (3 - [.Q144] - [.R144])" office:value-type="float" office:value="36.8421052631579">
            <text:p>36.842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345">
            <text:p>345</text:p>
          </table:table-cell>
          <table:table-cell table:style-name="ce43" office:value-type="float" office:value="565">
            <text:p>56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5" table:formula="of:=([.F145] + [.G145]) / (2 * ( ((([.H145] + [.I145]) / 2) + [.J145]) / 10 )) * [.L145]" office:value-type="float" office:value="26.6081871345029">
            <text:p>26.6082</text:p>
          </table:table-cell>
          <table:table-cell table:style-name="ce67" table:formula="of:=[.X145]/[.D145]" office:value-type="float" office:value="0.316764132553606">
            <text:p>0.3168</text:p>
          </table:table-cell>
          <table:table-cell table:style-name="ce72" table:formula="of:=-1*[.X145]/[.E145]" office:value-type="float" office:value="0.806308701045543">
            <text:p>0.8063</text:p>
          </table:table-cell>
          <table:table-cell table:style-name="ce67" table:formula="of:=[.X145] * ([.N145] + [.O145] + [.P145]) / (3 - [.Q145] - [.R145])" office:value-type="float" office:value="46.5643274853801">
            <text:p>46.564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425">
            <text:p>425</text:p>
          </table:table-cell>
          <table:table-cell table:style-name="ce51" office:value-type="float" office:value="705">
            <text:p>7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5" table:formula="of:=([.F146] + [.G146]) / (2 * ( ((([.H146] + [.I146]) / 2) + [.J146]) / 10 )) * [.L146]" office:value-type="float" office:value="33.0409356725146">
            <text:p>33.0409</text:p>
          </table:table-cell>
          <table:table-cell table:style-name="ce67" table:formula="of:=[.X146]/[.D146]" office:value-type="float" office:value="0.330409356725146">
            <text:p>0.3304</text:p>
          </table:table-cell>
          <table:table-cell table:style-name="ce72" table:formula="of:=-1*[.X146]/[.E146]" office:value-type="float" office:value="0.80587647981743">
            <text:p>0.8059</text:p>
          </table:table-cell>
          <table:table-cell table:style-name="ce67" table:formula="of:=[.X146] * ([.N146] + [.O146] + [.P146]) / (3 - [.Q146] - [.R146])" office:value-type="float" office:value="57.8216374269006">
            <text:p>57.821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1000">
            <text:p>100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47] + [.G147]) / (2 * ( ((([.H147] + [.I147]) / 2) + [.J147]) / 10 )) * [.L147]" office:value-type="float" office:value="66.6666666666667">
            <text:p>66.6667</text:p>
          </table:table-cell>
          <table:table-cell table:style-name="ce67" table:formula="of:=[.X147]/[.D147]" office:value-type="float" office:value="0.444444444444444">
            <text:p>0.4444</text:p>
          </table:table-cell>
          <table:table-cell table:style-name="ce72" table:formula="of:=-1*[.X147]/[.E147]" office:value-type="float" office:value="1.02564102564103">
            <text:p>1.0256</text:p>
          </table:table-cell>
          <table:table-cell table:style-name="ce67" table:formula="of:=[.X147] * ([.N147] + [.O147] + [.P147]) / (3 - [.Q147] - [.R147])" office:value-type="float" office:value="100">
            <text:p>10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400">
            <text:p>14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5" table:formula="of:=([.F148] + [.G148]) / (2 * ( ((([.H148] + [.I148]) / 2) + [.J148]) / 10 )) * [.L148]" office:value-type="float" office:value="244.186046511628">
            <text:p>244.1860</text:p>
          </table:table-cell>
          <table:table-cell table:style-name="ce67" table:formula="of:=[.X148]/[.D148]" office:value-type="float" office:value="0.651162790697674">
            <text:p>0.6512</text:p>
          </table:table-cell>
          <table:table-cell table:style-name="ce72" table:formula="of:=-1*[.X148]/[.E148]" office:value-type="float" office:value="0.813953488372093">
            <text:p>0.8140</text:p>
          </table:table-cell>
          <table:table-cell table:style-name="ce67" table:formula="of:=[.X148] * ([.N148] + [.O148] + [.P148]) / (3 - [.Q148] - [.R148])" office:value-type="float" office:value="454.186046511628">
            <text:p>454.186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3100">
            <text:p>31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10">
            <text:p>11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5" table:formula="of:=([.F149] + [.G149]) / (2 * ( ((([.H149] + [.I149]) / 2) + [.J149]) / 10 )) * [.L149]" office:value-type="float" office:value="273.255813953488">
            <text:p>273.2558</text:p>
          </table:table-cell>
          <table:table-cell table:style-name="ce67" table:formula="of:=[.X149]/[.D149]" office:value-type="float" office:value="0.658447744466237">
            <text:p>0.6584</text:p>
          </table:table-cell>
          <table:table-cell table:style-name="ce72" table:formula="of:=-1*[.X149]/[.E149]" office:value-type="float" office:value="0.840787119856887">
            <text:p>0.8408</text:p>
          </table:table-cell>
          <table:table-cell table:style-name="ce67" table:formula="of:=[.X149] * ([.N149] + [.O149] + [.P149]) / (3 - [.Q149] - [.R149])" office:value-type="float" office:value="508.255813953488">
            <text:p>508.255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3400">
            <text:p>34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20">
            <text:p>1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5" table:formula="of:=([.F150] + [.G150]) / (2 * ( ((([.H150] + [.I150]) / 2) + [.J150]) / 10 )) * [.L150]" office:value-type="float" office:value="322.58064516129">
            <text:p>322.5806</text:p>
          </table:table-cell>
          <table:table-cell table:style-name="ce67" table:formula="of:=[.X150]/[.D150]" office:value-type="float" office:value="0.645161290322581">
            <text:p>0.6452</text:p>
          </table:table-cell>
          <table:table-cell table:style-name="ce72" table:formula="of:=-1*[.X150]/[.E150]" office:value-type="float" office:value="0.645161290322581">
            <text:p>0.6452</text:p>
          </table:table-cell>
          <table:table-cell table:style-name="ce67" table:formula="of:=[.X150] * ([.N150] + [.O150] + [.P150]) / (3 - [.Q150] - [.R150])" office:value-type="float" office:value="600">
            <text:p>60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51] + [.G151]) / (2 * ( ((([.H151] + [.I151]) / 2) + [.J151]) / 10 )) * [.L151]" office:value-type="float" office:value="34.020618556701">
            <text:p>34.0206</text:p>
          </table:table-cell>
          <table:table-cell table:style-name="ce67" table:formula="of:=[.X151]/[.D151]" office:value-type="float" office:value="0.756013745704467">
            <text:p>0.7560</text:p>
          </table:table-cell>
          <table:table-cell table:style-name="ce72" table:formula="of:=-1*[.X151]/[.E151]" office:value-type="float" office:value="1.70103092783505">
            <text:p>1.7010</text:p>
          </table:table-cell>
          <table:table-cell table:style-name="ce67" table:formula="of:=[.X151] * ([.N151] + [.O151] + [.P151]) / (3 - [.Q151] - [.R151])" office:value-type="float" office:value="56.1340206185567">
            <text:p>56.134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500">
            <text:p>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52] + [.G152]) / (2 * ( ((([.H152] + [.I152]) / 2) + [.J152]) / 10 )) * [.L152]" office:value-type="float" office:value="43.956043956044">
            <text:p>43.9560</text:p>
          </table:table-cell>
          <table:table-cell table:style-name="ce67" table:formula="of:=[.X152]/[.D152]" office:value-type="float" office:value="0.43956043956044">
            <text:p>0.4396</text:p>
          </table:table-cell>
          <table:table-cell table:style-name="ce72" table:formula="of:=-1*[.X152]/[.E152]" office:value-type="float" office:value="0.879120879120879">
            <text:p>0.8791</text:p>
          </table:table-cell>
          <table:table-cell table:style-name="ce67" table:formula="of:=[.X152] * ([.N152] + [.O152] + [.P152]) / (3 - [.Q152] - [.R152])" office:value-type="float" office:value="105.494505494506">
            <text:p>105.494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X</text:p>
          </table:table-cell>
          <table:table-cell table:style-name="ce29" office:value-type="float" office:value="420">
            <text:p>420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400">
            <text:p>24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53] + [.G153]) / (2 * ( ((([.H153] + [.I153]) / 2) + [.J153]) / 10 )) * [.L153]" office:value-type="float" office:value="197.802197802198">
            <text:p>197.8022</text:p>
          </table:table-cell>
          <table:table-cell table:style-name="ce67" table:formula="of:=[.X153]/[.D153]" office:value-type="float" office:value="0.470957613814757">
            <text:p>0.4710</text:p>
          </table:table-cell>
          <table:table-cell table:style-name="ce72" table:formula="of:=-1*[.X153]/[.E153]" office:value-type="float" office:value="0.599400599400599">
            <text:p>0.5994</text:p>
          </table:table-cell>
          <table:table-cell table:style-name="ce67" table:formula="of:=[.X153] * ([.N153] + [.O153] + [.P153]) / (3 - [.Q153] - [.R153])" office:value-type="float" office:value="474.725274725275">
            <text:p>474.725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T</text:p>
          </table:table-cell>
          <table:table-cell table:style-name="ce29" office:value-type="float" office:value="600">
            <text:p>6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650">
            <text:p>265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20">
            <text:p>1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54] + [.G154]) / (2 * ( ((([.H154] + [.I154]) / 2) + [.J154]) / 10 )) * [.L154]" office:value-type="float" office:value="251.515151515152">
            <text:p>251.5152</text:p>
          </table:table-cell>
          <table:table-cell table:style-name="ce67" table:formula="of:=[.X154]/[.D154]" office:value-type="float" office:value="0.419191919191919">
            <text:p>0.4192</text:p>
          </table:table-cell>
          <table:table-cell table:style-name="ce72" table:formula="of:=-1*[.X154]/[.E154]" office:value-type="float" office:value="0.503030303030303">
            <text:p>0.5030</text:p>
          </table:table-cell>
          <table:table-cell table:style-name="ce67" table:formula="of:=[.X154] * ([.N154] + [.O154] + [.P154]) / (3 - [.Q154] - [.R154])" office:value-type="float" office:value="603.636363636364">
            <text:p>603.636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0" office:value-type="string">
            <text:p>scourge</text:p>
          </table:table-cell>
          <table:table-cell table:style-name="ce19" office:value-type="string">
            <text:p>Scourge Missiles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45">
            <text:p>-45</text:p>
          </table:table-cell>
          <table:table-cell table:style-name="ce28" office:value-type="float" office:value="196">
            <text:p>196</text:p>
          </table:table-cell>
          <table:table-cell table:style-name="ce42" office:value-type="float" office:value="388">
            <text:p>38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1">
            <text:p>0.1</text:p>
          </table:table-cell>
          <table:table-cell table:style-name="ce40" office:value-type="float" office:value="120">
            <text:p>120</text:p>
          </table:table-cell>
          <table:table-cell table:style-name="ce64" table:formula="of:=([.F156] + [.G156]) / (2 * ( ((([.H156] + [.I156]) / 2) + [.J156]) / 10 )) * [.L156]" office:value-type="float" office:value="58.4">
            <text:p>58.4000</text:p>
          </table:table-cell>
          <table:table-cell table:style-name="ce68" table:formula="of:=[.X156]/[.D156]" office:value-type="float" office:value="0.584">
            <text:p>0.5840</text:p>
          </table:table-cell>
          <table:table-cell table:style-name="ce71" table:formula="of:=-1*[.X156]/[.E156]" office:value-type="float" office:value="1.29777777777778">
            <text:p>1.2978</text:p>
          </table:table-cell>
          <table:table-cell table:style-name="ce68" table:formula="of:=[.X156] * ([.N156] + [.O156] + [.P156]) / (3 - [.Q156] - [.R156])" office:value-type="float" office:value="204.4">
            <text:p>204.4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58] + [.G158]) / (2 * ( ((([.H158] + [.I158]) / 2) + [.J158]) / 10 )) * [.L158]" office:value-type="float" office:value="9.42391304347826">
            <text:p>9.4239</text:p>
          </table:table-cell>
          <table:table-cell table:style-name="ce67" table:formula="of:=[.X158]/[.D158]" office:value-type="float" office:value="0.314130434782609">
            <text:p>0.3141</text:p>
          </table:table-cell>
          <table:table-cell table:style-name="ce72" table:formula="of:=-1*[.X158]/[.E158]" office:value-type="float" office:value="0.471195652173913">
            <text:p>0.4712</text:p>
          </table:table-cell>
          <table:table-cell table:style-name="ce67" table:formula="of:=[.X158] * ([.N158] + [.O158] + [.P158]) / (3 - [.Q158] - [.R158])" office:value-type="float" office:value="11.4657608695652">
            <text:p>11.465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36">
            <text:p>13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59] + [.G159]) / (2 * ( ((([.H159] + [.I159]) / 2) + [.J159]) / 10 )) * [.L159]" office:value-type="float" office:value="19.0326086956522">
            <text:p>19.0326</text:p>
          </table:table-cell>
          <table:table-cell table:style-name="ce67" table:formula="of:=[.X159]/[.D159]" office:value-type="float" office:value="0.317210144927536">
            <text:p>0.3172</text:p>
          </table:table-cell>
          <table:table-cell table:style-name="ce72" table:formula="of:=-1*[.X159]/[.E159]" office:value-type="float" office:value="0.559782608695652">
            <text:p>0.5598</text:p>
          </table:table-cell>
          <table:table-cell table:style-name="ce67" table:formula="of:=[.X159] * ([.N159] + [.O159] + [.P159]) / (3 - [.Q159] - [.R159])" office:value-type="float" office:value="23.1563405797101">
            <text:p>23.156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60] + [.G160]) / (2 * ( ((([.H160] + [.I160]) / 2) + [.J160]) / 10 )) * [.L160]" office:value-type="float" office:value="45.6413043478261">
            <text:p>45.6413</text:p>
          </table:table-cell>
          <table:table-cell table:style-name="ce67" table:formula="of:=[.X160]/[.D160]" office:value-type="float" office:value="0.380344202898551">
            <text:p>0.3803</text:p>
          </table:table-cell>
          <table:table-cell table:style-name="ce72" table:formula="of:=-1*[.X160]/[.E160]" office:value-type="float" office:value="0.713145380434783">
            <text:p>0.7131</text:p>
          </table:table-cell>
          <table:table-cell table:style-name="ce67" table:formula="of:=[.X160] * ([.N160] + [.O160] + [.P160]) / (3 - [.Q160] - [.R160])" office:value-type="float" office:value="55.5302536231884">
            <text:p>55.530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61] + [.G161]) / (2 * ( ((([.H161] + [.I161]) / 2) + [.J161]) / 10 )) * [.L161]" office:value-type="float" office:value="11.6413043478261">
            <text:p>11.6413</text:p>
          </table:table-cell>
          <table:table-cell table:style-name="ce67" table:formula="of:=[.X161]/[.D161]" office:value-type="float" office:value="0.323369565217391">
            <text:p>0.3234</text:p>
          </table:table-cell>
          <table:table-cell table:style-name="ce72" table:formula="of:=-1*[.X161]/[.E161]" office:value-type="float" office:value="0.485054347826087">
            <text:p>0.4851</text:p>
          </table:table-cell>
          <table:table-cell table:style-name="ce67" table:formula="of:=[.X161] * ([.N161] + [.O161] + [.P161]) / (3 - [.Q161] - [.R161])" office:value-type="float" office:value="14.1635869565217">
            <text:p>14.163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62] + [.G162]) / (2 * ( ((([.H162] + [.I162]) / 2) + [.J162]) / 10 )) * [.L162]" office:value-type="float" office:value="30.4891304347826">
            <text:p>30.4891</text:p>
          </table:table-cell>
          <table:table-cell table:style-name="ce67" table:formula="of:=[.X162]/[.D162]" office:value-type="float" office:value="0.423460144927536">
            <text:p>0.4235</text:p>
          </table:table-cell>
          <table:table-cell table:style-name="ce72" table:formula="of:=-1*[.X162]/[.E162]" office:value-type="float" office:value="0.662807183364839">
            <text:p>0.6628</text:p>
          </table:table-cell>
          <table:table-cell table:style-name="ce67" table:formula="of:=[.X162] * ([.N162] + [.O162] + [.P162]) / (3 - [.Q162] - [.R162])" office:value-type="float" office:value="37.0951086956522">
            <text:p>37.095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163] + [.G163]) / (2 * ( ((([.H163] + [.I163]) / 2) + [.J163]) / 10 )) * [.L163]" office:value-type="float" office:value="60.054347826087">
            <text:p>60.0543</text:p>
          </table:table-cell>
          <table:table-cell table:style-name="ce67" table:formula="of:=[.X163]/[.D163]" office:value-type="float" office:value="0.417044082125604">
            <text:p>0.4170</text:p>
          </table:table-cell>
          <table:table-cell table:style-name="ce72" table:formula="of:=-1*[.X163]/[.E163]" office:value-type="float" office:value="0.667270531400966">
            <text:p>0.6673</text:p>
          </table:table-cell>
          <table:table-cell table:style-name="ce67" table:formula="of:=[.X163] * ([.N163] + [.O163] + [.P163]) / (3 - [.Q163] - [.R163])" office:value-type="float" office:value="73.0661231884058">
            <text:p>73.066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470">
            <text:p>47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90">
            <text:p>9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5" table:formula="of:=([.F164] + [.G164]) / (2 * ( ((([.H164] + [.I164]) / 2) + [.J164]) / 10 )) * [.L164]" office:value-type="float" office:value="35.6435643564356">
            <text:p>35.6436</text:p>
          </table:table-cell>
          <table:table-cell table:style-name="ce67" table:formula="of:=[.X164]/[.D164]" office:value-type="float" office:value="0.356435643564356">
            <text:p>0.3564</text:p>
          </table:table-cell>
          <table:table-cell table:style-name="ce72" table:formula="of:=-1*[.X164]/[.E164]" office:value-type="float" office:value="0.712871287128713">
            <text:p>0.7129</text:p>
          </table:table-cell>
          <table:table-cell table:style-name="ce67" table:formula="of:=[.X164] * ([.N164] + [.O164] + [.P164]) / (3 - [.Q164] - [.R164])" office:value-type="float" office:value="66.8316831683168">
            <text:p>66.831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330">
            <text:p>330</text:p>
          </table:table-cell>
          <table:table-cell table:style-name="ce43" office:value-type="float" office:value="550">
            <text:p>550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90">
            <text:p>9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65" table:formula="of:=([.F165] + [.G165]) / (2 * ( ((([.H165] + [.I165]) / 2) + [.J165]) / 10 )) * [.L165]" office:value-type="float" office:value="43.5643564356436">
            <text:p>43.5644</text:p>
          </table:table-cell>
          <table:table-cell table:style-name="ce67" table:formula="of:=[.X165]/[.D165]" office:value-type="float" office:value="0.363036303630363">
            <text:p>0.3630</text:p>
          </table:table-cell>
          <table:table-cell table:style-name="ce72" table:formula="of:=-1*[.X165]/[.E165]" office:value-type="float" office:value="0.726072607260726">
            <text:p>0.7261</text:p>
          </table:table-cell>
          <table:table-cell table:style-name="ce67" table:formula="of:=[.X165] * ([.N165] + [.O165] + [.P165]) / (3 - [.Q165] - [.R165])" office:value-type="float" office:value="81.6831683168317">
            <text:p>81.683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66] + [.G166]) / (2 * ( ((([.H166] + [.I166]) / 2) + [.J166]) / 10 )) * [.L166]" office:value-type="float" office:value="244.505494505495">
            <text:p>244.5055</text:p>
          </table:table-cell>
          <table:table-cell table:style-name="ce67" table:formula="of:=[.X166]/[.D166]" office:value-type="float" office:value="0.652014652014652">
            <text:p>0.6520</text:p>
          </table:table-cell>
          <table:table-cell table:style-name="ce72" table:formula="of:=-1*[.X166]/[.E166]" office:value-type="float" office:value="0.815018315018315">
            <text:p>0.8150</text:p>
          </table:table-cell>
          <table:table-cell table:style-name="ce67" table:formula="of:=[.X166] * ([.N166] + [.O166] + [.P166]) / (3 - [.Q166] - [.R166])" office:value-type="float" office:value="458.447802197802">
            <text:p>458.447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450">
            <text:p>145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10">
            <text:p>1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67] + [.G167]) / (2 * ( ((([.H167] + [.I167]) / 2) + [.J167]) / 10 )) * [.L167]" office:value-type="float" office:value="271.978021978022">
            <text:p>271.9780</text:p>
          </table:table-cell>
          <table:table-cell table:style-name="ce67" table:formula="of:=[.X167]/[.D167]" office:value-type="float" office:value="0.655368727657884">
            <text:p>0.6554</text:p>
          </table:table-cell>
          <table:table-cell table:style-name="ce72" table:formula="of:=-1*[.X167]/[.E167]" office:value-type="float" office:value="0.836855452240068">
            <text:p>0.8369</text:p>
          </table:table-cell>
          <table:table-cell table:style-name="ce67" table:formula="of:=[.X167] * ([.N167] + [.O167] + [.P167]) / (3 - [.Q167] - [.R167])" office:value-type="float" office:value="509.958791208791">
            <text:p>509.958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Rocket Artillery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450">
            <text:p>145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65" table:formula="of:=([.F168] + [.G168]) / (2 * ( ((([.H168] + [.I168]) / 2) + [.J168]) / 10 )) * [.L168]" office:value-type="float" office:value="325.657894736842">
            <text:p>325.6579</text:p>
          </table:table-cell>
          <table:table-cell table:style-name="ce67" table:formula="of:=[.X168]/[.D168]" office:value-type="float" office:value="0.651315789473684">
            <text:p>0.6513</text:p>
          </table:table-cell>
          <table:table-cell table:style-name="ce72" table:formula="of:=-1*[.X168]/[.E168]" office:value-type="float" office:value="0.651315789473684">
            <text:p>0.6513</text:p>
          </table:table-cell>
          <table:table-cell table:style-name="ce67" table:formula="of:=[.X168] * ([.N168] + [.O168] + [.P168]) / (3 - [.Q168] - [.R168])" office:value-type="float" office:value="610.608552631579">
            <text:p>610.608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4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2">
            <text:p>42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0] + [.G170]) / (2 * ( ((([.H170] + [.I170]) / 2) + [.J170]) / 10 )) * [.L170]" office:value-type="float" office:value="5.17391304347826">
            <text:p>5.1739</text:p>
          </table:table-cell>
          <table:table-cell table:style-name="ce67" table:formula="of:=[.X170]/[.D170]" office:value-type="float" office:value="0.272311212814645">
            <text:p>0.2723</text:p>
          </table:table-cell>
          <table:table-cell table:style-name="ce72" table:formula="of:=-1*[.X170]/[.E170]" office:value-type="float" office:value="0.470355731225296">
            <text:p>0.4704</text:p>
          </table:table-cell>
          <table:table-cell table:style-name="ce67" table:formula="of:=[.X170] * ([.N170] + [.O170] + [.P170]) / (3 - [.Q170] - [.R170])" office:value-type="float" office:value="5.51884057971015">
            <text:p>5.518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98">
            <text:p>98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1] + [.G171]) / (2 * ( ((([.H171] + [.I171]) / 2) + [.J171]) / 10 )) * [.L171]" office:value-type="float" office:value="12.3804347826087">
            <text:p>12.3804</text:p>
          </table:table-cell>
          <table:table-cell table:style-name="ce67" table:formula="of:=[.X171]/[.D171]" office:value-type="float" office:value="0.317447045707915">
            <text:p>0.3174</text:p>
          </table:table-cell>
          <table:table-cell table:style-name="ce72" table:formula="of:=-1*[.X171]/[.E171]" office:value-type="float" office:value="0.619021739130435">
            <text:p>0.6190</text:p>
          </table:table-cell>
          <table:table-cell table:style-name="ce67" table:formula="of:=[.X171] * ([.N171] + [.O171] + [.P171]) / (3 - [.Q171] - [.R171])" office:value-type="float" office:value="13.2057971014493">
            <text:p>13.205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218">
            <text:p>218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2] + [.G172]) / (2 * ( ((([.H172] + [.I172]) / 2) + [.J172]) / 10 )) * [.L172]" office:value-type="float" office:value="28.6413043478261">
            <text:p>28.6413</text:p>
          </table:table-cell>
          <table:table-cell table:style-name="ce67" table:formula="of:=[.X172]/[.D172]" office:value-type="float" office:value="0.367196209587514">
            <text:p>0.3672</text:p>
          </table:table-cell>
          <table:table-cell table:style-name="ce72" table:formula="of:=-1*[.X172]/[.E172]" office:value-type="float" office:value="0.716032608695652">
            <text:p>0.7160</text:p>
          </table:table-cell>
          <table:table-cell table:style-name="ce67" table:formula="of:=[.X172] * ([.N172] + [.O172] + [.P172]) / (3 - [.Q172] - [.R172])" office:value-type="float" office:value="30.5507246376812">
            <text:p>30.550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8">
            <text:p>18</text:p>
          </table:table-cell>
          <table:table-cell table:style-name="ce52" office:value-type="float" office:value="56">
            <text:p>56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3] + [.G173]) / (2 * ( ((([.H173] + [.I173]) / 2) + [.J173]) / 10 )) * [.L173]" office:value-type="float" office:value="6.83695652173913">
            <text:p>6.8370</text:p>
          </table:table-cell>
          <table:table-cell table:style-name="ce67" table:formula="of:=[.X173]/[.D173]" office:value-type="float" office:value="0.24417701863354">
            <text:p>0.2442</text:p>
          </table:table-cell>
          <table:table-cell table:style-name="ce72" table:formula="of:=-1*[.X173]/[.E173]" office:value-type="float" office:value="0.402173913043478">
            <text:p>0.4022</text:p>
          </table:table-cell>
          <table:table-cell table:style-name="ce67" table:formula="of:=[.X173] * ([.N173] + [.O173] + [.P173]) / (3 - [.Q173] - [.R173])" office:value-type="float" office:value="7.29275362318841">
            <text:p>7.292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0">
            <text:p>50</text:p>
          </table:table-cell>
          <table:table-cell table:style-name="ce52" office:value-type="float" office:value="112">
            <text:p>112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4] + [.G174]) / (2 * ( ((([.H174] + [.I174]) / 2) + [.J174]) / 10 )) * [.L174]" office:value-type="float" office:value="14.9673913043478">
            <text:p>14.9674</text:p>
          </table:table-cell>
          <table:table-cell table:style-name="ce67" table:formula="of:=[.X174]/[.D174]" office:value-type="float" office:value="0.267274844720497">
            <text:p>0.2673</text:p>
          </table:table-cell>
          <table:table-cell table:style-name="ce72" table:formula="of:=-1*[.X174]/[.E174]" office:value-type="float" office:value="0.498913043478261">
            <text:p>0.4989</text:p>
          </table:table-cell>
          <table:table-cell table:style-name="ce67" table:formula="of:=[.X174] * ([.N174] + [.O174] + [.P174]) / (3 - [.Q174] - [.R174])" office:value-type="float" office:value="15.9652173913044">
            <text:p>15.965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29" office:value-type="float" office:value="114">
            <text:p>114</text:p>
          </table:table-cell>
          <table:table-cell table:style-name="ce52" office:value-type="float" office:value="268">
            <text:p>268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5] + [.G175]) / (2 * ( ((([.H175] + [.I175]) / 2) + [.J175]) / 10 )) * [.L175]" office:value-type="float" office:value="35.2934782608696">
            <text:p>35.2935</text:p>
          </table:table-cell>
          <table:table-cell table:style-name="ce67" table:formula="of:=[.X175]/[.D175]" office:value-type="float" office:value="0.320849802371541">
            <text:p>0.3208</text:p>
          </table:table-cell>
          <table:table-cell table:style-name="ce72" table:formula="of:=-1*[.X175]/[.E175]" office:value-type="float" office:value="0.608508245877062">
            <text:p>0.6085</text:p>
          </table:table-cell>
          <table:table-cell table:style-name="ce67" table:formula="of:=[.X175] * ([.N175] + [.O175] + [.P175]) / (3 - [.Q175] - [.R175])" office:value-type="float" office:value="37.6463768115942">
            <text:p>37.646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29" office:value-type="float" office:value="28">
            <text:p>28</text:p>
          </table:table-cell>
          <table:table-cell table:style-name="ce52" office:value-type="float" office:value="76">
            <text:p>76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6] + [.G176]) / (2 * ( ((([.H176] + [.I176]) / 2) + [.J176]) / 10 )) * [.L176]" office:value-type="float" office:value="9.60869565217391">
            <text:p>9.6087</text:p>
          </table:table-cell>
          <table:table-cell table:style-name="ce67" table:formula="of:=[.X176]/[.D176]" office:value-type="float" office:value="0.320289855072464">
            <text:p>0.3203</text:p>
          </table:table-cell>
          <table:table-cell table:style-name="ce72" table:formula="of:=-1*[.X176]/[.E176]" office:value-type="float" office:value="0.480434782608696">
            <text:p>0.4804</text:p>
          </table:table-cell>
          <table:table-cell table:style-name="ce67" table:formula="of:=[.X176] * ([.N176] + [.O176] + [.P176]) / (3 - [.Q176] - [.R176])" office:value-type="float" office:value="10.2492753623188">
            <text:p>10.249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74">
            <text:p>74</text:p>
          </table:table-cell>
          <table:table-cell table:style-name="ce52" office:value-type="float" office:value="162">
            <text:p>162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7] + [.G177]) / (2 * ( ((([.H177] + [.I177]) / 2) + [.J177]) / 10 )) * [.L177]" office:value-type="float" office:value="21.804347826087">
            <text:p>21.8043</text:p>
          </table:table-cell>
          <table:table-cell table:style-name="ce67" table:formula="of:=[.X177]/[.D177]" office:value-type="float" office:value="0.363405797101449">
            <text:p>0.3634</text:p>
          </table:table-cell>
          <table:table-cell table:style-name="ce72" table:formula="of:=-1*[.X177]/[.E177]" office:value-type="float" office:value="0.641304347826087">
            <text:p>0.6413</text:p>
          </table:table-cell>
          <table:table-cell table:style-name="ce67" table:formula="of:=[.X177] * ([.N177] + [.O177] + [.P177]) / (3 - [.Q177] - [.R177])" office:value-type="float" office:value="23.2579710144928">
            <text:p>23.258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68">
            <text:p>168</text:p>
          </table:table-cell>
          <table:table-cell table:style-name="ce52" office:value-type="float" office:value="374">
            <text:p>374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8] + [.G178]) / (2 * ( ((([.H178] + [.I178]) / 2) + [.J178]) / 10 )) * [.L178]" office:value-type="float" office:value="50.0760869565217">
            <text:p>50.0761</text:p>
          </table:table-cell>
          <table:table-cell table:style-name="ce67" table:formula="of:=[.X178]/[.D178]" office:value-type="float" office:value="0.417300724637681">
            <text:p>0.4173</text:p>
          </table:table-cell>
          <table:table-cell table:style-name="ce72" table:formula="of:=-1*[.X178]/[.E178]" office:value-type="float" office:value="0.782438858695652">
            <text:p>0.7824</text:p>
          </table:table-cell>
          <table:table-cell table:style-name="ce67" table:formula="of:=[.X178] * ([.N178] + [.O178] + [.P178]) / (3 - [.Q178] - [.R178])" office:value-type="float" office:value="53.4144927536232">
            <text:p>53.414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6">
            <text:p>36</text:p>
          </table:table-cell>
          <table:table-cell table:style-name="ce52" office:value-type="float" office:value="106">
            <text:p>106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79] + [.G179]) / (2 * ( ((([.H179] + [.I179]) / 2) + [.J179]) / 10 )) * [.L179]" office:value-type="float" office:value="13.1195652173913">
            <text:p>13.1196</text:p>
          </table:table-cell>
          <table:table-cell table:style-name="ce67" table:formula="of:=[.X179]/[.D179]" office:value-type="float" office:value="0.364432367149758">
            <text:p>0.3644</text:p>
          </table:table-cell>
          <table:table-cell table:style-name="ce72" table:formula="of:=-1*[.X179]/[.E179]" office:value-type="float" office:value="0.546648550724638">
            <text:p>0.5466</text:p>
          </table:table-cell>
          <table:table-cell table:style-name="ce67" table:formula="of:=[.X179] * ([.N179] + [.O179] + [.P179]) / (3 - [.Q179] - [.R179])" office:value-type="float" office:value="13.9942028985507">
            <text:p>13.994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102">
            <text:p>102</text:p>
          </table:table-cell>
          <table:table-cell table:style-name="ce52" office:value-type="float" office:value="268">
            <text:p>268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80] + [.G180]) / (2 * ( ((([.H180] + [.I180]) / 2) + [.J180]) / 10 )) * [.L180]" office:value-type="float" office:value="34.1847826086957">
            <text:p>34.1848</text:p>
          </table:table-cell>
          <table:table-cell table:style-name="ce67" table:formula="of:=[.X180]/[.D180]" office:value-type="float" office:value="0.474788647342995">
            <text:p>0.4748</text:p>
          </table:table-cell>
          <table:table-cell table:style-name="ce72" table:formula="of:=-1*[.X180]/[.E180]" office:value-type="float" office:value="0.743147448015123">
            <text:p>0.7431</text:p>
          </table:table-cell>
          <table:table-cell table:style-name="ce67" table:formula="of:=[.X180] * ([.N180] + [.O180] + [.P180]) / (3 - [.Q180] - [.R180])" office:value-type="float" office:value="36.463768115942">
            <text:p>36.463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54">
            <text:p>254</text:p>
          </table:table-cell>
          <table:table-cell table:style-name="ce52" office:value-type="float" office:value="492">
            <text:p>492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5" table:formula="of:=([.F181] + [.G181]) / (2 * ( ((([.H181] + [.I181]) / 2) + [.J181]) / 10 )) * [.L181]" office:value-type="float" office:value="68.9239130434783">
            <text:p>68.9239</text:p>
          </table:table-cell>
          <table:table-cell table:style-name="ce67" table:formula="of:=[.X181]/[.D181]" office:value-type="float" office:value="0.478638285024155">
            <text:p>0.4786</text:p>
          </table:table-cell>
          <table:table-cell table:style-name="ce72" table:formula="of:=-1*[.X181]/[.E181]" office:value-type="float" office:value="0.765821256038647">
            <text:p>0.7658</text:p>
          </table:table-cell>
          <table:table-cell table:style-name="ce67" table:formula="of:=[.X181] * ([.N181] + [.O181] + [.P181]) / (3 - [.Q181] - [.R181])" office:value-type="float" office:value="73.5188405797102">
            <text:p>73.518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112">
            <text:p>112</text:p>
          </table:table-cell>
          <table:table-cell table:style-name="ce52" office:value-type="float" office:value="220">
            <text:p>2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65" table:formula="of:=([.F182] + [.G182]) / (2 * ( ((([.H182] + [.I182]) / 2) + [.J182]) / 10 )) * [.L182]" office:value-type="float" office:value="18.2417582417582">
            <text:p>18.2418</text:p>
          </table:table-cell>
          <table:table-cell table:style-name="ce67" table:formula="of:=[.X182]/[.D182]" office:value-type="float" office:value="0.253357753357753">
            <text:p>0.2534</text:p>
          </table:table-cell>
          <table:table-cell table:style-name="ce72" table:formula="of:=-1*[.X182]/[.E182]" office:value-type="float" office:value="0.608058608058608">
            <text:p>0.6081</text:p>
          </table:table-cell>
          <table:table-cell table:style-name="ce67" table:formula="of:=[.X182] * ([.N182] + [.O182] + [.P182]) / (3 - [.Q182] - [.R182])" office:value-type="float" office:value="34.6593406593407">
            <text:p>34.659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29" office:value-type="float" office:value="214">
            <text:p>214</text:p>
          </table:table-cell>
          <table:table-cell table:style-name="ce52" office:value-type="float" office:value="420">
            <text:p>4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65" table:formula="of:=([.F183] + [.G183]) / (2 * ( ((([.H183] + [.I183]) / 2) + [.J183]) / 10 )) * [.L183]" office:value-type="float" office:value="34.8351648351648">
            <text:p>34.8352</text:p>
          </table:table-cell>
          <table:table-cell table:style-name="ce67" table:formula="of:=[.X183]/[.D183]" office:value-type="float" office:value="0.348351648351648">
            <text:p>0.3484</text:p>
          </table:table-cell>
          <table:table-cell table:style-name="ce72" table:formula="of:=-1*[.X183]/[.E183]" office:value-type="float" office:value="0.696703296703297">
            <text:p>0.6967</text:p>
          </table:table-cell>
          <table:table-cell table:style-name="ce67" table:formula="of:=[.X183] * ([.N183] + [.O183] + [.P183]) / (3 - [.Q183] - [.R183])" office:value-type="float" office:value="66.1868131868132">
            <text:p>66.186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29" office:value-type="float" office:value="272">
            <text:p>272</text:p>
          </table:table-cell>
          <table:table-cell table:style-name="ce52" office:value-type="float" office:value="478">
            <text:p>47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65" table:formula="of:=([.F184] + [.G184]) / (2 * ( ((([.H184] + [.I184]) / 2) + [.J184]) / 10 )) * [.L184]" office:value-type="float" office:value="41.2087912087912">
            <text:p>41.2088</text:p>
          </table:table-cell>
          <table:table-cell table:style-name="ce67" table:formula="of:=[.X184]/[.D184]" office:value-type="float" office:value="0.343406593406593">
            <text:p>0.3434</text:p>
          </table:table-cell>
          <table:table-cell table:style-name="ce72" table:formula="of:=-1*[.X184]/[.E184]" office:value-type="float" office:value="0.686813186813187">
            <text:p>0.6868</text:p>
          </table:table-cell>
          <table:table-cell table:style-name="ce67" table:formula="of:=[.X184] * ([.N184] + [.O184] + [.P184]) / (3 - [.Q184] - [.R184])" office:value-type="float" office:value="78.2967032967033">
            <text:p>78.29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29" office:value-type="float" office:value="1600">
            <text:p>1600</text:p>
          </table:table-cell>
          <table:table-cell table:style-name="ce52" office:value-type="float" office:value="2800">
            <text:p>28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5" table:formula="of:=([.F185] + [.G185]) / (2 * ( ((([.H185] + [.I185]) / 2) + [.J185]) / 10 )) * [.L185]" office:value-type="float" office:value="241.758241758242">
            <text:p>241.7582</text:p>
          </table:table-cell>
          <table:table-cell table:style-name="ce67" table:formula="of:=[.X185]/[.D185]" office:value-type="float" office:value="0.644688644688645">
            <text:p>0.6447</text:p>
          </table:table-cell>
          <table:table-cell table:style-name="ce72" table:formula="of:=-1*[.X185]/[.E185]" office:value-type="float" office:value="0.805860805860806">
            <text:p>0.8059</text:p>
          </table:table-cell>
          <table:table-cell table:style-name="ce67" table:formula="of:=[.X185] * ([.N185] + [.O185] + [.P185]) / (3 - [.Q185] - [.R185])" office:value-type="float" office:value="459.340659340659">
            <text:p>459.340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29" office:value-type="float" office:value="1800">
            <text:p>1800</text:p>
          </table:table-cell>
          <table:table-cell table:style-name="ce52" office:value-type="float" office:value="3100">
            <text:p>31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5" table:formula="of:=([.F186] + [.G186]) / (2 * ( ((([.H186] + [.I186]) / 2) + [.J186]) / 10 )) * [.L186]" office:value-type="float" office:value="269.230769230769">
            <text:p>269.2308</text:p>
          </table:table-cell>
          <table:table-cell table:style-name="ce67" table:formula="of:=[.X186]/[.D186]" office:value-type="float" office:value="0.648748841519926">
            <text:p>0.6487</text:p>
          </table:table-cell>
          <table:table-cell table:style-name="ce72" table:formula="of:=-1*[.X186]/[.E186]" office:value-type="float" office:value="0.828402366863905">
            <text:p>0.8284</text:p>
          </table:table-cell>
          <table:table-cell table:style-name="ce67" table:formula="of:=[.X186] * ([.N186] + [.O186] + [.P186]) / (3 - [.Q186] - [.R186])" office:value-type="float" office:value="511.538461538462">
            <text:p>511.5385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29" office:value-type="float" office:value="1800">
            <text:p>1800</text:p>
          </table:table-cell>
          <table:table-cell table:style-name="ce52" office:value-type="float" office:value="3200">
            <text:p>32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5" table:formula="of:=([.F187] + [.G187]) / (2 * ( ((([.H187] + [.I187]) / 2) + [.J187]) / 10 )) * [.L187]" office:value-type="float" office:value="322.58064516129">
            <text:p>322.5806</text:p>
          </table:table-cell>
          <table:table-cell table:style-name="ce67" table:formula="of:=[.X187]/[.D187]" office:value-type="float" office:value="0.645161290322581">
            <text:p>0.6452</text:p>
          </table:table-cell>
          <table:table-cell table:style-name="ce72" table:formula="of:=-1*[.X187]/[.E187]" office:value-type="float" office:value="0.645161290322581">
            <text:p>0.6452</text:p>
          </table:table-cell>
          <table:table-cell table:style-name="ce67" table:formula="of:=[.X187] * ([.N187] + [.O187] + [.P187]) / (3 - [.Q187] - [.R187])" office:value-type="float" office:value="612.903225806452">
            <text:p>612.903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4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89] + [.G189]) / (2 * ( ((([.H189] + [.I189]) / 2) + [.J189]) / 10 )) * [.L189]" office:value-type="float" office:value="3.44927536231884">
            <text:p>3.4493</text:p>
          </table:table-cell>
          <table:table-cell table:style-name="ce69" table:formula="of:=[.X189]/[.D189]" office:value-type="float" office:value="0.28743961352657">
            <text:p>0.2874</text:p>
          </table:table-cell>
          <table:table-cell table:style-name="ce73" table:formula="of:=-1*[.X189]/[.E189]" office:value-type="float" office:value="0.492753623188406">
            <text:p>0.4928</text:p>
          </table:table-cell>
          <table:table-cell table:style-name="ce67" table:formula="of:=[.X189] * ([.N189] + [.O189] + [.P189]) / (3 - [.Q189] - [.R189])" office:value-type="float" office:value="3.44927536231884">
            <text:p>3.449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0] + [.G190]) / (2 * ( ((([.H190] + [.I190]) / 2) + [.J190]) / 10 )) * [.L190]" office:value-type="float" office:value="8.6231884057971">
            <text:p>8.6232</text:p>
          </table:table-cell>
          <table:table-cell table:style-name="ce69" table:formula="of:=[.X190]/[.D190]" office:value-type="float" office:value="0.359299516908212">
            <text:p>0.3593</text:p>
          </table:table-cell>
          <table:table-cell table:style-name="ce73" table:formula="of:=-1*[.X190]/[.E190]" office:value-type="float" office:value="0.663322185061315">
            <text:p>0.6633</text:p>
          </table:table-cell>
          <table:table-cell table:style-name="ce67" table:formula="of:=[.X190] * ([.N190] + [.O190] + [.P190]) / (3 - [.Q190] - [.R190])" office:value-type="float" office:value="8.6231884057971">
            <text:p>8.623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1] + [.G191]) / (2 * ( ((([.H191] + [.I191]) / 2) + [.J191]) / 10 )) * [.L191]" office:value-type="float" office:value="20.9420289855072">
            <text:p>20.9420</text:p>
          </table:table-cell>
          <table:table-cell table:style-name="ce69" table:formula="of:=[.X191]/[.D191]" office:value-type="float" office:value="0.436292270531401">
            <text:p>0.4363</text:p>
          </table:table-cell>
          <table:table-cell table:style-name="ce73" table:formula="of:=-1*[.X191]/[.E191]" office:value-type="float" office:value="0.83768115942029">
            <text:p>0.8377</text:p>
          </table:table-cell>
          <table:table-cell table:style-name="ce67" table:formula="of:=[.X191] * ([.N191] + [.O191] + [.P191]) / (3 - [.Q191] - [.R191])" office:value-type="float" office:value="20.9420289855072">
            <text:p>20.942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2] + [.G192]) / (2 * ( ((([.H192] + [.I192]) / 2) + [.J192]) / 10 )) * [.L192]" office:value-type="float" office:value="5.17391304347826">
            <text:p>5.1739</text:p>
          </table:table-cell>
          <table:table-cell table:style-name="ce69" table:formula="of:=[.X192]/[.D192]" office:value-type="float" office:value="0.272311212814645">
            <text:p>0.2723</text:p>
          </table:table-cell>
          <table:table-cell table:style-name="ce73" table:formula="of:=-1*[.X192]/[.E192]" office:value-type="float" office:value="0.470355731225296">
            <text:p>0.4704</text:p>
          </table:table-cell>
          <table:table-cell table:style-name="ce67" table:formula="of:=[.X192] * ([.N192] + [.O192] + [.P192]) / (3 - [.Q192] - [.R192])" office:value-type="float" office:value="5.17391304347826">
            <text:p>5.173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3] + [.G193]) / (2 * ( ((([.H193] + [.I193]) / 2) + [.J193]) / 10 )) * [.L193]" office:value-type="float" office:value="12.9347826086957">
            <text:p>12.9348</text:p>
          </table:table-cell>
          <table:table-cell table:style-name="ce69" table:formula="of:=[.X193]/[.D193]" office:value-type="float" office:value="0.331661092530658">
            <text:p>0.3317</text:p>
          </table:table-cell>
          <table:table-cell table:style-name="ce73" table:formula="of:=-1*[.X193]/[.E193]" office:value-type="float" office:value="0.646739130434783">
            <text:p>0.6467</text:p>
          </table:table-cell>
          <table:table-cell table:style-name="ce67" table:formula="of:=[.X193] * ([.N193] + [.O193] + [.P193]) / (3 - [.Q193] - [.R193])" office:value-type="float" office:value="12.9347826086957">
            <text:p>12.934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4] + [.G194]) / (2 * ( ((([.H194] + [.I194]) / 2) + [.J194]) / 10 )) * [.L194]" office:value-type="float" office:value="30.5507246376812">
            <text:p>30.5507</text:p>
          </table:table-cell>
          <table:table-cell table:style-name="ce69" table:formula="of:=[.X194]/[.D194]" office:value-type="float" office:value="0.391675956893348">
            <text:p>0.3917</text:p>
          </table:table-cell>
          <table:table-cell table:style-name="ce73" table:formula="of:=-1*[.X194]/[.E194]" office:value-type="float" office:value="0.763768115942029">
            <text:p>0.7638</text:p>
          </table:table-cell>
          <table:table-cell table:style-name="ce67" table:formula="of:=[.X194] * ([.N194] + [.O194] + [.P194]) / (3 - [.Q194] - [.R194])" office:value-type="float" office:value="30.5507246376812">
            <text:p>30.550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5] + [.G195]) / (2 * ( ((([.H195] + [.I195]) / 2) + [.J195]) / 10 )) * [.L195]" office:value-type="float" office:value="7.14492753623188">
            <text:p>7.1449</text:p>
          </table:table-cell>
          <table:table-cell table:style-name="ce69" table:formula="of:=[.X195]/[.D195]" office:value-type="float" office:value="0.255175983436853">
            <text:p>0.2552</text:p>
          </table:table-cell>
          <table:table-cell table:style-name="ce73" table:formula="of:=-1*[.X195]/[.E195]" office:value-type="float" office:value="0.420289855072464">
            <text:p>0.4203</text:p>
          </table:table-cell>
          <table:table-cell table:style-name="ce67" table:formula="of:=[.X195] * ([.N195] + [.O195] + [.P195]) / (3 - [.Q195] - [.R195])" office:value-type="float" office:value="7.14492753623188">
            <text:p>7.144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6] + [.G196]) / (2 * ( ((([.H196] + [.I196]) / 2) + [.J196]) / 10 )) * [.L196]" office:value-type="float" office:value="15.768115942029">
            <text:p>15.7681</text:p>
          </table:table-cell>
          <table:table-cell table:style-name="ce69" table:formula="of:=[.X196]/[.D196]" office:value-type="float" office:value="0.281573498964803">
            <text:p>0.2816</text:p>
          </table:table-cell>
          <table:table-cell table:style-name="ce73" table:formula="of:=-1*[.X196]/[.E196]" office:value-type="float" office:value="0.5256038647343">
            <text:p>0.5256</text:p>
          </table:table-cell>
          <table:table-cell table:style-name="ce67" table:formula="of:=[.X196] * ([.N196] + [.O196] + [.P196]) / (3 - [.Q196] - [.R196])" office:value-type="float" office:value="15.768115942029">
            <text:p>15.768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88">
            <text:p>88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7] + [.G197]) / (2 * ( ((([.H197] + [.I197]) / 2) + [.J197]) / 10 )) * [.L197]" office:value-type="float" office:value="37.9420289855072">
            <text:p>37.9420</text:p>
          </table:table-cell>
          <table:table-cell table:style-name="ce69" table:formula="of:=[.X197]/[.D197]" office:value-type="float" office:value="0.344927536231884">
            <text:p>0.3449</text:p>
          </table:table-cell>
          <table:table-cell table:style-name="ce73" table:formula="of:=-1*[.X197]/[.E197]" office:value-type="float" office:value="0.654172913543228">
            <text:p>0.6542</text:p>
          </table:table-cell>
          <table:table-cell table:style-name="ce67" table:formula="of:=[.X197] * ([.N197] + [.O197] + [.P197]) / (3 - [.Q197] - [.R197])" office:value-type="float" office:value="37.9420289855072">
            <text:p>37.942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47">
            <text:p>47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8] + [.G198]) / (2 * ( ((([.H198] + [.I198]) / 2) + [.J198]) / 10 )) * [.L198]" office:value-type="float" office:value="8.00724637681159">
            <text:p>8.0072</text:p>
          </table:table-cell>
          <table:table-cell table:style-name="ce69" table:formula="of:=[.X198]/[.D198]" office:value-type="float" office:value="0.266908212560386">
            <text:p>0.2669</text:p>
          </table:table-cell>
          <table:table-cell table:style-name="ce73" table:formula="of:=-1*[.X198]/[.E198]" office:value-type="float" office:value="0.40036231884058">
            <text:p>0.4004</text:p>
          </table:table-cell>
          <table:table-cell table:style-name="ce67" table:formula="of:=[.X198] * ([.N198] + [.O198] + [.P198]) / (3 - [.Q198] - [.R198])" office:value-type="float" office:value="8.00724637681159">
            <text:p>8.007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2">
            <text:p>52</text:p>
          </table:table-cell>
          <table:table-cell table:style-name="ce43" office:value-type="float" office:value="108">
            <text:p>10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199] + [.G199]) / (2 * ( ((([.H199] + [.I199]) / 2) + [.J199]) / 10 )) * [.L199]" office:value-type="float" office:value="19.7101449275362">
            <text:p>19.7101</text:p>
          </table:table-cell>
          <table:table-cell table:style-name="ce69" table:formula="of:=[.X199]/[.D199]" office:value-type="float" office:value="0.328502415458937">
            <text:p>0.3285</text:p>
          </table:table-cell>
          <table:table-cell table:style-name="ce73" table:formula="of:=-1*[.X199]/[.E199]" office:value-type="float" office:value="0.579710144927536">
            <text:p>0.5797</text:p>
          </table:table-cell>
          <table:table-cell table:style-name="ce67" table:formula="of:=[.X199] * ([.N199] + [.O199] + [.P199]) / (3 - [.Q199] - [.R199])" office:value-type="float" office:value="19.7101449275362">
            <text:p>19.710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38">
            <text:p>23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00] + [.G200]) / (2 * ( ((([.H200] + [.I200]) / 2) + [.J200]) / 10 )) * [.L200]" office:value-type="float" office:value="43.8550724637681">
            <text:p>43.8551</text:p>
          </table:table-cell>
          <table:table-cell table:style-name="ce69" table:formula="of:=[.X200]/[.D200]" office:value-type="float" office:value="0.365458937198068">
            <text:p>0.3655</text:p>
          </table:table-cell>
          <table:table-cell table:style-name="ce73" table:formula="of:=-1*[.X200]/[.E200]" office:value-type="float" office:value="0.685235507246377">
            <text:p>0.6852</text:p>
          </table:table-cell>
          <table:table-cell table:style-name="ce67" table:formula="of:=[.X200] * ([.N200] + [.O200] + [.P200]) / (3 - [.Q200] - [.R200])" office:value-type="float" office:value="43.8550724637681">
            <text:p>43.855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01] + [.G201]) / (2 * ( ((([.H201] + [.I201]) / 2) + [.J201]) / 10 )) * [.L201]" office:value-type="float" office:value="9.85507246376812">
            <text:p>9.8551</text:p>
          </table:table-cell>
          <table:table-cell table:style-name="ce69" table:formula="of:=[.X201]/[.D201]" office:value-type="float" office:value="0.273752012882448">
            <text:p>0.2738</text:p>
          </table:table-cell>
          <table:table-cell table:style-name="ce73" table:formula="of:=-1*[.X201]/[.E201]" office:value-type="float" office:value="0.410628019323671">
            <text:p>0.4106</text:p>
          </table:table-cell>
          <table:table-cell table:style-name="ce67" table:formula="of:=[.X201] * ([.N201] + [.O201] + [.P201]) / (3 - [.Q201] - [.R201])" office:value-type="float" office:value="9.85507246376812">
            <text:p>9.855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02] + [.G202]) / (2 * ( ((([.H202] + [.I202]) / 2) + [.J202]) / 10 )) * [.L202]" office:value-type="float" office:value="28.8260869565217">
            <text:p>28.8261</text:p>
          </table:table-cell>
          <table:table-cell table:style-name="ce69" table:formula="of:=[.X202]/[.D202]" office:value-type="float" office:value="0.40036231884058">
            <text:p>0.4004</text:p>
          </table:table-cell>
          <table:table-cell table:style-name="ce73" table:formula="of:=-1*[.X202]/[.E202]" office:value-type="float" office:value="0.626654064272212">
            <text:p>0.6267</text:p>
          </table:table-cell>
          <table:table-cell table:style-name="ce67" table:formula="of:=[.X202] * ([.N202] + [.O202] + [.P202]) / (3 - [.Q202] - [.R202])" office:value-type="float" office:value="28.8260869565217">
            <text:p>28.826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4">
            <text:p>154</text:p>
          </table:table-cell>
          <table:table-cell table:style-name="ce43" office:value-type="float" office:value="326">
            <text:p>32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03] + [.G203]) / (2 * ( ((([.H203] + [.I203]) / 2) + [.J203]) / 10 )) * [.L203]" office:value-type="float" office:value="59.1304347826087">
            <text:p>59.1304</text:p>
          </table:table-cell>
          <table:table-cell table:style-name="ce69" table:formula="of:=[.X203]/[.D203]" office:value-type="float" office:value="0.410628019323671">
            <text:p>0.4106</text:p>
          </table:table-cell>
          <table:table-cell table:style-name="ce73" table:formula="of:=-1*[.X203]/[.E203]" office:value-type="float" office:value="0.657004830917874">
            <text:p>0.6570</text:p>
          </table:table-cell>
          <table:table-cell table:style-name="ce67" table:formula="of:=[.X203] * ([.N203] + [.O203] + [.P203]) / (3 - [.Q203] - [.R203])" office:value-type="float" office:value="59.1304347826087">
            <text:p>59.130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04] + [.G204]) / (2 * ( ((([.H204] + [.I204]) / 2) + [.J204]) / 10 )) * [.L204]" office:value-type="float" office:value="224.305555555556">
            <text:p>224.3056</text:p>
          </table:table-cell>
          <table:table-cell table:style-name="ce69" table:formula="of:=[.X204]/[.D204]" office:value-type="float" office:value="0.747685185185185">
            <text:p>0.7477</text:p>
          </table:table-cell>
          <table:table-cell table:style-name="ce73" table:formula="of:=-1*[.X204]/[.E204]" office:value-type="float" office:value="0.996913580246914">
            <text:p>0.9969</text:p>
          </table:table-cell>
          <table:table-cell table:style-name="ce67" table:formula="of:=[.X204] * ([.N204] + [.O204] + [.P204]) / (3 - [.Q204] - [.R204])" office:value-type="float" office:value="242.997685185185">
            <text:p>242.997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05] + [.G205]) / (2 * ( ((([.H205] + [.I205]) / 2) + [.J205]) / 10 )) * [.L205]" office:value-type="float" office:value="259.722222222222">
            <text:p>259.7222</text:p>
          </table:table-cell>
          <table:table-cell table:style-name="ce69" table:formula="of:=[.X205]/[.D205]" office:value-type="float" office:value="0.742063492063492">
            <text:p>0.7421</text:p>
          </table:table-cell>
          <table:table-cell table:style-name="ce73" table:formula="of:=-1*[.X205]/[.E205]" office:value-type="float" office:value="0.944444444444444">
            <text:p>0.9444</text:p>
          </table:table-cell>
          <table:table-cell table:style-name="ce67" table:formula="of:=[.X205] * ([.N205] + [.O205] + [.P205]) / (3 - [.Q205] - [.R205])" office:value-type="float" office:value="281.365740740741">
            <text:p>281.365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line Impaler</text:p>
          </table:table-cell>
          <table:table-cell table:style-name="ce30" office:value-type="string">
            <text:p>T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06] + [.G206]) / (2 * ( ((([.H206] + [.I206]) / 2) + [.J206]) / 10 )) * [.L206]" office:value-type="float" office:value="373.484848484848">
            <text:p>373.4848</text:p>
          </table:table-cell>
          <table:table-cell table:style-name="ce69" table:formula="of:=[.X206]/[.D206]" office:value-type="float" office:value="0.82996632996633">
            <text:p>0.8300</text:p>
          </table:table-cell>
          <table:table-cell table:style-name="ce73" table:formula="of:=-1*[.X206]/[.E206]" office:value-type="float" office:value="0.746969696969697">
            <text:p>0.7470</text:p>
          </table:table-cell>
          <table:table-cell table:style-name="ce67" table:formula="of:=[.X206] * ([.N206] + [.O206] + [.P206]) / (3 - [.Q206] - [.R206])" office:value-type="float" office:value="404.608585858586">
            <text:p>404.608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ce67"/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08] + [.G208]) / (2 * ( ((([.H208] + [.I208]) / 2) + [.J208]) / 10 )) * [.L208]" office:value-type="float" office:value="6.52173913043478">
            <text:p>6.5217</text:p>
          </table:table-cell>
          <table:table-cell table:style-name="ce68" table:formula="of:=[.X208]/[.D208]" office:value-type="float" office:value="0.232919254658385">
            <text:p>0.2329</text:p>
          </table:table-cell>
          <table:table-cell table:style-name="ce71" table:formula="of:=-1*[.X208]/[.E208]" office:value-type="float" office:value="0.383631713554987">
            <text:p>0.3836</text:p>
          </table:table-cell>
          <table:table-cell table:style-name="ce68" table:formula="of:=[.X208] * ([.N208] + [.O208] + [.P208]) / (3 - [.Q208] - [.R208])" office:value-type="float" office:value="6.52173913043478">
            <text:p>6.521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09] + [.G209]) / (2 * ( ((([.H209] + [.I209]) / 2) + [.J209]) / 10 )) * [.L209]" office:value-type="float" office:value="16.304347826087">
            <text:p>16.3043</text:p>
          </table:table-cell>
          <table:table-cell table:style-name="ce68" table:formula="of:=[.X209]/[.D209]" office:value-type="float" office:value="0.291149068322981">
            <text:p>0.2911</text:p>
          </table:table-cell>
          <table:table-cell table:style-name="ce71" table:formula="of:=-1*[.X209]/[.E209]" office:value-type="float" office:value="0.543478260869565">
            <text:p>0.5435</text:p>
          </table:table-cell>
          <table:table-cell table:style-name="ce68" table:formula="of:=[.X209] * ([.N209] + [.O209] + [.P209]) / (3 - [.Q209] - [.R209])" office:value-type="float" office:value="16.304347826087">
            <text:p>16.304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84">
            <text:p>84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10] + [.G210]) / (2 * ( ((([.H210] + [.I210]) / 2) + [.J210]) / 10 )) * [.L210]" office:value-type="float" office:value="39.1304347826087">
            <text:p>39.1304</text:p>
          </table:table-cell>
          <table:table-cell table:style-name="ce68" table:formula="of:=[.X210]/[.D210]" office:value-type="float" office:value="0.349378881987578">
            <text:p>0.3494</text:p>
          </table:table-cell>
          <table:table-cell table:style-name="ce71" table:formula="of:=-1*[.X210]/[.E210]" office:value-type="float" office:value="0.663227708179808">
            <text:p>0.6632</text:p>
          </table:table-cell>
          <table:table-cell table:style-name="ce68" table:formula="of:=[.X210] * ([.N210] + [.O210] + [.P210]) / (3 - [.Q210] - [.R210])" office:value-type="float" office:value="39.1304347826087">
            <text:p>39.130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1] + [.G211]) / (2 * ( ((([.H211] + [.I211]) / 2) + [.J211]) / 10 )) * [.L211]" office:value-type="float" office:value="8.15217391304348">
            <text:p>8.1522</text:p>
          </table:table-cell>
          <table:table-cell table:style-name="ce67" table:formula="of:=[.X211]/[.D211]" office:value-type="float" office:value="0.271739130434783">
            <text:p>0.2717</text:p>
          </table:table-cell>
          <table:table-cell table:style-name="ce72" table:formula="of:=-1*[.X211]/[.E211]" office:value-type="float" office:value="0.407608695652174">
            <text:p>0.4076</text:p>
          </table:table-cell>
          <table:table-cell table:style-name="ce67" table:formula="of:=[.X211] * ([.N211] + [.O211] + [.P211]) / (3 - [.Q211] - [.R211])" office:value-type="float" office:value="8.15217391304348">
            <text:p>8.152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2] + [.G212]) / (2 * ( ((([.H212] + [.I212]) / 2) + [.J212]) / 10 )) * [.L212]" office:value-type="float" office:value="20.8695652173913">
            <text:p>20.8696</text:p>
          </table:table-cell>
          <table:table-cell table:style-name="ce67" table:formula="of:=[.X212]/[.D212]" office:value-type="float" office:value="0.347826086956522">
            <text:p>0.3478</text:p>
          </table:table-cell>
          <table:table-cell table:style-name="ce72" table:formula="of:=-1*[.X212]/[.E212]" office:value-type="float" office:value="0.61381074168798">
            <text:p>0.6138</text:p>
          </table:table-cell>
          <table:table-cell table:style-name="ce67" table:formula="of:=[.X212] * ([.N212] + [.O212] + [.P212]) / (3 - [.Q212] - [.R212])" office:value-type="float" office:value="20.8695652173913">
            <text:p>20.869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4">
            <text:p>10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3] + [.G213]) / (2 * ( ((([.H213] + [.I213]) / 2) + [.J213]) / 10 )) * [.L213]" office:value-type="float" office:value="45.8695652173913">
            <text:p>45.8696</text:p>
          </table:table-cell>
          <table:table-cell table:style-name="ce67" table:formula="of:=[.X213]/[.D213]" office:value-type="float" office:value="0.382246376811594">
            <text:p>0.3822</text:p>
          </table:table-cell>
          <table:table-cell table:style-name="ce72" table:formula="of:=-1*[.X213]/[.E213]" office:value-type="float" office:value="0.716711956521739">
            <text:p>0.7167</text:p>
          </table:table-cell>
          <table:table-cell table:style-name="ce67" table:formula="of:=[.X213] * ([.N213] + [.O213] + [.P213]) / (3 - [.Q213] - [.R213])" office:value-type="float" office:value="45.8695652173913">
            <text:p>45.869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4] + [.G214]) / (2 * ( ((([.H214] + [.I214]) / 2) + [.J214]) / 10 )) * [.L214]" office:value-type="float" office:value="10.6521739130435">
            <text:p>10.6522</text:p>
          </table:table-cell>
          <table:table-cell table:style-name="ce67" table:formula="of:=[.X214]/[.D214]" office:value-type="float" office:value="0.295893719806763">
            <text:p>0.2959</text:p>
          </table:table-cell>
          <table:table-cell table:style-name="ce72" table:formula="of:=-1*[.X214]/[.E214]" office:value-type="float" office:value="0.443840579710145">
            <text:p>0.4438</text:p>
          </table:table-cell>
          <table:table-cell table:style-name="ce67" table:formula="of:=[.X214] * ([.N214] + [.O214] + [.P214]) / (3 - [.Q214] - [.R214])" office:value-type="float" office:value="10.6521739130435">
            <text:p>10.652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5] + [.G215]) / (2 * ( ((([.H215] + [.I215]) / 2) + [.J215]) / 10 )) * [.L215]" office:value-type="float" office:value="28.1521739130435">
            <text:p>28.1522</text:p>
          </table:table-cell>
          <table:table-cell table:style-name="ce67" table:formula="of:=[.X215]/[.D215]" office:value-type="float" office:value="0.391002415458937">
            <text:p>0.3910</text:p>
          </table:table-cell>
          <table:table-cell table:style-name="ce72" table:formula="of:=-1*[.X215]/[.E215]" office:value-type="float" office:value="0.612003780718336">
            <text:p>0.6120</text:p>
          </table:table-cell>
          <table:table-cell table:style-name="ce67" table:formula="of:=[.X215] * ([.N215] + [.O215] + [.P215]) / (3 - [.Q215] - [.R215])" office:value-type="float" office:value="28.1521739130435">
            <text:p>28.152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8">
            <text:p>18</text:p>
          </table:table-cell>
          <table:table-cell table:style-name="ce39" office:value-type="float" office:value="25">
            <text:p>2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6] + [.G216]) / (2 * ( ((([.H216] + [.I216]) / 2) + [.J216]) / 10 )) * [.L216]" office:value-type="float" office:value="58.2608695652174">
            <text:p>58.2609</text:p>
          </table:table-cell>
          <table:table-cell table:style-name="ce67" table:formula="of:=[.X216]/[.D216]" office:value-type="float" office:value="0.404589371980676">
            <text:p>0.4046</text:p>
          </table:table-cell>
          <table:table-cell table:style-name="ce72" table:formula="of:=-1*[.X216]/[.E216]" office:value-type="float" office:value="0.647342995169082">
            <text:p>0.6473</text:p>
          </table:table-cell>
          <table:table-cell table:style-name="ce67" table:formula="of:=[.X216] * ([.N216] + [.O216] + [.P216]) / (3 - [.Q216] - [.R216])" office:value-type="float" office:value="58.2608695652174">
            <text:p>58.260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15">
            <text:p>1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17] + [.G217]) / (2 * ( ((([.H217] + [.I217]) / 2) + [.J217]) / 10 )) * [.L217]" office:value-type="float" office:value="7.57608695652174">
            <text:p>7.5761</text:p>
          </table:table-cell>
          <table:table-cell table:style-name="ce68" table:formula="of:=[.X217]/[.D217]" office:value-type="float" office:value="0.30304347826087">
            <text:p>0.3030</text:p>
          </table:table-cell>
          <table:table-cell table:style-name="ce71" table:formula="of:=-1*[.X217]/[.E217]" office:value-type="float" office:value="0.445652173913043">
            <text:p>0.4457</text:p>
          </table:table-cell>
          <table:table-cell table:style-name="ce68" table:formula="of:=[.X217] * ([.N217] + [.O217] + [.P217]) / (3 - [.Q217] - [.R217])" office:value-type="float" office:value="7.57608695652174">
            <text:p>7.576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19">
            <text:p>19</text:p>
          </table:table-cell>
          <table:table-cell table:style-name="ce43" office:value-type="float" office:value="38">
            <text:p>38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18] + [.G218]) / (2 * ( ((([.H218] + [.I218]) / 2) + [.J218]) / 10 )) * [.L218]" office:value-type="float" office:value="10.5326086956522">
            <text:p>10.5326</text:p>
          </table:table-cell>
          <table:table-cell table:style-name="ce67" table:formula="of:=[.X218]/[.D218]" office:value-type="float" office:value="0.351086956521739">
            <text:p>0.3511</text:p>
          </table:table-cell>
          <table:table-cell table:style-name="ce72" table:formula="of:=-1*[.X218]/[.E218]" office:value-type="float" office:value="0.526630434782609">
            <text:p>0.5266</text:p>
          </table:table-cell>
          <table:table-cell table:style-name="ce67" table:formula="of:=[.X218] * ([.N218] + [.O218] + [.P218]) / (3 - [.Q218] - [.R218])" office:value-type="float" office:value="10.5326086956522">
            <text:p>10.532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95">
            <text:p>9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19] + [.G219]) / (2 * ( ((([.H219] + [.I219]) / 2) + [.J219]) / 10 )) * [.L219]" office:value-type="float" office:value="24.945652173913">
            <text:p>24.9457</text:p>
          </table:table-cell>
          <table:table-cell table:style-name="ce69" table:formula="of:=[.X219]/[.D219]" office:value-type="float" office:value="0.415760869565217">
            <text:p>0.4158</text:p>
          </table:table-cell>
          <table:table-cell table:style-name="ce73" table:formula="of:=-1*[.X219]/[.E219]" office:value-type="float" office:value="0.733695652173913">
            <text:p>0.7337</text:p>
          </table:table-cell>
          <table:table-cell table:style-name="ce67" table:formula="of:=[.X219] * ([.N219] + [.O219] + [.P219]) / (3 - [.Q219] - [.R219])" office:value-type="float" office:value="24.945652173913">
            <text:p>24.945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20] + [.G220]) / (2 * ( ((([.H220] + [.I220]) / 2) + [.J220]) / 10 )) * [.L220]" office:value-type="float" office:value="51.7391304347826">
            <text:p>51.7391</text:p>
          </table:table-cell>
          <table:table-cell table:style-name="ce69" table:formula="of:=[.X220]/[.D220]" office:value-type="float" office:value="0.431159420289855">
            <text:p>0.4312</text:p>
          </table:table-cell>
          <table:table-cell table:style-name="ce73" table:formula="of:=-1*[.X220]/[.E220]" office:value-type="float" office:value="0.808423913043478">
            <text:p>0.8084</text:p>
          </table:table-cell>
          <table:table-cell table:style-name="ce67" table:formula="of:=[.X220] * ([.N220] + [.O220] + [.P220]) / (3 - [.Q220] - [.R220])" office:value-type="float" office:value="51.7391304347826">
            <text:p>51.739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21] + [.G221]) / (2 * ( ((([.H221] + [.I221]) / 2) + [.J221]) / 10 )) * [.L221]" office:value-type="float" office:value="13.6739130434783">
            <text:p>13.6739</text:p>
          </table:table-cell>
          <table:table-cell table:style-name="ce69" table:formula="of:=[.X221]/[.D221]" office:value-type="float" office:value="0.379830917874396">
            <text:p>0.3798</text:p>
          </table:table-cell>
          <table:table-cell table:style-name="ce73" table:formula="of:=-1*[.X221]/[.E221]" office:value-type="float" office:value="0.569746376811594">
            <text:p>0.5697</text:p>
          </table:table-cell>
          <table:table-cell table:style-name="ce67" table:formula="of:=[.X221] * ([.N221] + [.O221] + [.P221]) / (3 - [.Q221] - [.R221])" office:value-type="float" office:value="13.6739130434783">
            <text:p>13.673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22] + [.G222]) / (2 * ( ((([.H222] + [.I222]) / 2) + [.J222]) / 10 )) * [.L222]" office:value-type="float" office:value="33.2608695652174">
            <text:p>33.2609</text:p>
          </table:table-cell>
          <table:table-cell table:style-name="ce69" table:formula="of:=[.X222]/[.D222]" office:value-type="float" office:value="0.46195652173913">
            <text:p>0.4620</text:p>
          </table:table-cell>
          <table:table-cell table:style-name="ce73" table:formula="of:=-1*[.X222]/[.E222]" office:value-type="float" office:value="0.723062381852552">
            <text:p>0.7231</text:p>
          </table:table-cell>
          <table:table-cell table:style-name="ce67" table:formula="of:=[.X222] * ([.N222] + [.O222] + [.P222]) / (3 - [.Q222] - [.R222])" office:value-type="float" office:value="33.2608695652174">
            <text:p>33.260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15">
            <text:p>115</text:p>
          </table:table-cell>
          <table:table-cell table:style-name="ce43" office:value-type="float" office:value="235">
            <text:p>2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23] + [.G223]) / (2 * ( ((([.H223] + [.I223]) / 2) + [.J223]) / 10 )) * [.L223]" office:value-type="float" office:value="64.6739130434783">
            <text:p>64.6739</text:p>
          </table:table-cell>
          <table:table-cell table:style-name="ce69" table:formula="of:=[.X223]/[.D223]" office:value-type="float" office:value="0.449124396135266">
            <text:p>0.4491</text:p>
          </table:table-cell>
          <table:table-cell table:style-name="ce73" table:formula="of:=-1*[.X223]/[.E223]" office:value-type="float" office:value="0.718599033816425">
            <text:p>0.7186</text:p>
          </table:table-cell>
          <table:table-cell table:style-name="ce67" table:formula="of:=[.X223] * ([.N223] + [.O223] + [.P223]) / (3 - [.Q223] - [.R223])" office:value-type="float" office:value="64.6739130434783">
            <text:p>64.673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Hail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24] + [.G224]) / (2 * ( ((([.H224] + [.I224]) / 2) + [.J224]) / 10 )) * [.L224]" office:value-type="float" office:value="212.5">
            <text:p>212.5000</text:p>
          </table:table-cell>
          <table:table-cell table:style-name="ce69" table:formula="of:=[.X224]/[.D224]" office:value-type="float" office:value="0.566666666666667">
            <text:p>0.5667</text:p>
          </table:table-cell>
          <table:table-cell table:style-name="ce73" table:formula="of:=-1*[.X224]/[.E224]" office:value-type="float" office:value="0.772727272727273">
            <text:p>0.7727</text:p>
          </table:table-cell>
          <table:table-cell table:style-name="ce67" table:formula="of:=[.X224] * ([.N224] + [.O224] + [.P224]) / (3 - [.Q224] - [.R224])" office:value-type="float" office:value="230.208333333333">
            <text:p>230.208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ire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50">
            <text:p>8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25] + [.G225]) / (2 * ( ((([.H225] + [.I225]) / 2) + [.J225]) / 10 )) * [.L225]" office:value-type="float" office:value="249.45652173913">
            <text:p>249.4565</text:p>
          </table:table-cell>
          <table:table-cell table:style-name="ce69" table:formula="of:=[.X225]/[.D225]" office:value-type="float" office:value="0.58695652173913">
            <text:p>0.5870</text:p>
          </table:table-cell>
          <table:table-cell table:style-name="ce73" table:formula="of:=-1*[.X225]/[.E225]" office:value-type="float" office:value="0.831521739130435">
            <text:p>0.8315</text:p>
          </table:table-cell>
          <table:table-cell table:style-name="ce67" table:formula="of:=[.X225] * ([.N225] + [.O225] + [.P225]) / (3 - [.Q225] - [.R225])" office:value-type="float" office:value="270.244565217391">
            <text:p>270.244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empest Auto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250">
            <text:p>12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6" table:formula="of:=([.F226] + [.G226]) / (2 * ( ((([.H226] + [.I226]) / 2) + [.J226]) / 10 )) * [.L226]" office:value-type="float" office:value="369.565217391304">
            <text:p>369.5652</text:p>
          </table:table-cell>
          <table:table-cell table:style-name="ce69" table:formula="of:=[.X226]/[.D226]" office:value-type="float" office:value="0.739130434782609">
            <text:p>0.7391</text:p>
          </table:table-cell>
          <table:table-cell table:style-name="ce73" table:formula="of:=-1*[.X226]/[.E226]" office:value-type="float" office:value="0.739130434782609">
            <text:p>0.7391</text:p>
          </table:table-cell>
          <table:table-cell table:style-name="ce67" table:formula="of:=[.X226] * ([.N226] + [.O226] + [.P226]) / (3 - [.Q226] - [.R226])" office:value-type="float" office:value="400.36231884058">
            <text:p>400.362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27] + [.G227]) / (2 * ( ((([.H227] + [.I227]) / 2) + [.J227]) / 10 )) * [.L227]" office:value-type="float" office:value="45.703125">
            <text:p>45.7031</text:p>
          </table:table-cell>
          <table:table-cell table:style-name="ce68" table:formula="of:=[.X227]/[.D227]" office:value-type="float" office:value="0.294858870967742">
            <text:p>0.2949</text:p>
          </table:table-cell>
          <table:table-cell table:style-name="ce71" table:formula="of:=-1*[.X227]/[.E227]" office:value-type="float" office:value="0.5078125">
            <text:p>0.5078</text:p>
          </table:table-cell>
          <table:table-cell table:style-name="ce68" table:formula="of:=[.X227] * ([.N227] + [.O227] + [.P227]) / (3 - [.Q227] - [.R227])" office:value-type="float" office:value="57.12890625">
            <text:p>57.128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39" office:value-type="float" office:value="720">
            <text:p>720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28] + [.G228]) / (2 * ( ((([.H228] + [.I228]) / 2) + [.J228]) / 10 )) * [.L228]" office:value-type="float" office:value="56.54296875">
            <text:p>56.5430</text:p>
          </table:table-cell>
          <table:table-cell table:style-name="ce67" table:formula="of:=[.X228]/[.D228]" office:value-type="float" office:value="0.314127604166667">
            <text:p>0.3141</text:p>
          </table:table-cell>
          <table:table-cell table:style-name="ce72" table:formula="of:=-1*[.X228]/[.E228]" office:value-type="float" office:value="0.514026988636364">
            <text:p>0.5140</text:p>
          </table:table-cell>
          <table:table-cell table:style-name="ce67" table:formula="of:=[.X228] * ([.N228] + [.O228] + [.P228]) / (3 - [.Q228] - [.R228])" office:value-type="float" office:value="70.6787109375">
            <text:p>70.678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39" office:value-type="float" office:value="870">
            <text:p>870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29] + [.G229]) / (2 * ( ((([.H229] + [.I229]) / 2) + [.J229]) / 10 )) * [.L229]" office:value-type="float" office:value="68.5546875">
            <text:p>68.5547</text:p>
          </table:table-cell>
          <table:table-cell table:style-name="ce67" table:formula="of:=[.X229]/[.D229]" office:value-type="float" office:value="0.334413109756098">
            <text:p>0.3344</text:p>
          </table:table-cell>
          <table:table-cell table:style-name="ce72" table:formula="of:=-1*[.X229]/[.E229]" office:value-type="float" office:value="0.52734375">
            <text:p>0.5273</text:p>
          </table:table-cell>
          <table:table-cell table:style-name="ce67" table:formula="of:=[.X229] * ([.N229] + [.O229] + [.P229]) / (3 - [.Q229] - [.R229])" office:value-type="float" office:value="85.693359375">
            <text:p>85.6934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00">
            <text:p>90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30] + [.G230]) / (2 * ( ((([.H230] + [.I230]) / 2) + [.J230]) / 10 )) * [.L230]" office:value-type="float" office:value="145.833333333333">
            <text:p>145.8333</text:p>
          </table:table-cell>
          <table:table-cell table:style-name="ce68" table:formula="of:=[.X230]/[.D230]" office:value-type="float" office:value="0.448717948717949">
            <text:p>0.4487</text:p>
          </table:table-cell>
          <table:table-cell table:style-name="ce71" table:formula="of:=-1*[.X230]/[.E230]" office:value-type="float" office:value="0.583333333333333">
            <text:p>0.5833</text:p>
          </table:table-cell>
          <table:table-cell table:style-name="ce68" table:formula="of:=[.X230] * ([.N230] + [.O230] + [.P230]) / (3 - [.Q230] - [.R230])" office:value-type="float" office:value="170.138888888889">
            <text:p>170.1389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1] + [.G231]) / (2 * ( ((([.H231] + [.I231]) / 2) + [.J231]) / 10 )) * [.L231]" office:value-type="float" office:value="200">
            <text:p>200.0000</text:p>
          </table:table-cell>
          <table:table-cell table:style-name="ce67" table:formula="of:=[.X231]/[.D231]" office:value-type="float" office:value="0.533333333333333">
            <text:p>0.5333</text:p>
          </table:table-cell>
          <table:table-cell table:style-name="ce72" table:formula="of:=-1*[.X231]/[.E231]" office:value-type="float" office:value="0.714285714285714">
            <text:p>0.7143</text:p>
          </table:table-cell>
          <table:table-cell table:style-name="ce67" table:formula="of:=[.X231] * ([.N231] + [.O231] + [.P231]) / (3 - [.Q231] - [.R231])" office:value-type="float" office:value="233.333333333333">
            <text:p>233.333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2] + [.G232]) / (2 * ( ((([.H232] + [.I232]) / 2) + [.J232]) / 10 )) * [.L232]" office:value-type="float" office:value="233.333333333333">
            <text:p>233.3333</text:p>
          </table:table-cell>
          <table:table-cell table:style-name="ce67" table:formula="of:=[.X232]/[.D232]" office:value-type="float" office:value="0.549019607843137">
            <text:p>0.5490</text:p>
          </table:table-cell>
          <table:table-cell table:style-name="ce72" table:formula="of:=-1*[.X232]/[.E232]" office:value-type="float" office:value="0.752688172043011">
            <text:p>0.7527</text:p>
          </table:table-cell>
          <table:table-cell table:style-name="ce67" table:formula="of:=[.X232] * ([.N232] + [.O232] + [.P232]) / (3 - [.Q232] - [.R232])" office:value-type="float" office:value="272.222222222222">
            <text:p>272.222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RKKV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85">
            <text:p>0.8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3] + [.G233]) / (2 * ( ((([.H233] + [.I233]) / 2) + [.J233]) / 10 )) * [.L233]" office:value-type="float" office:value="335.135135135135">
            <text:p>335.1351</text:p>
          </table:table-cell>
          <table:table-cell table:style-name="ce67" table:formula="of:=[.X233]/[.D233]" office:value-type="float" office:value="0.67027027027027">
            <text:p>0.6703</text:p>
          </table:table-cell>
          <table:table-cell table:style-name="ce72" table:formula="of:=-1*[.X233]/[.E233]" office:value-type="float" office:value="0.67027027027027">
            <text:p>0.6703</text:p>
          </table:table-cell>
          <table:table-cell table:style-name="ce67" table:formula="of:=[.X233] * ([.N233] + [.O233] + [.P233]) / (3 - [.Q233] - [.R233])" office:value-type="float" office:value="402.162162162162">
            <text:p>402.1622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4] + [.G234]) / (2 * ( ((([.H234] + [.I234]) / 2) + [.J234]) / 10 )) * [.L234]" office:value-type="float" office:value="175.137362637363">
            <text:p>175.1374</text:p>
          </table:table-cell>
          <table:table-cell table:style-name="ce67" table:formula="of:=[.X234]/[.D234]" office:value-type="float" office:value="0.467032967032967">
            <text:p>0.4670</text:p>
          </table:table-cell>
          <table:table-cell table:style-name="ce72" table:formula="of:=-1*[.X234]/[.E234]" office:value-type="float" office:value="0.625490580847724">
            <text:p>0.6255</text:p>
          </table:table-cell>
          <table:table-cell table:style-name="ce67" table:formula="of:=[.X234] * ([.N234] + [.O234] + [.P234]) / (3 - [.Q234] - [.R234])" office:value-type="float" office:value="245.192307692308">
            <text:p>245.192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5] + [.G235]) / (2 * ( ((([.H235] + [.I235]) / 2) + [.J235]) / 10 )) * [.L235]" office:value-type="float" office:value="198.489010989011">
            <text:p>198.4890</text:p>
          </table:table-cell>
          <table:table-cell table:style-name="ce67" table:formula="of:=[.X235]/[.D235]" office:value-type="float" office:value="0.467032967032967">
            <text:p>0.4670</text:p>
          </table:table-cell>
          <table:table-cell table:style-name="ce72" table:formula="of:=-1*[.X235]/[.E235]" office:value-type="float" office:value="0.640287132222616">
            <text:p>0.6403</text:p>
          </table:table-cell>
          <table:table-cell table:style-name="ce67" table:formula="of:=[.X235] * ([.N235] + [.O235] + [.P235]) / (3 - [.Q235] - [.R235])" office:value-type="float" office:value="277.884615384615">
            <text:p>277.8846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000">
            <text:p>4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6] + [.G236]) / (2 * ( ((([.H236] + [.I236]) / 2) + [.J236]) / 10 )) * [.L236]" office:value-type="float" office:value="290.789473684211">
            <text:p>290.7895</text:p>
          </table:table-cell>
          <table:table-cell table:style-name="ce67" table:formula="of:=[.X236]/[.D236]" office:value-type="float" office:value="0.581578947368421">
            <text:p>0.5816</text:p>
          </table:table-cell>
          <table:table-cell table:style-name="ce72" table:formula="of:=-1*[.X236]/[.E236]" office:value-type="float" office:value="0.581578947368421">
            <text:p>0.5816</text:p>
          </table:table-cell>
          <table:table-cell table:style-name="ce67" table:formula="of:=[.X236] * ([.N236] + [.O236] + [.P236]) / (3 - [.Q236] - [.R236])" office:value-type="float" office:value="407.105263157895">
            <text:p>407.105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37] + [.G237]) / (2 * ( ((([.H237] + [.I237]) / 2) + [.J237]) / 10 )) * [.L237]" office:value-type="float" office:value="6">
            <text:p>6.0000</text:p>
          </table:table-cell>
          <table:table-cell table:style-name="ce68" table:formula="of:=[.X237]/[.D237]" office:value-type="float" office:value="0.461538461538462">
            <text:p>0.4615</text:p>
          </table:table-cell>
          <table:table-cell table:style-name="ce71" table:formula="of:=-1*[.X237]/[.E237]" office:value-type="float" office:value="0.6">
            <text:p>0.6000</text:p>
          </table:table-cell>
          <table:table-cell table:style-name="ce68" table:formula="of:=[.X237] * ([.N237] + [.O237] + [.P237]) / (3 - [.Q237] - [.R237])" office:value-type="float" office:value="6">
            <text:p>6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29" office:value-type="float" office:value="2.5">
            <text:p>2.5</text:p>
          </table:table-cell>
          <table:table-cell table:style-name="ce39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number-columns-repeated="2"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8] + [.G238]) / (2 * ( ((([.H238] + [.I238]) / 2) + [.J238]) / 10 )) * [.L238]" office:value-type="float" office:value="7.875">
            <text:p>7.8750</text:p>
          </table:table-cell>
          <table:table-cell table:style-name="ce67" table:formula="of:=[.X238]/[.D238]" office:value-type="float" office:value="0.4921875">
            <text:p>0.4922</text:p>
          </table:table-cell>
          <table:table-cell table:style-name="ce72" table:formula="of:=-1*[.X238]/[.E238]" office:value-type="float" office:value="0.65625">
            <text:p>0.6563</text:p>
          </table:table-cell>
          <table:table-cell table:style-name="ce67" table:formula="of:=[.X238] * ([.N238] + [.O238] + [.P238]) / (3 - [.Q238] - [.R238])" office:value-type="float" office:value="7.875">
            <text:p>7.87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number-columns-repeated="2"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39] + [.G239]) / (2 * ( ((([.H239] + [.I239]) / 2) + [.J239]) / 10 )) * [.L239]" office:value-type="float" office:value="9.75">
            <text:p>9.7500</text:p>
          </table:table-cell>
          <table:table-cell table:style-name="ce67" table:formula="of:=[.X239]/[.D239]" office:value-type="float" office:value="0.4875">
            <text:p>0.4875</text:p>
          </table:table-cell>
          <table:table-cell table:style-name="ce72" table:formula="of:=-1*[.X239]/[.E239]" office:value-type="float" office:value="0.65">
            <text:p>0.6500</text:p>
          </table:table-cell>
          <table:table-cell table:style-name="ce67" table:formula="of:=[.X239] * ([.N239] + [.O239] + [.P239]) / (3 - [.Q239] - [.R239])" office:value-type="float" office:value="9.75">
            <text:p>9.7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4" table:formula="of:=([.F240] + [.G240]) / (2 * ( ((([.H240] + [.I240]) / 2) + [.J240]) / 10 )) * [.L240]" office:value-type="float" office:value="7.5">
            <text:p>7.5000</text:p>
          </table:table-cell>
          <table:table-cell table:style-name="ce68" table:formula="of:=[.X240]/[.D240]" office:value-type="float" office:value="0.576923076923077">
            <text:p>0.5769</text:p>
          </table:table-cell>
          <table:table-cell table:style-name="ce71" table:formula="of:=-1*[.X240]/[.E240]" office:value-type="float" office:value="0.75">
            <text:p>0.7500</text:p>
          </table:table-cell>
          <table:table-cell table:style-name="ce68" table:formula="of:=[.X240] * ([.N240] + [.O240] + [.P240]) / (3 - [.Q240] - [.R240])" office:value-type="float" office:value="7.5">
            <text:p>7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29" office:value-type="float" office:value="2.5">
            <text:p>2.5</text:p>
          </table:table-cell>
          <table:table-cell table:style-name="ce3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41] + [.G241]) / (2 * ( ((([.H241] + [.I241]) / 2) + [.J241]) / 10 )) * [.L241]" office:value-type="float" office:value="9.375">
            <text:p>9.3750</text:p>
          </table:table-cell>
          <table:table-cell table:style-name="ce67" table:formula="of:=[.X241]/[.D241]" office:value-type="float" office:value="0.5859375">
            <text:p>0.5859</text:p>
          </table:table-cell>
          <table:table-cell table:style-name="ce72" table:formula="of:=-1*[.X241]/[.E241]" office:value-type="float" office:value="0.78125">
            <text:p>0.7813</text:p>
          </table:table-cell>
          <table:table-cell table:style-name="ce67" table:formula="of:=[.X241] * ([.N241] + [.O241] + [.P241]) / (3 - [.Q241] - [.R241])" office:value-type="float" office:value="9.375">
            <text:p>9.37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42] + [.G242]) / (2 * ( ((([.H242] + [.I242]) / 2) + [.J242]) / 10 )) * [.L242]" office:value-type="float" office:value="11.25">
            <text:p>11.2500</text:p>
          </table:table-cell>
          <table:table-cell table:style-name="ce67" table:formula="of:=[.X242]/[.D242]" office:value-type="float" office:value="0.5625">
            <text:p>0.5625</text:p>
          </table:table-cell>
          <table:table-cell table:style-name="ce72" table:formula="of:=-1*[.X242]/[.E242]" office:value-type="float" office:value="0.75">
            <text:p>0.7500</text:p>
          </table:table-cell>
          <table:table-cell table:style-name="ce67" table:formula="of:=[.X242] * ([.N242] + [.O242] + [.P242]) / (3 - [.Q242] - [.R242])" office:value-type="float" office:value="11.25">
            <text:p>11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20">
            <text:p>220</text:p>
          </table:table-cell>
          <table:table-cell table:style-name="ce39" office:value-type="float" office:value="650">
            <text:p>650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43] + [.G243]) / (2 * ( ((([.H243] + [.I243]) / 2) + [.J243]) / 10 )) * [.L243]" office:value-type="float" office:value="54.375">
            <text:p>54.3750</text:p>
          </table:table-cell>
          <table:table-cell table:style-name="ce67" table:formula="of:=[.X243]/[.D243]" office:value-type="float" office:value="0.302083333333333">
            <text:p>0.3021</text:p>
          </table:table-cell>
          <table:table-cell table:style-name="ce72" table:formula="of:=-1*[.X243]/[.E243]" office:value-type="float" office:value="0.494318181818182">
            <text:p>0.4943</text:p>
          </table:table-cell>
          <table:table-cell table:style-name="ce67" table:formula="of:=[.X243] * ([.N243] + [.O243] + [.P243]) / (3 - [.Q243] - [.R243])" office:value-type="float" office:value="67.96875">
            <text:p>67.9688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280">
            <text:p>280</text:p>
          </table:table-cell>
          <table:table-cell table:style-name="ce39" office:value-type="float" office:value="760">
            <text:p>760</text:p>
          </table:table-cell>
          <table:table-cell table:style-name="ce29" office:value-type="float" office:value="3">
            <text:p>3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44] + [.G244]) / (2 * ( ((([.H244] + [.I244]) / 2) + [.J244]) / 10 )) * [.L244]" office:value-type="float" office:value="65">
            <text:p>65.0000</text:p>
          </table:table-cell>
          <table:table-cell table:style-name="ce67" table:formula="of:=[.X244]/[.D244]" office:value-type="float" office:value="0.317073170731707">
            <text:p>0.3171</text:p>
          </table:table-cell>
          <table:table-cell table:style-name="ce72" table:formula="of:=-1*[.X244]/[.E244]" office:value-type="float" office:value="0.5">
            <text:p>0.5000</text:p>
          </table:table-cell>
          <table:table-cell table:style-name="ce67" table:formula="of:=[.X244] * ([.N244] + [.O244] + [.P244]) / (3 - [.Q244] - [.R244])" office:value-type="float" office:value="81.25">
            <text:p>81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4">
            <text:p>-24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45] + [.G245]) / (2 * ( ((([.H245] + [.I245]) / 2) + [.J245]) / 10 )) * [.L245]" office:value-type="float" office:value="20">
            <text:p>20.0000</text:p>
          </table:table-cell>
          <table:table-cell table:style-name="ce67" table:formula="of:=[.X245]/[.D245]" office:value-type="float" office:value="0.666666666666667">
            <text:p>0.6667</text:p>
          </table:table-cell>
          <table:table-cell table:style-name="ce72" table:formula="of:=-1*[.X245]/[.E245]" office:value-type="float" office:value="0.833333333333333">
            <text:p>0.8333</text:p>
          </table:table-cell>
          <table:table-cell table:style-name="ce67" table:formula="of:=[.X245] * ([.N245] + [.O245] + [.P245]) / (3 - [.Q245] - [.R245])" office:value-type="float" office:value="20">
            <text:p>2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6">
            <text:p>36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46] + [.G246]) / (2 * ( ((([.H246] + [.I246]) / 2) + [.J246]) / 10 )) * [.L246]" office:value-type="float" office:value="24">
            <text:p>24.0000</text:p>
          </table:table-cell>
          <table:table-cell table:style-name="ce67" table:formula="of:=[.X246]/[.D246]" office:value-type="float" office:value="0.666666666666667">
            <text:p>0.6667</text:p>
          </table:table-cell>
          <table:table-cell table:style-name="ce72" table:formula="of:=-1*[.X246]/[.E246]" office:value-type="float" office:value="0.8">
            <text:p>0.8000</text:p>
          </table:table-cell>
          <table:table-cell table:style-name="ce67" table:formula="of:=[.X246] * ([.N246] + [.O246] + [.P246]) / (3 - [.Q246] - [.R246])" office:value-type="float" office:value="24">
            <text:p>24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steroid Throw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29" office:value-type="float" office:value="7000">
            <text:p>7000</text:p>
          </table:table-cell>
          <table:table-cell table:style-name="ce39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5" table:formula="of:=([.F247] + [.G247]) / (2 * ( ((([.H247] + [.I247]) / 2) + [.J247]) / 10 )) * [.L247]" office:value-type="float" office:value="303.571428571429">
            <text:p>303.5714</text:p>
          </table:table-cell>
          <table:table-cell table:style-name="ce67" table:formula="of:=[.X247]/[.D247]" office:value-type="float" office:value="0.607142857142857">
            <text:p>0.6071</text:p>
          </table:table-cell>
          <table:table-cell table:style-name="ce72" table:formula="of:=-1*[.X247]/[.E247]" office:value-type="float" office:value="0.607142857142857">
            <text:p>0.6071</text:p>
          </table:table-cell>
          <table:table-cell table:style-name="ce67" table:formula="of:=[.X247] * ([.N247] + [.O247] + [.P247]) / (3 - [.Q247] - [.R247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number-columns-repeated="26"/>
          <table:table-cell table:style-name="Default"/>
          <table:table-cell table:number-columns-repeated="997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dvanced Strikecraft (bomber)</text:p>
          </table:table-cell>
          <table:table-cell table:style-name="ce32" office:value-type="string">
            <text:p>H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-59">
            <text:p>-59</text:p>
          </table:table-cell>
          <table:table-cell table:style-name="ce48" office:value-type="float" office:value="6">
            <text:p>6</text:p>
          </table:table-cell>
          <table:table-cell table:style-name="ce53" office:value-type="float" office:value="17">
            <text:p>17</text:p>
          </table:table-cell>
          <table:table-cell table:style-name="ce48" office:value-type="string">
            <text:p>n/a</text:p>
          </table:table-cell>
          <table:table-cell table:style-name="ce57" office:value-type="string">
            <text:p>n/a</text:p>
          </table:table-cell>
          <table:table-cell table:style-name="ce40" office:value-type="float" office:value="2.3">
            <text:p>2.3</text:p>
          </table:table-cell>
          <table:table-cell table:style-name="ce48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8" office:value-type="float" office:value="700">
            <text:p>7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.8">
            <text:p>0.8</text:p>
          </table:table-cell>
          <table:table-cell table:style-name="ce53" office:value-type="string">
            <text:p>n/a</text:p>
          </table:table-cell>
          <table:table-cell table:style-name="ce64" table:formula="of:=([.F249] + [.G249]) / ([.J249] / 5) * [.L249]" office:value-type="float" office:value="50">
            <text:p>50.0000</text:p>
          </table:table-cell>
          <table:table-cell table:style-name="ce68" table:formula="of:=[.X249]/[.D249]" office:value-type="float" office:value="0.568181818181818">
            <text:p>0.5682</text:p>
          </table:table-cell>
          <table:table-cell table:style-name="ce71" table:formula="of:=-1*[.X249]/[.E249]" office:value-type="float" office:value="0.847457627118644">
            <text:p>0.8475</text:p>
          </table:table-cell>
          <table:table-cell table:style-name="ce68" table:formula="of:=[.X249] * ([.N249] + [.O249] + [.P249]) / (3 - [.Q249] - [.R249])" office:value-type="float" office:value="87.5">
            <text:p>87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49" office:value-type="float" office:value="10">
            <text:p>10</text:p>
          </table:table-cell>
          <table:table-cell table:style-name="ce54" office:value-type="float" office:value="20">
            <text:p>20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49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750">
            <text:p>75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0] + [.G250]) / ([.J250] / 5) * [.L250]" office:value-type="float" office:value="75">
            <text:p>75.0000</text:p>
          </table:table-cell>
          <table:table-cell table:style-name="ce69" table:formula="of:=[.X250]/[.D250]" office:value-type="float" office:value="0.681818181818182">
            <text:p>0.6818</text:p>
          </table:table-cell>
          <table:table-cell table:style-name="ce73" table:formula="of:=-1*[.X250]/[.E250]" office:value-type="float" office:value="1">
            <text:p>1.0000</text:p>
          </table:table-cell>
          <table:table-cell table:style-name="ce69" table:formula="of:=[.X250] * ([.N250] + [.O250] + [.P250]) / (3 - [.Q250] - [.R250])" office:value-type="float" office:value="112.5">
            <text:p>112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49" office:value-type="float" office:value="20">
            <text:p>20</text:p>
          </table:table-cell>
          <table:table-cell table:style-name="ce54" office:value-type="float" office:value="40">
            <text:p>40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1] + [.G251]) / ([.J251] / 5) * [.L251]" office:value-type="float" office:value="75">
            <text:p>75.0000</text:p>
          </table:table-cell>
          <table:table-cell table:style-name="ce69" table:formula="of:=[.X251]/[.D251]" office:value-type="float" office:value="0.681818181818182">
            <text:p>0.6818</text:p>
          </table:table-cell>
          <table:table-cell table:style-name="ce73" table:formula="of:=-1*[.X251]/[.E251]" office:value-type="float" office:value="1">
            <text:p>1.0000</text:p>
          </table:table-cell>
          <table:table-cell table:style-name="ce69" table:formula="of:=[.X251] * ([.N251] + [.O251] + [.P251]) / (3 - [.Q251] - [.R251])" office:value-type="float" office:value="140.625">
            <text:p>140.62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49" office:value-type="float" office:value="15">
            <text:p>15</text:p>
          </table:table-cell>
          <table:table-cell table:style-name="ce54" office:value-type="float" office:value="25">
            <text:p>25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49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800">
            <text:p>8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2] + [.G252]) / ([.J252] / 5) * [.L252]" office:value-type="float" office:value="100">
            <text:p>100.0000</text:p>
          </table:table-cell>
          <table:table-cell table:style-name="ce69" table:formula="of:=[.X252]/[.D252]" office:value-type="float" office:value="0.769230769230769">
            <text:p>0.7692</text:p>
          </table:table-cell>
          <table:table-cell table:style-name="ce73" table:formula="of:=-1*[.X252]/[.E252]" office:value-type="float" office:value="1.17647058823529">
            <text:p>1.1765</text:p>
          </table:table-cell>
          <table:table-cell table:style-name="ce69" table:formula="of:=[.X252] * ([.N252] + [.O252] + [.P252]) / (3 - [.Q252] - [.R252])" office:value-type="float" office:value="150">
            <text:p>15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49" office:value-type="float" office:value="30">
            <text:p>30</text:p>
          </table:table-cell>
          <table:table-cell table:style-name="ce54" office:value-type="float" office:value="50">
            <text:p>50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750">
            <text:p>750</text:p>
          </table:table-cell>
          <table:table-cell table:style-name="ce34" office:value-type="float" office:value="70">
            <text:p>7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3] + [.G253]) / ([.J253] / 5) * [.L253]" office:value-type="float" office:value="100">
            <text:p>100.0000</text:p>
          </table:table-cell>
          <table:table-cell table:style-name="ce69" table:formula="of:=[.X253]/[.D253]" office:value-type="float" office:value="0.769230769230769">
            <text:p>0.7692</text:p>
          </table:table-cell>
          <table:table-cell table:style-name="ce73" table:formula="of:=-1*[.X253]/[.E253]" office:value-type="float" office:value="1.17647058823529">
            <text:p>1.1765</text:p>
          </table:table-cell>
          <table:table-cell table:style-name="ce69" table:formula="of:=[.X253] * ([.N253] + [.O253] + [.P253]) / (3 - [.Q253] - [.R253])" office:value-type="float" office:value="187.5">
            <text:p>187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49" office:value-type="float" office:value="20">
            <text:p>20</text:p>
          </table:table-cell>
          <table:table-cell table:style-name="ce54" office:value-type="float" office:value="30">
            <text:p>30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49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4] + [.G254]) / ([.J254] / 5) * [.L254]" office:value-type="float" office:value="125">
            <text:p>125.0000</text:p>
          </table:table-cell>
          <table:table-cell table:style-name="ce69" table:formula="of:=[.X254]/[.D254]" office:value-type="float" office:value="0.833333333333333">
            <text:p>0.8333</text:p>
          </table:table-cell>
          <table:table-cell table:style-name="ce73" table:formula="of:=-1*[.X254]/[.E254]" office:value-type="float" office:value="1.25">
            <text:p>1.2500</text:p>
          </table:table-cell>
          <table:table-cell table:style-name="ce69" table:formula="of:=[.X254] * ([.N254] + [.O254] + [.P254]) / (3 - [.Q254] - [.R254])" office:value-type="float" office:value="187.5">
            <text:p>187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49" office:value-type="float" office:value="40">
            <text:p>40</text:p>
          </table:table-cell>
          <table:table-cell table:style-name="ce54" office:value-type="float" office:value="60">
            <text:p>60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5] + [.G255]) / ([.J255] / 5) * [.L255]" office:value-type="float" office:value="125">
            <text:p>125.0000</text:p>
          </table:table-cell>
          <table:table-cell table:style-name="ce69" table:formula="of:=[.X255]/[.D255]" office:value-type="float" office:value="0.833333333333333">
            <text:p>0.8333</text:p>
          </table:table-cell>
          <table:table-cell table:style-name="ce73" table:formula="of:=-1*[.X255]/[.E255]" office:value-type="float" office:value="1.25">
            <text:p>1.2500</text:p>
          </table:table-cell>
          <table:table-cell table:style-name="ce69" table:formula="of:=[.X255] * ([.N255] + [.O255] + [.P255]) / (3 - [.Q255] - [.R255])" office:value-type="float" office:value="234.375">
            <text:p>234.375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-45">
            <text:p>-45</text:p>
          </table:table-cell>
          <table:table-cell table:style-name="ce49" office:value-type="float" office:value="6">
            <text:p>6</text:p>
          </table:table-cell>
          <table:table-cell table:style-name="ce54" office:value-type="float" office:value="12">
            <text:p>12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49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500">
            <text:p>50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6] + [.G256]) / ([.J256] / 5) * [.L256]" office:value-type="float" office:value="45">
            <text:p>45.0000</text:p>
          </table:table-cell>
          <table:table-cell table:style-name="ce69" table:formula="of:=[.X256]/[.D256]" office:value-type="float" office:value="0.661764705882353">
            <text:p>0.6618</text:p>
          </table:table-cell>
          <table:table-cell table:style-name="ce73" table:formula="of:=-1*[.X256]/[.E256]" office:value-type="float" office:value="1">
            <text:p>1.0000</text:p>
          </table:table-cell>
          <table:table-cell table:style-name="ce69" table:formula="of:=[.X256] * ([.N256] + [.O256] + [.P256]) / (3 - [.Q256] - [.R256])" office:value-type="float" office:value="67.5">
            <text:p>67.5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Elite 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-59">
            <text:p>-59</text:p>
          </table:table-cell>
          <table:table-cell table:style-name="ce49" office:value-type="float" office:value="12">
            <text:p>12</text:p>
          </table:table-cell>
          <table:table-cell table:style-name="ce54" office:value-type="float" office:value="24">
            <text:p>24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49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600">
            <text:p>6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57] + [.G257]) / ([.J257] / 5) * [.L257]" office:value-type="float" office:value="90">
            <text:p>90.0000</text:p>
          </table:table-cell>
          <table:table-cell table:style-name="ce69" table:formula="of:=[.X257]/[.D257]" office:value-type="float" office:value="1.02272727272727">
            <text:p>1.0227</text:p>
          </table:table-cell>
          <table:table-cell table:style-name="ce73" table:formula="of:=-1*[.X257]/[.E257]" office:value-type="float" office:value="1.52542372881356">
            <text:p>1.5254</text:p>
          </table:table-cell>
          <table:table-cell table:style-name="ce69" table:formula="of:=[.X257] * ([.N257] + [.O257] + [.P257]) / (3 - [.Q257] - [.R257])" office:value-type="float" office:value="135">
            <text:p>135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moeba Flagella</text:p>
          </table:table-cell>
          <table:table-cell table:style-name="ce32" office:value-type="string">
            <text:p>H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-30">
            <text:p>-30</text:p>
          </table:table-cell>
          <table:table-cell table:style-name="ce48" office:value-type="float" office:value="20">
            <text:p>20</text:p>
          </table:table-cell>
          <table:table-cell table:style-name="ce53" office:value-type="float" office:value="30">
            <text:p>30</text:p>
          </table:table-cell>
          <table:table-cell table:style-name="ce48" office:value-type="string">
            <text:p>n/a</text:p>
          </table:table-cell>
          <table:table-cell table:style-name="ce57" office:value-type="string">
            <text:p>n/a</text:p>
          </table:table-cell>
          <table:table-cell table:style-name="ce40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0" office:value-type="float" office:value="0.7">
            <text:p>0.7</text:p>
          </table:table-cell>
          <table:table-cell table:style-name="ce53" office:value-type="float" office:value="0.5">
            <text:p>0.5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8" office:value-type="float" office:value="500">
            <text:p>500</text:p>
          </table:table-cell>
          <table:table-cell table:style-name="ce40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53" office:value-type="string">
            <text:p>n/a</text:p>
          </table:table-cell>
          <table:table-cell table:style-name="ce64" table:formula="of:=([.F258] + [.G258]) / ([.J258] / 5) * [.L258]" office:value-type="float" office:value="35">
            <text:p>35.0000</text:p>
          </table:table-cell>
          <table:table-cell table:style-name="ce68" table:formula="of:=[.X258]/[.D258]" office:value-type="float" office:value="0.583333333333333">
            <text:p>0.5833</text:p>
          </table:table-cell>
          <table:table-cell table:style-name="ce71" table:formula="of:=-1*[.X258]/[.E258]" office:value-type="float" office:value="1.16666666666667">
            <text:p>1.1667</text:p>
          </table:table-cell>
          <table:table-cell table:style-name="ce68" table:formula="of:=[.X258] * ([.N258] + [.O258] + [.P258]) / (3 - [.Q258] - [.R258])" office:value-type="float" office:value="61.25">
            <text:p>61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Highbrea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-40">
            <text:p>-40</text:p>
          </table:table-cell>
          <table:table-cell table:style-name="ce49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0.7">
            <text:p>0.7</text:p>
          </table:table-cell>
          <table:table-cell table:style-name="ce54" office:value-type="float" office:value="0.5">
            <text:p>0.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600">
            <text:p>600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6">
            <text:p>0.6</text:p>
          </table:table-cell>
          <table:table-cell table:style-name="ce39" office:value-type="string">
            <text:p>n/a</text:p>
          </table:table-cell>
          <table:table-cell table:style-name="ce66" table:formula="of:=([.F259] + [.G259]) / ([.J259] / 5) * [.L259]" office:value-type="float" office:value="63">
            <text:p>63.0000</text:p>
          </table:table-cell>
          <table:table-cell table:style-name="ce69" table:formula="of:=[.X259]/[.D259]" office:value-type="float" office:value="0.7875">
            <text:p>0.7875</text:p>
          </table:table-cell>
          <table:table-cell table:style-name="ce73" table:formula="of:=-1*[.X259]/[.E259]" office:value-type="float" office:value="1.575">
            <text:p>1.5750</text:p>
          </table:table-cell>
          <table:table-cell table:style-name="ce69" table:formula="of:=[.X259] * ([.N259] + [.O259] + [.P259]) / (3 - [.Q259] - [.R259])" office:value-type="float" office:value="110.25">
            <text:p>110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Genetically-Engineer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49" office:value-type="float" office:value="50">
            <text:p>50</text:p>
          </table:table-cell>
          <table:table-cell table:style-name="ce54" office:value-type="float" office:value="70">
            <text:p>70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4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650">
            <text:p>650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66" table:formula="of:=([.F260] + [.G260]) / ([.J260] / 5) * [.L260]" office:value-type="float" office:value="96">
            <text:p>96.0000</text:p>
          </table:table-cell>
          <table:table-cell table:style-name="ce69" table:formula="of:=[.X260]/[.D260]" office:value-type="float" office:value="0.96">
            <text:p>0.9600</text:p>
          </table:table-cell>
          <table:table-cell table:style-name="ce73" table:formula="of:=-1*[.X260]/[.E260]" office:value-type="float" office:value="1.92">
            <text:p>1.9200</text:p>
          </table:table-cell>
          <table:table-cell table:style-name="ce69" table:formula="of:=[.X260] * ([.N260] + [.O260] + [.P260]) / (3 - [.Q260] - [.R260])" office:value-type="float" office:value="180">
            <text:p>18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Perfect Space Organism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49" office:value-type="float" office:value="60">
            <text:p>60</text:p>
          </table:table-cell>
          <table:table-cell table:style-name="ce54" office:value-type="float" office:value="80">
            <text:p>80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4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66" table:formula="of:=([.F261] + [.G261]) / ([.J261] / 5) * [.L261]" office:value-type="float" office:value="112">
            <text:p>112.0000</text:p>
          </table:table-cell>
          <table:table-cell table:style-name="ce69" table:formula="of:=[.X261]/[.D261]" office:value-type="float" office:value="0.933333333333333">
            <text:p>0.9333</text:p>
          </table:table-cell>
          <table:table-cell table:style-name="ce73" table:formula="of:=-1*[.X261]/[.E261]" office:value-type="float" office:value="1.86666666666667">
            <text:p>1.8667</text:p>
          </table:table-cell>
          <table:table-cell table:style-name="ce69" table:formula="of:=[.X261] * ([.N261] + [.O261] + [.P261]) / (3 - [.Q261] - [.R261])" office:value-type="float" office:value="210">
            <text:p>210.00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Cybernetically-Augment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49" office:value-type="float" office:value="45">
            <text:p>45</text:p>
          </table:table-cell>
          <table:table-cell table:style-name="ce54" office:value-type="float" office:value="65">
            <text:p>65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4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650">
            <text:p>65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66" table:formula="of:=([.F262] + [.G262]) / ([.J262] / 5) * [.L262]" office:value-type="float" office:value="99">
            <text:p>99.0000</text:p>
          </table:table-cell>
          <table:table-cell table:style-name="ce69" table:formula="of:=[.X262]/[.D262]" office:value-type="float" office:value="0.99">
            <text:p>0.9900</text:p>
          </table:table-cell>
          <table:table-cell table:style-name="ce73" table:formula="of:=-1*[.X262]/[.E262]" office:value-type="float" office:value="1.98">
            <text:p>1.9800</text:p>
          </table:table-cell>
          <table:table-cell table:style-name="ce69" table:formula="of:=[.X262] * ([.N262] + [.O262] + [.P262]) / (3 - [.Q262] - [.R262])" office:value-type="float" office:value="173.25">
            <text:p>173.2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Bionic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49" office:value-type="float" office:value="55">
            <text:p>55</text:p>
          </table:table-cell>
          <table:table-cell table:style-name="ce54" office:value-type="float" office:value="75">
            <text:p>75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4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66" table:formula="of:=([.F263] + [.G263]) / ([.J263] / 5) * [.L263]" office:value-type="float" office:value="117">
            <text:p>117.0000</text:p>
          </table:table-cell>
          <table:table-cell table:style-name="ce69" table:formula="of:=[.X263]/[.D263]" office:value-type="float" office:value="0.975">
            <text:p>0.9750</text:p>
          </table:table-cell>
          <table:table-cell table:style-name="ce73" table:formula="of:=-1*[.X263]/[.E263]" office:value-type="float" office:value="1.95">
            <text:p>1.9500</text:p>
          </table:table-cell>
          <table:table-cell table:style-name="ce69" table:formula="of:=[.X263] * ([.N263] + [.O263] + [.P263]) / (3 - [.Q263] - [.R263])" office:value-type="float" office:value="204.75">
            <text:p>204.7500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Swarm Strikecraft</text:p>
          </table:table-cell>
          <table:table-cell table:style-name="ce32" office:value-type="string">
            <text:p>H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-80">
            <text:p>-80</text:p>
          </table:table-cell>
          <table:table-cell table:style-name="ce48" office:value-type="float" office:value="8">
            <text:p>8</text:p>
          </table:table-cell>
          <table:table-cell table:style-name="ce53" office:value-type="float" office:value="12">
            <text:p>12</text:p>
          </table:table-cell>
          <table:table-cell table:style-name="ce48" office:value-type="string">
            <text:p>n/a</text:p>
          </table:table-cell>
          <table:table-cell table:style-name="ce57" office:value-type="string">
            <text:p>n/a</text:p>
          </table:table-cell>
          <table:table-cell table:style-name="ce40" office:value-type="float" office:value="2">
            <text:p>2</text:p>
          </table:table-cell>
          <table:table-cell table:style-name="ce48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3" office:value-type="float" office:value="0.8">
            <text:p>0.8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float" office:value="0.66">
            <text:p>0.66</text:p>
          </table:table-cell>
          <table:table-cell table:style-name="ce48" office:value-type="float" office:value="400">
            <text:p>40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.8">
            <text:p>0.8</text:p>
          </table:table-cell>
          <table:table-cell table:style-name="ce53" office:value-type="string">
            <text:p>n/a</text:p>
          </table:table-cell>
          <table:table-cell table:style-name="ce64" table:formula="of:=([.F264] + [.G264]) / ([.J264] / 5) * [.L264]" office:value-type="float" office:value="50">
            <text:p>50.0000</text:p>
          </table:table-cell>
          <table:table-cell table:style-name="ce68" table:formula="of:=[.X264]/[.D264]" office:value-type="float" office:value="0.5">
            <text:p>0.5000</text:p>
          </table:table-cell>
          <table:table-cell table:style-name="ce71" table:formula="of:=-1*[.X264]/[.E264]" office:value-type="float" office:value="0.625">
            <text:p>0.6250</text:p>
          </table:table-cell>
          <table:table-cell table:style-name="ce68" table:formula="of:=[.X264] * ([.N264] + [.O264] + [.P264]) / (3 - [.Q264] - [.R264])" office:value-type="float" office:value="111.940298507463">
            <text:p>111.9403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warm Strikecraft (new)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80">
            <text:p>-80</text:p>
          </table:table-cell>
          <table:table-cell table:style-name="ce49" office:value-type="float" office:value="10">
            <text:p>10</text:p>
          </table:table-cell>
          <table:table-cell table:style-name="ce54" office:value-type="float" office:value="18">
            <text:p>18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66">
            <text:p>0.66</text:p>
          </table:table-cell>
          <table:table-cell table:style-name="ce49" office:value-type="float" office:value="650">
            <text:p>650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65] + [.G265]) / ([.J265] / 5) * [.L265]" office:value-type="float" office:value="70">
            <text:p>70.0000</text:p>
          </table:table-cell>
          <table:table-cell table:style-name="ce69" table:formula="of:=[.X265]/[.D265]" office:value-type="float" office:value="0.7">
            <text:p>0.7000</text:p>
          </table:table-cell>
          <table:table-cell table:style-name="ce73" table:formula="of:=-1*[.X265]/[.E265]" office:value-type="float" office:value="0.875">
            <text:p>0.8750</text:p>
          </table:table-cell>
          <table:table-cell table:style-name="ce69" table:formula="of:=[.X265] * ([.N265] + [.O265] + [.P265]) / (3 - [.Q265] - [.R265])" office:value-type="float" office:value="169.776119402985">
            <text:p>169.7761</text:p>
          </table:table-cell>
          <table:table-cell table:style-name="ce26" table:number-columns-repeated="2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Ravaging Swarmers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90">
            <text:p>-90</text:p>
          </table:table-cell>
          <table:table-cell table:style-name="ce49" office:value-type="float" office:value="15">
            <text:p>15</text:p>
          </table:table-cell>
          <table:table-cell table:style-name="ce54" office:value-type="float" office:value="25">
            <text:p>25</text:p>
          </table:table-cell>
          <table:table-cell table:style-name="ce56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4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75">
            <text:p>0.75</text:p>
          </table:table-cell>
          <table:table-cell table:style-name="ce49" office:value-type="float" office:value="700">
            <text:p>700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66" table:formula="of:=([.F266] + [.G266]) / ([.J266] / 5) * [.L266]" office:value-type="float" office:value="100">
            <text:p>100.0000</text:p>
          </table:table-cell>
          <table:table-cell table:style-name="ce69" table:formula="of:=[.X266]/[.D266]" office:value-type="float" office:value="0.833333333333333">
            <text:p>0.8333</text:p>
          </table:table-cell>
          <table:table-cell table:style-name="ce73" table:formula="of:=-1*[.X266]/[.E266]" office:value-type="float" office:value="1.11111111111111">
            <text:p>1.1111</text:p>
          </table:table-cell>
          <table:table-cell table:style-name="ce69" table:formula="of:=[.X266] * ([.N266] + [.O266] + [.P266]) / (3 - [.Q266] - [.R266])" office:value-type="float" office:value="260">
            <text:p>260.0000</text:p>
          </table:table-cell>
          <table:table-cell table:style-name="ce26" table:number-columns-repeated="2"/>
          <table:table-cell table:number-columns-repeated="995"/>
        </table:table-row>
        <table:table-row table:style-name="ro2" table:number-rows-repeated="862">
          <table:table-cell table:style-name="ce15"/>
          <table:table-cell table:style-name="ce26"/>
          <table:table-cell table:style-name="ce34" table:number-columns-repeated="21"/>
          <table:table-cell table:style-name="ce67"/>
          <table:table-cell table:style-name="ce70" table:number-columns-repeated="3"/>
          <table:table-cell table:style-name="ce26" table:number-columns-repeated="2"/>
          <table:table-cell table:number-columns-repeated="995"/>
        </table:table-row>
        <table:table-row table:style-name="ro4" table:number-rows-repeated="104744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6">11/06/2021</text:date>, <text:time>16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1-11-06T16:18:44.39</dc:date>
    <dc:creator>Pavel Solovyev</dc:creator>
    <meta:editing-duration>P11DT10H47M19S</meta:editing-duration>
    <meta:editing-cycles>109</meta:editing-cycles>
    <meta:document-statistic meta:table-count="1" meta:cell-count="6810" meta:object-count="0"/>
    <meta:user-defined meta:name=""/>
  </office:meta>
</office:document-meta>
</file>